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DejaVu Sans" svg:font-family="'DejaVu Sans'" style:font-family-generic="swiss"/>
    <style:font-face style:name="FreeSerif" svg:font-family="FreeSerif"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Times" svg:font-family="Times" style:font-family-generic="roman"/>
    <style:font-face style:name="Times New Roman" svg:font-family="'Times New Roman'" style:font-family-generic="system" style:font-pitch="variable"/>
  </office:font-face-decls>
  <office:automatic-styles>
    <style:style style:name="Features" style:family="table">
      <style:table-properties style:width="6.5319in" table:align="margins"/>
    </style:style>
    <style:style style:name="Features.A" style:family="table-column">
      <style:table-column-properties style:column-width="2.1771in" style:rel-column-width="21845*"/>
    </style:style>
    <style:style style:name="Features.A1" style:family="table-cell">
      <style:table-cell-properties style:writing-mode="page"/>
    </style:style>
    <style:style style:name="Features.9" style:family="table-row">
      <style:table-row-properties style:min-row-height="0.075in"/>
    </style:style>
    <style:style style:name="Table1" style:family="table">
      <style:table-properties style:width="6.5319in" table:align="margins" style:shadow="none" style:may-break-between-rows="true" table:border-model="collapsing"/>
    </style:style>
    <style:style style:name="Table1.A" style:family="table-column">
      <style:table-column-properties style:column-width="3.266in" style:rel-column-width="32767*"/>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8" style:family="table-row">
      <style:table-row-properties fo:keep-together="auto"/>
    </style:style>
    <style:style style:name="P1" style:family="paragraph" style:parent-style-name="Footer">
      <style:paragraph-properties fo:text-align="center" style:justify-single-word="false"/>
      <style:text-properties fo:color="#000000" loext:opacity="100%" officeooo:rsid="000b17f4" officeooo:paragraph-rsid="000b17f4" fo:background-color="transparent"/>
    </style:style>
    <style:style style:name="P2" style:family="paragraph" style:parent-style-name="Preformatted_20_Text">
      <style:paragraph-properties fo:line-height="115%"/>
      <style:text-properties style:font-name="Times" fo:font-size="12pt" officeooo:rsid="00067593" officeooo:paragraph-rsid="00067593" style:font-size-asian="12pt" style:font-size-complex="12pt"/>
    </style:style>
    <style:style style:name="P3" style:family="paragraph" style:parent-style-name="Preformatted_20_Text">
      <style:paragraph-properties fo:line-height="115%"/>
      <style:text-properties style:font-name="Times" fo:font-size="12pt" officeooo:rsid="00067593" officeooo:paragraph-rsid="0093f9cb" style:font-size-asian="12pt" style:font-size-complex="12pt"/>
    </style:style>
    <style:style style:name="P4" style:family="paragraph" style:parent-style-name="Preformatted_20_Text">
      <style:paragraph-properties fo:line-height="115%"/>
      <style:text-properties style:font-name="Times" fo:font-size="12pt" officeooo:rsid="000cca9c" officeooo:paragraph-rsid="000cca9c" style:font-size-asian="12pt" style:font-size-complex="12pt"/>
    </style:style>
    <style:style style:name="P5" style:family="paragraph" style:parent-style-name="Preformatted_20_Text">
      <style:paragraph-properties fo:line-height="115%"/>
      <style:text-properties style:font-name="Times" fo:font-size="12pt" officeooo:paragraph-rsid="000cca9c" style:font-size-asian="12pt" style:font-size-complex="12pt"/>
    </style:style>
    <style:style style:name="P6" style:family="paragraph" style:parent-style-name="Preformatted_20_Text">
      <style:paragraph-properties fo:line-height="115%"/>
      <style:text-properties style:font-name="Times" fo:font-size="12pt" officeooo:paragraph-rsid="00978d40" style:font-size-asian="12pt" style:font-size-complex="12pt"/>
    </style:style>
    <style:style style:name="P7" style:family="paragraph" style:parent-style-name="Preformatted_20_Text">
      <style:paragraph-properties fo:line-height="115%"/>
      <style:text-properties style:font-name="Times" fo:font-size="12pt" officeooo:paragraph-rsid="00996ca7" style:font-size-asian="12pt" style:font-size-complex="12pt"/>
    </style:style>
    <style:style style:name="P8" style:family="paragraph" style:parent-style-name="Preformatted_20_Text">
      <style:paragraph-properties fo:line-height="115%"/>
      <style:text-properties style:font-name="Times" fo:font-size="12pt" officeooo:rsid="00078f2e" officeooo:paragraph-rsid="00078f2e" style:font-size-asian="12pt" style:font-size-complex="12pt"/>
    </style:style>
    <style:style style:name="P9" style:family="paragraph" style:parent-style-name="Preformatted_20_Text">
      <style:paragraph-properties fo:line-height="115%"/>
      <style:text-properties style:font-name="Times" fo:font-size="12pt" officeooo:rsid="000b17f4" officeooo:paragraph-rsid="000cca9c" style:font-size-asian="12pt" style:font-size-complex="12pt"/>
    </style:style>
    <style:style style:name="P10" style:family="paragraph" style:parent-style-name="Text_20_body">
      <style:paragraph-properties fo:line-height="115%"/>
      <style:text-properties style:font-name="Times" fo:font-size="12pt" officeooo:rsid="000b17f4" officeooo:paragraph-rsid="000cca9c" style:font-size-asian="12pt" style:font-size-complex="12pt"/>
    </style:style>
    <style:style style:name="P11" style:family="paragraph" style:parent-style-name="Preformatted_20_Text">
      <style:paragraph-properties fo:line-height="115%"/>
      <style:text-properties style:font-name="Times" fo:font-size="12pt" officeooo:rsid="0018f318" officeooo:paragraph-rsid="0018f318" style:font-size-asian="12pt" style:font-size-complex="12pt"/>
    </style:style>
    <style:style style:name="P12" style:family="paragraph" style:parent-style-name="Preformatted_20_Text">
      <style:paragraph-properties fo:line-height="115%"/>
      <style:text-properties style:font-name="Times" fo:font-size="12pt" fo:language="cs" fo:country="CZ" officeooo:rsid="00067593" officeooo:paragraph-rsid="00067593" style:font-size-asian="12pt" style:font-size-complex="12pt"/>
    </style:style>
    <style:style style:name="P13" style:family="paragraph" style:parent-style-name="Heading_20_1">
      <style:paragraph-properties fo:break-before="page"/>
      <style:text-properties style:font-name="Times"/>
    </style:style>
    <style:style style:name="P14" style:family="paragraph" style:parent-style-name="Text_20_body">
      <style:paragraph-properties fo:line-height="115%"/>
      <style:text-properties style:font-name="Times" officeooo:paragraph-rsid="000cca9c"/>
    </style:style>
    <style:style style:name="P15" style:family="paragraph" style:parent-style-name="Preformatted_20_Text">
      <style:paragraph-properties fo:line-height="115%"/>
      <style:text-properties style:font-name="Times" officeooo:paragraph-rsid="002cc2e7"/>
    </style:style>
    <style:style style:name="P16" style:family="paragraph" style:parent-style-name="Text_20_body">
      <style:text-properties style:font-name="Times"/>
    </style:style>
    <style:style style:name="P17" style:family="paragraph" style:parent-style-name="Text_20_body">
      <style:text-properties style:font-name="Times" officeooo:rsid="000eadeb" officeooo:paragraph-rsid="000eadeb"/>
    </style:style>
    <style:style style:name="P18" style:family="paragraph" style:parent-style-name="Text_20_body">
      <style:text-properties style:font-name="Times" officeooo:rsid="000cca9c" officeooo:paragraph-rsid="000cca9c"/>
    </style:style>
    <style:style style:name="P19" style:family="paragraph" style:parent-style-name="Text_20_body">
      <style:text-properties style:font-name="Times" officeooo:rsid="000cca9c" officeooo:paragraph-rsid="007a5fca"/>
    </style:style>
    <style:style style:name="P20" style:family="paragraph" style:parent-style-name="Text_20_body">
      <style:text-properties style:font-name="Times" officeooo:paragraph-rsid="000cca9c"/>
    </style:style>
    <style:style style:name="P21" style:family="paragraph" style:parent-style-name="Text_20_body">
      <style:text-properties style:font-name="Times" officeooo:paragraph-rsid="0055e5f7"/>
    </style:style>
    <style:style style:name="P22" style:family="paragraph" style:parent-style-name="Text_20_body">
      <style:text-properties style:font-name="Times" officeooo:paragraph-rsid="007794a5"/>
    </style:style>
    <style:style style:name="P23" style:family="paragraph" style:parent-style-name="Text_20_body">
      <style:text-properties style:font-name="Times" officeooo:paragraph-rsid="00d92588"/>
    </style:style>
    <style:style style:name="P24" style:family="paragraph" style:parent-style-name="Text_20_body">
      <style:text-properties style:font-name="Times" officeooo:paragraph-rsid="00daba1c"/>
    </style:style>
    <style:style style:name="P25" style:family="paragraph" style:parent-style-name="Text_20_body">
      <style:text-properties style:font-name="Times" officeooo:paragraph-rsid="00dd4862"/>
    </style:style>
    <style:style style:name="P26" style:family="paragraph" style:parent-style-name="Text_20_body">
      <style:text-properties style:font-name="Times" officeooo:paragraph-rsid="00de99b7"/>
    </style:style>
    <style:style style:name="P27" style:family="paragraph" style:parent-style-name="Text_20_body">
      <style:text-properties style:font-name="Times" officeooo:paragraph-rsid="00e07a0d"/>
    </style:style>
    <style:style style:name="P28" style:family="paragraph" style:parent-style-name="Text_20_body">
      <style:text-properties style:font-name="Times" officeooo:paragraph-rsid="00e3aced"/>
    </style:style>
    <style:style style:name="P29" style:family="paragraph" style:parent-style-name="Text_20_body">
      <style:text-properties style:font-name="Times" officeooo:paragraph-rsid="00e6a1c7"/>
    </style:style>
    <style:style style:name="P30" style:family="paragraph" style:parent-style-name="Text_20_body">
      <style:text-properties style:font-name="Times" officeooo:paragraph-rsid="00e7a53b"/>
    </style:style>
    <style:style style:name="P31" style:family="paragraph" style:parent-style-name="Text_20_body">
      <style:text-properties style:font-name="Times" officeooo:paragraph-rsid="00eaea59"/>
    </style:style>
    <style:style style:name="P32" style:family="paragraph" style:parent-style-name="Text_20_body">
      <style:text-properties style:font-name="Times" fo:background-color="transparent"/>
    </style:style>
    <style:style style:name="P33" style:family="paragraph" style:parent-style-name="Text_20_body">
      <loext:graphic-properties draw:fill="none" draw:fill-color="#ffffff"/>
      <style:paragraph-properties fo:margin-left="0in" fo:margin-right="0in" style:line-height-at-least="0.2398in" fo:text-align="start" style:justify-single-word="false" fo:text-indent="0in" style:auto-text-indent="false" fo:background-color="transparent" fo:padding="0in" fo:border="none"/>
      <style:text-properties fo:font-variant="normal" fo:text-transform="none" style:font-name="Times" fo:font-style="normal" style:text-underline-style="none" fo:font-weight="normal"/>
    </style:style>
    <style:style style:name="P34" style:family="paragraph" style:parent-style-name="Text_20_body">
      <style:paragraph-properties fo:line-height="115%" fo:break-before="page"/>
      <style:text-properties fo:font-variant="normal" fo:text-transform="none" style:font-name="Times" fo:font-size="15pt" fo:language="cs" fo:country="CZ" fo:font-style="normal" fo:font-weight="bold" officeooo:rsid="00067593" officeooo:paragraph-rsid="00067593" style:font-size-asian="15pt" style:font-size-complex="15pt"/>
    </style:style>
    <style:style style:name="P35" style:family="paragraph" style:parent-style-name="Text_20_body">
      <loext:graphic-properties draw:fill="none" draw:fill-color="#ffffff"/>
      <style:paragraph-properties fo:margin-left="0in" fo:margin-right="0in" style:line-height-at-least="0.2398in" fo:text-align="start" style:justify-single-word="false" fo:text-indent="0in" style:auto-text-indent="false" fo:background-color="transparent" fo:padding="0in" fo:border="none"/>
      <style:text-properties fo:font-variant="normal" fo:text-transform="none" style:font-name="Times" style:text-underline-style="none"/>
    </style:style>
    <style:style style:name="P36" style:family="paragraph" style:parent-style-name="Text_20_body">
      <loext:graphic-properties draw:fill="none" draw:fill-color="#ffffff"/>
      <style:paragraph-properties fo:margin-left="0in" fo:margin-right="0in" style:line-height-at-least="0.2602in" fo:text-align="start" style:justify-single-word="false" fo:text-indent="0in" style:auto-text-indent="false" fo:background-color="transparent" fo:padding="0in" fo:border="none"/>
      <style:text-properties fo:font-variant="normal" fo:text-transform="none" style:font-name="Times" fo:font-size="13pt" fo:language="cs" fo:country="CZ" fo:font-style="normal" style:text-underline-style="none" fo:font-weight="bold"/>
    </style:style>
    <style:style style:name="P37" style:family="paragraph" style:parent-style-name="Text_20_body">
      <style:paragraph-properties fo:line-height="115%" fo:break-before="page"/>
      <style:text-properties fo:font-variant="normal" fo:text-transform="none" style:font-name="Times" fo:font-size="13pt" fo:language="cs" fo:country="CZ" fo:font-style="normal" fo:font-weight="bold" officeooo:rsid="000cca9c" officeooo:paragraph-rsid="000cca9c" style:font-size-asian="12pt" style:font-size-complex="12pt"/>
    </style:style>
    <style:style style:name="P38" style:family="paragraph" style:parent-style-name="Text_20_body">
      <loext:graphic-properties draw:fill="none" draw:fill-color="#ffffff"/>
      <style:paragraph-properties fo:margin-left="0in" fo:margin-right="0in" style:line-height-at-least="0.2398in" fo:text-align="justify" style:justify-single-word="false" fo:text-indent="0in" style:auto-text-indent="false" fo:background-color="transparent" fo:padding="0in" fo:border="none"/>
      <style:text-properties fo:font-variant="normal" fo:text-transform="none" style:font-name="Times" fo:font-size="11pt" fo:language="cs" fo:country="CZ" fo:font-style="normal" style:text-underline-style="none" fo:font-weight="normal" style:font-size-asian="11pt" style:font-size-complex="11pt"/>
    </style:style>
    <style:style style:name="P39" style:family="paragraph" style:parent-style-name="Text_20_body">
      <loext:graphic-properties draw:fill="none" draw:fill-color="#ffffff"/>
      <style:paragraph-properties fo:margin-left="0in" fo:margin-right="0in" style:line-height-at-least="0.2398in" fo:text-align="start" style:justify-single-word="false" fo:text-indent="0in" style:auto-text-indent="false" fo:background-color="transparent" fo:padding="0in" fo:border="none"/>
      <style:text-properties fo:font-variant="normal" fo:text-transform="none" style:font-name="Times" fo:font-size="12pt" fo:language="cs" fo:country="CZ" fo:font-style="normal" style:text-underline-style="none" fo:font-weight="normal"/>
    </style:style>
    <style:style style:name="P40" style:family="paragraph" style:parent-style-name="Text_20_body">
      <loext:graphic-properties draw:fill="none" draw:fill-color="#ffffff"/>
      <style:paragraph-properties fo:margin-left="0in" fo:margin-right="0in" style:line-height-at-least="0.2398in" fo:text-align="justify" style:justify-single-word="false" fo:text-indent="0in" style:auto-text-indent="false" fo:background-color="transparent" fo:padding="0in" fo:border="none"/>
      <style:text-properties fo:font-variant="normal" fo:text-transform="none" style:font-name="Times" fo:font-size="12pt" fo:language="cs" fo:country="CZ" fo:font-style="normal" style:text-underline-style="none" fo:font-weight="normal" officeooo:rsid="00c55df3" officeooo:paragraph-rsid="00c55df3" style:font-size-asian="12pt" style:font-size-complex="12pt"/>
    </style:style>
    <style:style style:name="P41" style:family="paragraph" style:parent-style-name="Text_20_body">
      <loext:graphic-properties draw:fill="none" draw:fill-color="#ffffff"/>
      <style:paragraph-properties fo:margin-left="0in" fo:margin-right="0in" style:line-height-at-least="0.2398in" fo:text-align="justify" style:justify-single-word="false" fo:text-indent="0in" style:auto-text-indent="false" fo:background-color="transparent" fo:padding="0in" fo:border="none"/>
      <style:text-properties fo:font-variant="normal" fo:text-transform="none" fo:color="#000000" loext:opacity="100%" style:font-name="Times" fo:font-size="12pt" fo:letter-spacing="normal" fo:language="cs" fo:country="CZ" fo:font-style="normal" style:text-underline-style="none" fo:font-weight="normal" officeooo:rsid="00c55df3" officeooo:paragraph-rsid="00c55df3" style:font-size-asian="12pt" style:font-size-complex="12pt"/>
    </style:style>
    <style:style style:name="P42" style:family="paragraph" style:parent-style-name="Text_20_body">
      <loext:graphic-properties draw:fill="none" draw:fill-color="#ffffff"/>
      <style:paragraph-properties fo:margin-left="0in" fo:margin-right="0in" style:line-height-at-least="0.2398in" fo:text-align="justify" style:justify-single-word="false" fo:text-indent="0in" style:auto-text-indent="false" fo:background-color="transparent" fo:padding="0in" fo:border="none"/>
      <style:text-properties fo:font-variant="normal" fo:text-transform="none" fo:color="#dbdee1" loext:opacity="100%" style:font-name="Times" fo:font-size="11pt" fo:letter-spacing="normal" fo:language="cs" fo:country="CZ" fo:font-style="normal" style:text-underline-style="none" fo:font-weight="normal" officeooo:rsid="00c55df3" officeooo:paragraph-rsid="00c55df3" style:font-size-asian="11pt" style:font-size-complex="11pt"/>
    </style:style>
    <style:style style:name="P43" style:family="paragraph" style:parent-style-name="Standard">
      <style:paragraph-properties fo:line-height="115%"/>
      <style:text-properties fo:color="#d4d4d4" loext:opacity="100%" style:font-name="Courier New" fo:font-size="10.5pt" fo:font-weight="bold" officeooo:rsid="000b17f4" officeooo:paragraph-rsid="000cca9c" fo:background-color="transparent" style:font-weight-asian="bold" style:font-weight-complex="bold"/>
    </style:style>
    <style:style style:name="P44" style:family="paragraph" style:parent-style-name="Standard">
      <style:paragraph-properties style:line-height-at-least="0.198in"/>
      <style:text-properties fo:color="#d4d4d4" loext:opacity="100%" style:font-name="Courier New" fo:font-size="10.5pt" fo:font-weight="bold" officeooo:paragraph-rsid="000cca9c" fo:background-color="transparent" style:font-weight-asian="bold" style:font-weight-complex="bold"/>
    </style:style>
    <style:style style:name="P45" style:family="paragraph" style:parent-style-name="Standard">
      <style:paragraph-properties style:line-height-at-least="0.198in"/>
      <style:text-properties fo:color="#d4d4d4" loext:opacity="100%" style:font-name="Courier New" fo:font-size="10.5pt" fo:font-weight="bold" officeooo:paragraph-rsid="001a0f91" fo:background-color="transparent" style:font-weight-asian="bold" style:font-weight-complex="bold"/>
    </style:style>
    <style:style style:name="P46" style:family="paragraph" style:parent-style-name="Standard">
      <style:paragraph-properties fo:margin-top="0in" fo:margin-bottom="0.1965in" style:contextual-spacing="false" style:line-height-at-least="0.198in"/>
      <style:text-properties fo:color="#d4d4d4" loext:opacity="100%" style:font-name="Courier New" fo:font-size="10.5pt" fo:font-weight="bold" officeooo:paragraph-rsid="001f42e2" fo:background-color="transparent" style:font-weight-asian="bold" style:font-weight-complex="bold"/>
    </style:style>
    <style:style style:name="P47" style:family="paragraph" style:parent-style-name="Standard">
      <style:paragraph-properties style:line-height-at-least="0.198in"/>
      <style:text-properties fo:color="#d4d4d4" loext:opacity="100%" style:font-name="Courier New" fo:font-size="10.5pt" fo:font-weight="bold" officeooo:paragraph-rsid="001f42e2" fo:background-color="transparent" style:font-weight-asian="bold" style:font-weight-complex="bold"/>
    </style:style>
    <style:style style:name="P48" style:family="paragraph" style:parent-style-name="Standard">
      <style:paragraph-properties style:line-height-at-least="0.198in"/>
      <style:text-properties fo:color="#d4d4d4" loext:opacity="100%" style:font-name="Courier New" fo:font-size="10.5pt" fo:font-weight="bold" officeooo:paragraph-rsid="001a7b6c" fo:background-color="transparent" style:font-weight-asian="bold" style:font-weight-complex="bold"/>
    </style:style>
    <style:style style:name="P49" style:family="paragraph" style:parent-style-name="Standard">
      <style:paragraph-properties style:line-height-at-least="0.198in"/>
      <style:text-properties fo:color="#d4d4d4" loext:opacity="100%" style:font-name="Courier New" fo:font-size="10.5pt" fo:font-weight="bold" officeooo:paragraph-rsid="0015db3b" fo:background-color="transparent" style:font-weight-asian="bold" style:font-weight-complex="bold"/>
    </style:style>
    <style:style style:name="P50" style:family="paragraph" style:parent-style-name="Standard">
      <style:paragraph-properties style:line-height-at-least="0.198in"/>
      <style:text-properties fo:color="#d4d4d4" loext:opacity="100%" style:font-name="Courier New" fo:font-size="10.5pt" fo:font-weight="bold" officeooo:paragraph-rsid="0017b4e3" fo:background-color="transparent" style:font-weight-asian="bold" style:font-weight-complex="bold"/>
    </style:style>
    <style:style style:name="P51" style:family="paragraph" style:parent-style-name="Standard">
      <style:paragraph-properties style:line-height-at-least="0.198in"/>
      <style:text-properties fo:color="#d4d4d4" loext:opacity="100%" style:font-name="Courier New" fo:font-size="10.5pt" fo:font-weight="bold" officeooo:paragraph-rsid="0020534f" fo:background-color="transparent" style:font-weight-asian="bold" style:font-weight-complex="bold"/>
    </style:style>
    <style:style style:name="P52" style:family="paragraph" style:parent-style-name="Standard">
      <style:paragraph-properties fo:line-height="115%"/>
      <style:text-properties fo:color="#d4d4d4" loext:opacity="100%" style:font-name="Courier New" fo:font-size="10.5pt" fo:font-weight="bold" officeooo:rsid="000cca9c" officeooo:paragraph-rsid="000cca9c" fo:background-color="transparent" style:font-size-asian="12pt" style:font-weight-asian="bold" style:font-size-complex="12pt" style:font-weight-complex="bold"/>
    </style:style>
    <style:style style:name="P53" style:family="paragraph" style:parent-style-name="Standard">
      <style:paragraph-properties style:line-height-at-least="0.198in"/>
      <style:text-properties fo:color="#6a9955" loext:opacity="100%" style:font-name="Courier New" fo:font-size="10.5pt" fo:font-weight="bold" officeooo:paragraph-rsid="000cca9c" fo:background-color="transparent" style:font-weight-asian="bold" style:font-weight-complex="bold"/>
    </style:style>
    <style:style style:name="P54" style:family="paragraph" style:parent-style-name="Standard">
      <style:paragraph-properties style:line-height-at-least="0.198in"/>
      <style:text-properties fo:color="#6a9955" loext:opacity="100%" style:font-name="Courier New" fo:font-size="10.5pt" fo:font-weight="bold" officeooo:paragraph-rsid="001f42e2" fo:background-color="transparent" style:font-weight-asian="bold" style:font-weight-complex="bold"/>
    </style:style>
    <style:style style:name="P55" style:family="paragraph" style:parent-style-name="Standard">
      <style:paragraph-properties style:line-height-at-least="0.198in"/>
      <style:text-properties fo:color="#6a9955" loext:opacity="100%" style:font-name="Courier New" fo:font-size="10.5pt" fo:font-weight="bold" officeooo:paragraph-rsid="0010deaf" fo:background-color="transparent" style:font-weight-asian="bold" style:font-weight-complex="bold"/>
    </style:style>
    <style:style style:name="P56" style:family="paragraph" style:parent-style-name="Standard">
      <style:paragraph-properties style:line-height-at-least="0.198in"/>
      <style:text-properties fo:color="#6a9955" loext:opacity="100%" style:font-name="Courier New" fo:font-size="10.5pt" fo:font-weight="bold" officeooo:rsid="000cca9c" officeooo:paragraph-rsid="000cca9c" fo:background-color="transparent" style:font-weight-asian="bold" style:font-weight-complex="bold"/>
    </style:style>
    <style:style style:name="P57" style:family="paragraph" style:parent-style-name="Standard">
      <style:paragraph-properties style:line-height-at-least="0.198in"/>
      <style:text-properties fo:color="#6a9955" loext:opacity="100%" style:font-name="Courier New" fo:font-size="10.5pt" fo:font-weight="bold" officeooo:rsid="000cca9c" officeooo:paragraph-rsid="001f42e2" fo:background-color="transparent" style:font-weight-asian="bold" style:font-weight-complex="bold"/>
    </style:style>
    <style:style style:name="P58" style:family="paragraph" style:parent-style-name="Standard">
      <style:paragraph-properties style:line-height-at-least="0.198in"/>
      <style:text-properties fo:color="#6a9955" loext:opacity="100%" style:font-name="Courier New" fo:font-size="10.5pt" fo:font-weight="bold" officeooo:rsid="001f42e2" officeooo:paragraph-rsid="001f42e2" fo:background-color="transparent" style:font-weight-asian="bold" style:font-weight-complex="bold"/>
    </style:style>
    <style:style style:name="P59" style:family="paragraph" style:parent-style-name="Standard">
      <style:paragraph-properties style:line-height-at-least="0.198in"/>
      <style:text-properties fo:color="#6a9955" loext:opacity="100%" style:font-name="Courier New" fo:font-size="10.5pt" fo:font-weight="bold" officeooo:rsid="0010deaf" officeooo:paragraph-rsid="000cca9c" fo:background-color="transparent" style:font-weight-asian="bold" style:font-weight-complex="bold"/>
    </style:style>
    <style:style style:name="P60" style:family="paragraph" style:parent-style-name="Standard">
      <style:paragraph-properties style:line-height-at-least="0.198in"/>
      <style:text-properties fo:color="#6a9955" loext:opacity="100%" style:font-name="Courier New" fo:font-size="10.5pt" fo:font-weight="bold" officeooo:rsid="0010deaf" officeooo:paragraph-rsid="0010deaf" fo:background-color="transparent" style:font-weight-asian="bold" style:font-weight-complex="bold"/>
    </style:style>
    <style:style style:name="P61" style:family="paragraph" style:parent-style-name="Standard">
      <style:paragraph-properties style:line-height-at-least="0.198in"/>
      <style:text-properties style:font-name="Courier New" fo:font-weight="bold" officeooo:paragraph-rsid="000cca9c" fo:background-color="transparent" style:font-weight-asian="bold" style:font-weight-complex="bold"/>
    </style:style>
    <style:style style:name="P62" style:family="paragraph" style:parent-style-name="Standard">
      <style:paragraph-properties fo:margin-top="0in" fo:margin-bottom="0.1965in" style:contextual-spacing="false" style:line-height-at-least="0.198in"/>
      <style:text-properties style:font-name="Courier New" fo:font-weight="bold" officeooo:paragraph-rsid="000cca9c" fo:background-color="transparent" style:font-weight-asian="bold" style:font-weight-complex="bold"/>
    </style:style>
    <style:style style:name="P63" style:family="paragraph" style:parent-style-name="Standard">
      <style:paragraph-properties style:line-height-at-least="0.198in"/>
      <style:text-properties style:font-name="Courier New" fo:font-weight="bold" officeooo:paragraph-rsid="0020534f" fo:background-color="transparent" style:font-weight-asian="bold" style:font-weight-complex="bold"/>
    </style:style>
    <style:style style:name="P64" style:family="paragraph" style:parent-style-name="Standard">
      <style:paragraph-properties style:line-height-at-least="0.198in"/>
      <style:text-properties fo:color="#c586c0" loext:opacity="100%" style:font-name="Courier New" fo:font-size="10.5pt" fo:font-weight="bold" officeooo:paragraph-rsid="000cca9c" fo:background-color="transparent" style:font-weight-asian="bold" style:font-weight-complex="bold"/>
    </style:style>
    <style:style style:name="P65" style:family="paragraph" style:parent-style-name="Heading_20_1">
      <style:paragraph-properties fo:text-align="center" style:justify-single-word="false" fo:break-before="page"/>
    </style:style>
    <style:style style:name="P66" style:family="paragraph" style:parent-style-name="Contents_20_1">
      <style:paragraph-properties>
        <style:tab-stops>
          <style:tab-stop style:position="6.5319in" style:type="right" style:leader-style="dotted" style:leader-text="."/>
        </style:tab-stops>
      </style:paragraph-properties>
    </style:style>
    <style:style style:name="P67" style:family="paragraph" style:parent-style-name="Contents_20_2">
      <style:paragraph-properties>
        <style:tab-stops>
          <style:tab-stop style:position="6.3354in" style:type="right" style:leader-style="dotted" style:leader-text="."/>
        </style:tab-stops>
      </style:paragraph-properties>
    </style:style>
    <style:style style:name="P68" style:family="paragraph" style:parent-style-name="Contents_20_3">
      <style:paragraph-properties>
        <style:tab-stops>
          <style:tab-stop style:position="6.1382in" style:type="right" style:leader-style="dotted" style:leader-text="."/>
        </style:tab-stops>
      </style:paragraph-properties>
    </style:style>
    <style:style style:name="P69" style:family="paragraph" style:parent-style-name="Contents_20_4">
      <style:paragraph-properties>
        <style:tab-stops>
          <style:tab-stop style:position="5.9417in" style:type="right" style:leader-style="dotted" style:leader-text="."/>
        </style:tab-stops>
      </style:paragraph-properties>
    </style:style>
    <style:style style:name="P70" style:family="paragraph" style:parent-style-name="Contents_20_Heading">
      <style:paragraph-properties fo:break-before="page"/>
      <style:text-properties officeooo:rsid="00fdaf78" officeooo:paragraph-rsid="00fdaf78"/>
    </style:style>
    <style:style style:name="P71" style:family="paragraph" style:parent-style-name="Heading_20_1">
      <style:paragraph-properties fo:break-before="page"/>
    </style:style>
    <style:style style:name="P72" style:family="paragraph" style:parent-style-name="Standard">
      <style:paragraph-properties fo:text-align="center" style:justify-single-word="false"/>
      <style:text-properties officeooo:paragraph-rsid="00d7c72e" style:font-size-complex="12pt"/>
    </style:style>
    <style:style style:name="P73" style:family="paragraph" style:parent-style-name="Standard">
      <style:text-properties officeooo:paragraph-rsid="00d7c72e" style:font-size-complex="12pt"/>
    </style:style>
    <style:style style:name="P74" style:family="paragraph" style:parent-style-name="Standard">
      <style:text-properties fo:font-size="14pt" officeooo:paragraph-rsid="00eec933" style:font-size-asian="14pt" style:font-name-complex="Times New Roman" style:font-size-complex="14pt"/>
    </style:style>
    <style:style style:name="P75" style:family="paragraph" style:parent-style-name="Standard">
      <style:text-properties officeooo:paragraph-rsid="00eec933" style:font-name-complex="Times New Roman" style:font-size-complex="12pt"/>
    </style:style>
    <style:style style:name="P76" style:family="paragraph" style:parent-style-name="Standard">
      <style:paragraph-properties fo:margin-left="0in" fo:margin-right="0in" fo:text-indent="0in" style:auto-text-indent="false"/>
      <style:text-properties officeooo:paragraph-rsid="00f9620a"/>
    </style:style>
    <style:style style:name="P77" style:family="paragraph" style:parent-style-name="Standard">
      <style:text-properties officeooo:paragraph-rsid="00f9620a"/>
    </style:style>
    <style:style style:name="P78" style:family="paragraph" style:parent-style-name="Standard">
      <style:text-properties officeooo:rsid="00d8a7c0" officeooo:paragraph-rsid="00d8a7c0"/>
    </style:style>
    <style:style style:name="P79" style:family="paragraph" style:parent-style-name="Standard">
      <style:text-properties officeooo:paragraph-rsid="00eec933"/>
    </style:style>
    <style:style style:name="P80" style:family="paragraph" style:parent-style-name="Preformatted_20_Text">
      <style:paragraph-properties fo:line-height="115%"/>
      <style:text-properties style:font-name="Times" fo:font-size="12pt" officeooo:rsid="00067593" officeooo:paragraph-rsid="00d577ea" style:font-size-asian="12pt" style:font-size-complex="12pt"/>
    </style:style>
    <style:style style:name="P81" style:family="paragraph" style:parent-style-name="Preformatted_20_Text">
      <style:paragraph-properties fo:line-height="115%"/>
      <style:text-properties style:font-name="Times" fo:font-size="12pt" officeooo:rsid="00067593" officeooo:paragraph-rsid="00d5561a" style:font-size-asian="12pt" style:font-size-complex="12pt"/>
    </style:style>
    <style:style style:name="P82" style:family="paragraph" style:parent-style-name="Preformatted_20_Text">
      <style:paragraph-properties fo:line-height="115%"/>
      <style:text-properties style:font-name="Times" fo:font-size="12pt" officeooo:rsid="00067593" officeooo:paragraph-rsid="00d45074" style:font-size-asian="12pt" style:font-size-complex="12pt"/>
    </style:style>
    <style:style style:name="P83" style:family="paragraph" style:parent-style-name="Preformatted_20_Text">
      <style:paragraph-properties fo:line-height="115%"/>
      <style:text-properties style:font-name="Times" fo:font-size="12pt" officeooo:rsid="00067593" officeooo:paragraph-rsid="00c95b27" style:font-size-asian="12pt" style:font-size-complex="12pt"/>
    </style:style>
    <style:style style:name="P84" style:family="paragraph" style:parent-style-name="Heading_20_1">
      <style:paragraph-properties fo:break-before="page"/>
      <style:text-properties style:font-name="Times" officeooo:paragraph-rsid="0103f320"/>
    </style:style>
    <style:style style:name="P85" style:family="paragraph" style:parent-style-name="Heading_20_2">
      <style:text-properties style:font-name="Times"/>
    </style:style>
    <style:style style:name="P86" style:family="paragraph" style:parent-style-name="Heading_20_3">
      <style:text-properties style:font-name="Times"/>
    </style:style>
    <style:style style:name="P87" style:family="paragraph" style:parent-style-name="Heading_20_3">
      <style:paragraph-properties fo:break-before="page"/>
      <style:text-properties style:font-name="Times"/>
    </style:style>
    <style:style style:name="P88" style:family="paragraph" style:parent-style-name="Heading_20_4">
      <style:text-properties style:font-name="Times"/>
    </style:style>
    <style:style style:name="P89" style:family="paragraph" style:parent-style-name="Heading_20_4">
      <style:text-properties style:font-name="Times" officeooo:paragraph-rsid="00978d40"/>
    </style:style>
    <style:style style:name="P90" style:family="paragraph" style:parent-style-name="Heading_20_4">
      <style:text-properties style:font-name="Times" officeooo:paragraph-rsid="00996ca7"/>
    </style:style>
    <style:style style:name="P91" style:family="paragraph" style:parent-style-name="Standard" style:master-page-name="First_20_Page">
      <style:paragraph-properties fo:text-align="center" style:justify-single-word="false" style:page-number="1"/>
      <style:text-properties officeooo:paragraph-rsid="00d7c72e"/>
    </style:style>
    <style:style style:name="P92" style:family="paragraph" style:parent-style-name="Standard">
      <style:paragraph-properties fo:text-align="center" style:justify-single-word="false"/>
      <style:text-properties officeooo:paragraph-rsid="00d7c72e"/>
    </style:style>
    <style:style style:name="P93" style:family="paragraph" style:parent-style-name="Standard">
      <style:paragraph-properties fo:line-height="140%" fo:text-align="center" style:justify-single-word="false"/>
      <style:text-properties officeooo:paragraph-rsid="00d7c72e"/>
    </style:style>
    <style:style style:name="P94" style:family="paragraph" style:parent-style-name="Standard">
      <style:text-properties officeooo:rsid="00d8a7c0" officeooo:paragraph-rsid="00d8a7c0"/>
    </style:style>
    <style:style style:name="P95" style:family="paragraph" style:parent-style-name="Standard">
      <style:text-properties officeooo:paragraph-rsid="00d7c72e"/>
    </style:style>
    <style:style style:name="P96" style:family="paragraph" style:parent-style-name="Standard">
      <style:paragraph-properties fo:break-before="page"/>
      <style:text-properties officeooo:paragraph-rsid="00eec933"/>
    </style:style>
    <style:style style:name="P97" style:family="paragraph" style:parent-style-name="Standard">
      <style:text-properties officeooo:paragraph-rsid="00eec933"/>
    </style:style>
    <style:style style:name="P98" style:family="paragraph" style:parent-style-name="Standard">
      <style:text-properties officeooo:rsid="00f291d6" officeooo:paragraph-rsid="00f291d6"/>
    </style:style>
    <style:style style:name="P99" style:family="paragraph" style:parent-style-name="Standard">
      <style:text-properties officeooo:rsid="00f76509" officeooo:paragraph-rsid="00f76509"/>
    </style:style>
    <style:style style:name="P100" style:family="paragraph" style:parent-style-name="Standard">
      <style:paragraph-properties fo:line-height="115%"/>
      <style:text-properties style:font-name="Times" fo:font-size="12pt" officeooo:rsid="00067593" officeooo:paragraph-rsid="00d741c4" style:font-size-asian="12pt" style:font-size-complex="12pt"/>
    </style:style>
    <style:style style:name="P101" style:family="paragraph" style:parent-style-name="Standard">
      <style:paragraph-properties fo:line-height="115%"/>
      <style:text-properties style:font-name="Times" fo:font-size="12pt" officeooo:rsid="00067593" officeooo:paragraph-rsid="00d1c233" style:font-size-asian="12pt" style:font-size-complex="12pt"/>
    </style:style>
    <style:style style:name="P102" style:family="paragraph" style:parent-style-name="Standard">
      <style:paragraph-properties fo:line-height="115%"/>
      <style:text-properties style:font-name="Times" fo:font-size="12pt" officeooo:rsid="00067593" officeooo:paragraph-rsid="00ce81df" style:font-size-asian="12pt" style:font-size-complex="12pt"/>
    </style:style>
    <style:style style:name="P103" style:family="paragraph" style:parent-style-name="Standard">
      <style:paragraph-properties fo:line-height="115%"/>
      <style:text-properties style:font-name="Times" fo:font-size="12pt" officeooo:rsid="00067593" officeooo:paragraph-rsid="00cd8574" style:font-size-asian="12pt" style:font-size-complex="12pt"/>
    </style:style>
    <style:style style:name="P104" style:family="paragraph" style:parent-style-name="Standard">
      <style:paragraph-properties fo:line-height="115%"/>
      <style:text-properties style:font-name="Times" fo:font-size="12pt" officeooo:rsid="00067593" officeooo:paragraph-rsid="00cd1054" style:font-size-asian="12pt" style:font-size-complex="12pt"/>
    </style:style>
    <style:style style:name="P105" style:family="paragraph" style:parent-style-name="Standard">
      <style:paragraph-properties fo:line-height="115%"/>
      <style:text-properties style:font-name="Times" fo:font-size="12pt" officeooo:rsid="00067593" officeooo:paragraph-rsid="00cd101a" style:font-size-asian="12pt" style:font-size-complex="12pt"/>
    </style:style>
    <style:style style:name="P106" style:family="paragraph" style:parent-style-name="Standard">
      <style:paragraph-properties fo:line-height="115%"/>
      <style:text-properties style:font-name="Times" fo:font-size="12pt" officeooo:rsid="00067593" officeooo:paragraph-rsid="00cb77d1" style:font-size-asian="12pt" style:font-size-complex="12pt"/>
    </style:style>
    <style:style style:name="P107" style:family="paragraph" style:parent-style-name="Standard">
      <style:paragraph-properties fo:line-height="115%"/>
      <style:text-properties style:font-name="Times" fo:font-size="12pt" officeooo:rsid="00067593" officeooo:paragraph-rsid="00cab13b" style:font-size-asian="12pt" style:font-size-complex="12pt"/>
    </style:style>
    <style:style style:name="P108" style:family="paragraph" style:parent-style-name="Standard">
      <style:paragraph-properties fo:line-height="115%"/>
      <style:text-properties style:font-name="Times" fo:font-size="12pt" officeooo:rsid="00067593" officeooo:paragraph-rsid="00ca1b18" style:font-size-asian="12pt" style:font-size-complex="12pt"/>
    </style:style>
    <style:style style:name="P109" style:family="paragraph" style:parent-style-name="Standard">
      <style:paragraph-properties fo:line-height="115%"/>
      <style:text-properties style:font-name="Times" fo:font-size="12pt" officeooo:rsid="00067593" officeooo:paragraph-rsid="00c990af" style:font-size-asian="12pt" style:font-size-complex="12pt"/>
    </style:style>
    <style:style style:name="P110" style:family="paragraph" style:parent-style-name="Standard">
      <style:paragraph-properties fo:line-height="115%"/>
      <style:text-properties style:font-name="Times" fo:font-size="12pt" officeooo:rsid="00067593" officeooo:paragraph-rsid="00c95b27" style:font-size-asian="12pt" style:font-size-complex="12pt"/>
    </style:style>
    <style:style style:name="P111" style:family="paragraph" style:parent-style-name="Standard">
      <style:paragraph-properties fo:line-height="115%"/>
      <style:text-properties officeooo:paragraph-rsid="0026b5bd"/>
    </style:style>
    <style:style style:name="P112" style:family="paragraph" style:parent-style-name="Standard">
      <style:paragraph-properties style:line-height-at-least="0.198in"/>
      <style:text-properties fo:color="#d4d4d4" loext:opacity="100%" style:font-name="Courier New" fo:font-size="10.5pt" fo:font-weight="bold" officeooo:paragraph-rsid="00f9620a" fo:background-color="transparent" style:font-weight-asian="bold" style:font-weight-complex="bold"/>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Free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FreeSerif" fo:font-size="12pt" fo:font-style="normal" fo:text-shadow="none" style:text-underline-style="none" fo:font-weight="normal" officeooo:rsid="0107b9de" officeooo:paragraph-rsid="0107b9de" style:font-name-asian="Liberation Mono"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15" style:family="paragraph" style:parent-style-name="Table_20_Contents">
      <style:text-properties officeooo:rsid="010783e9" officeooo:paragraph-rsid="010783e9"/>
    </style:style>
    <style:style style:name="P116" style:family="paragraph" style:parent-style-name="Text_20_body">
      <style:paragraph-properties fo:line-height="115%"/>
      <style:text-properties style:font-name="Times" fo:font-size="12pt" officeooo:rsid="00067593" officeooo:paragraph-rsid="00d34c59" style:font-size-asian="12pt" style:font-size-complex="12pt"/>
    </style:style>
    <style:style style:name="P117" style:family="paragraph" style:parent-style-name="Text_20_body">
      <style:paragraph-properties fo:line-height="115%"/>
      <style:text-properties style:font-name="Times" fo:font-size="12pt" officeooo:rsid="00067593" officeooo:paragraph-rsid="00d3193b" style:font-size-asian="12pt" style:font-size-complex="12pt"/>
    </style:style>
    <style:style style:name="P118" style:family="paragraph" style:parent-style-name="Text_20_body">
      <style:paragraph-properties fo:line-height="115%"/>
      <style:text-properties style:font-name="Times" fo:font-size="12pt" officeooo:rsid="00067593" officeooo:paragraph-rsid="00d0d726" style:font-size-asian="12pt" style:font-size-complex="12pt"/>
    </style:style>
    <style:style style:name="P119" style:family="paragraph" style:parent-style-name="Text_20_body">
      <style:paragraph-properties fo:line-height="115%"/>
      <style:text-properties style:font-name="Times" fo:font-size="12pt" officeooo:rsid="00067593" officeooo:paragraph-rsid="00cfc83d" style:font-size-asian="12pt" style:font-size-complex="12pt"/>
    </style:style>
    <style:style style:name="P120" style:family="paragraph" style:parent-style-name="Text_20_body">
      <style:paragraph-properties fo:line-height="115%"/>
      <style:text-properties style:font-name="Times" fo:font-size="12pt" officeooo:rsid="00067593" officeooo:paragraph-rsid="00cef22d" style:font-size-asian="12pt" style:font-size-complex="12pt"/>
    </style:style>
    <style:style style:name="P121" style:family="paragraph" style:parent-style-name="Text_20_body">
      <style:paragraph-properties fo:line-height="115%"/>
      <style:text-properties style:font-name="Times" fo:font-size="12pt" officeooo:rsid="00067593" officeooo:paragraph-rsid="00ced236" style:font-size-asian="12pt" style:font-size-complex="12pt"/>
    </style:style>
    <style:style style:name="P122" style:family="paragraph" style:parent-style-name="Text_20_body">
      <style:paragraph-properties fo:line-height="115%"/>
      <style:text-properties style:font-name="Times" fo:font-size="12pt" officeooo:rsid="00067593" officeooo:paragraph-rsid="00c95b27" style:font-size-asian="12pt" style:font-size-complex="12pt"/>
    </style:style>
    <style:style style:name="P123" style:family="paragraph" style:parent-style-name="Text_20_body">
      <style:text-properties style:font-name="Times"/>
    </style:style>
    <style:style style:name="P124" style:family="paragraph" style:parent-style-name="Text_20_body">
      <style:text-properties style:font-name="Times" officeooo:paragraph-rsid="0103f320"/>
    </style:style>
    <style:style style:name="P125" style:family="paragraph" style:parent-style-name="Text_20_body">
      <style:paragraph-properties fo:line-height="115%"/>
      <style:text-properties officeooo:paragraph-rsid="00067593"/>
    </style:style>
    <style:style style:name="T1" style:family="text">
      <style:text-properties officeooo:rsid="000b17f4"/>
    </style:style>
    <style:style style:name="T2" style:family="text">
      <style:text-properties fo:color="#569cd6" loext:opacity="100%"/>
    </style:style>
    <style:style style:name="T3" style:family="text">
      <style:text-properties fo:color="#569cd6" loext:opacity="100%" officeooo:rsid="000cca9c"/>
    </style:style>
    <style:style style:name="T4" style:family="text">
      <style:text-properties fo:color="#569cd6" loext:opacity="100%" officeooo:rsid="0017b4e3"/>
    </style:style>
    <style:style style:name="T5" style:family="text">
      <style:text-properties fo:color="#569cd6" loext:opacity="100%" fo:font-size="12pt" style:font-size-asian="12pt" style:font-size-complex="12pt"/>
    </style:style>
    <style:style style:name="T6" style:family="text">
      <style:text-properties fo:color="#569cd6" loext:opacity="100%" fo:font-size="10.5pt"/>
    </style:style>
    <style:style style:name="T7" style:family="text">
      <style:text-properties fo:color="#d4d4d4" loext:opacity="100%" fo:font-size="10.5pt"/>
    </style:style>
    <style:style style:name="T8" style:family="text">
      <style:text-properties fo:color="#4ec9b0" loext:opacity="100%"/>
    </style:style>
    <style:style style:name="T9" style:family="text">
      <style:text-properties fo:color="#4ec9b0" loext:opacity="100%" fo:font-size="12pt" style:font-size-asian="12pt" style:font-size-complex="12pt"/>
    </style:style>
    <style:style style:name="T10" style:family="text">
      <style:text-properties fo:color="#4ec9b0" loext:opacity="100%" fo:font-size="10.5pt"/>
    </style:style>
    <style:style style:name="T11" style:family="text">
      <style:text-properties fo:color="#dcdcaa" loext:opacity="100%"/>
    </style:style>
    <style:style style:name="T12" style:family="text">
      <style:text-properties fo:color="#dcdcaa" loext:opacity="100%" fo:font-size="10.5pt"/>
    </style:style>
    <style:style style:name="T13" style:family="text">
      <style:text-properties fo:color="#9cdcfe" loext:opacity="100%"/>
    </style:style>
    <style:style style:name="T14" style:family="text">
      <style:text-properties fo:color="#9cdcfe" loext:opacity="100%" fo:font-size="10.5pt"/>
    </style:style>
    <style:style style:name="T15" style:family="text">
      <style:text-properties fo:color="#c586c0" loext:opacity="100%"/>
    </style:style>
    <style:style style:name="T16" style:family="text">
      <style:text-properties fo:color="#c586c0" loext:opacity="100%" fo:font-size="10.5pt"/>
    </style:style>
    <style:style style:name="T17" style:family="text">
      <style:text-properties fo:color="#b5cea8" loext:opacity="100%"/>
    </style:style>
    <style:style style:name="T18" style:family="text">
      <style:text-properties fo:color="#ce9178" loext:opacity="100%"/>
    </style:style>
    <style:style style:name="T19" style:family="text">
      <style:text-properties officeooo:rsid="000cca9c"/>
    </style:style>
    <style:style style:name="T20" style:family="text">
      <style:text-properties fo:font-style="normal" fo:font-weight="normal"/>
    </style:style>
    <style:style style:name="T21" style:family="text">
      <style:text-properties fo:font-style="normal" officeooo:rsid="00c95b27" style:font-style-asian="normal" style:font-style-complex="normal"/>
    </style:style>
    <style:style style:name="T22" style:family="text">
      <style:text-properties fo:font-style="normal" officeooo:rsid="00c990af" style:font-style-asian="normal" style:font-style-complex="normal"/>
    </style:style>
    <style:style style:name="T23" style:family="text">
      <style:text-properties fo:font-style="normal" officeooo:rsid="00ca1b18" style:font-style-asian="normal" style:font-style-complex="normal"/>
    </style:style>
    <style:style style:name="T24" style:family="text">
      <style:text-properties fo:font-style="normal" officeooo:rsid="00cab13b" style:font-style-asian="normal" style:font-style-complex="normal"/>
    </style:style>
    <style:style style:name="T25" style:family="text">
      <style:text-properties fo:font-style="normal" officeooo:rsid="00cb77d1" style:font-style-asian="normal" style:font-style-complex="normal"/>
    </style:style>
    <style:style style:name="T26" style:family="text">
      <style:text-properties fo:font-style="normal" officeooo:rsid="00cd101a" style:font-style-asian="normal" style:font-style-complex="normal"/>
    </style:style>
    <style:style style:name="T27" style:family="text">
      <style:text-properties fo:font-style="normal" officeooo:rsid="00cd1054" style:font-style-asian="normal" style:font-style-complex="normal"/>
    </style:style>
    <style:style style:name="T28" style:family="text">
      <style:text-properties fo:font-style="normal" officeooo:rsid="00cd8574" style:font-style-asian="normal" style:font-style-complex="normal"/>
    </style:style>
    <style:style style:name="T29" style:family="text">
      <style:text-properties fo:font-style="normal" officeooo:rsid="00ce81df" style:font-style-asian="normal" style:font-style-complex="normal"/>
    </style:style>
    <style:style style:name="T30" style:family="text">
      <style:text-properties fo:font-style="normal" officeooo:rsid="00ced236" style:font-style-asian="normal" style:font-style-complex="normal"/>
    </style:style>
    <style:style style:name="T31" style:family="text">
      <style:text-properties fo:font-style="normal" officeooo:rsid="00cef22d" style:font-style-asian="normal" style:font-style-complex="normal"/>
    </style:style>
    <style:style style:name="T32" style:family="text">
      <style:text-properties fo:font-style="normal" officeooo:rsid="00cfc83d" style:font-style-asian="normal" style:font-style-complex="normal"/>
    </style:style>
    <style:style style:name="T33" style:family="text">
      <style:text-properties fo:font-style="normal" officeooo:rsid="00d0d726" style:font-style-asian="normal" style:font-style-complex="normal"/>
    </style:style>
    <style:style style:name="T34" style:family="text">
      <style:text-properties fo:font-style="normal" officeooo:rsid="00d1c233" style:font-style-asian="normal" style:font-style-complex="normal"/>
    </style:style>
    <style:style style:name="T35" style:family="text">
      <style:text-properties fo:font-style="normal" officeooo:rsid="00d3193b" style:font-style-asian="normal" style:font-style-complex="normal"/>
    </style:style>
    <style:style style:name="T36" style:family="text">
      <style:text-properties fo:font-style="normal" officeooo:rsid="00d34c59" style:font-style-asian="normal" style:font-style-complex="normal"/>
    </style:style>
    <style:style style:name="T37" style:family="text">
      <style:text-properties fo:font-style="normal" officeooo:rsid="00d45074" style:font-style-asian="normal" style:font-style-complex="normal"/>
    </style:style>
    <style:style style:name="T38" style:family="text">
      <style:text-properties fo:font-style="normal" officeooo:rsid="00d5561a" style:font-style-asian="normal" style:font-style-complex="normal"/>
    </style:style>
    <style:style style:name="T39" style:family="text">
      <style:text-properties fo:font-style="normal" officeooo:rsid="00d577ea" style:font-style-asian="normal" style:font-style-complex="normal"/>
    </style:style>
    <style:style style:name="T40" style:family="text">
      <style:text-properties fo:font-style="normal" officeooo:rsid="00d741c4" style:font-style-asian="normal" style:font-style-complex="normal"/>
    </style:style>
    <style:style style:name="T41" style:family="text">
      <style:text-properties fo:font-style="normal" officeooo:rsid="00d92588" style:font-style-asian="normal" style:font-style-complex="normal"/>
    </style:style>
    <style:style style:name="T42" style:family="text">
      <style:text-properties fo:font-style="normal" officeooo:rsid="00daba1c" style:font-style-asian="normal" style:font-style-complex="normal"/>
    </style:style>
    <style:style style:name="T43" style:family="text">
      <style:text-properties fo:font-style="normal" officeooo:rsid="00daee22" style:font-style-asian="normal" style:font-style-complex="normal"/>
    </style:style>
    <style:style style:name="T44" style:family="text">
      <style:text-properties fo:font-style="normal" officeooo:rsid="00de99b7" style:font-style-asian="normal" style:font-style-complex="normal"/>
    </style:style>
    <style:style style:name="T45" style:family="text">
      <style:text-properties fo:font-style="normal" officeooo:rsid="00e07a0d" style:font-style-asian="normal" style:font-style-complex="normal"/>
    </style:style>
    <style:style style:name="T46" style:family="text">
      <style:text-properties fo:font-style="normal" officeooo:rsid="00e257f3" style:font-style-asian="normal" style:font-style-complex="normal"/>
    </style:style>
    <style:style style:name="T47" style:family="text">
      <style:text-properties fo:font-style="normal" officeooo:rsid="00e3aced" style:font-style-asian="normal" style:font-style-complex="normal"/>
    </style:style>
    <style:style style:name="T48" style:family="text">
      <style:text-properties fo:font-style="normal" officeooo:rsid="00e5195b" style:font-style-asian="normal" style:font-style-complex="normal"/>
    </style:style>
    <style:style style:name="T49" style:family="text">
      <style:text-properties fo:font-style="normal" officeooo:rsid="00e6a1c7" style:font-style-asian="normal" style:font-style-complex="normal"/>
    </style:style>
    <style:style style:name="T50" style:family="text">
      <style:text-properties fo:font-style="normal" officeooo:rsid="00e7a53b" style:font-style-asian="normal" style:font-style-complex="normal"/>
    </style:style>
    <style:style style:name="T51" style:family="text">
      <style:text-properties fo:font-style="normal" officeooo:rsid="00e929d2" style:font-style-asian="normal" style:font-style-complex="normal"/>
    </style:style>
    <style:style style:name="T52" style:family="text">
      <style:text-properties officeooo:rsid="000eadeb"/>
    </style:style>
    <style:style style:name="T53" style:family="text">
      <style:text-properties officeooo:rsid="000f48a6"/>
    </style:style>
    <style:style style:name="T54" style:family="text">
      <style:text-properties officeooo:rsid="0010deaf"/>
    </style:style>
    <style:style style:name="T55" style:family="text">
      <style:text-properties officeooo:rsid="0012b1eb"/>
    </style:style>
    <style:style style:name="T56" style:family="text">
      <style:text-properties officeooo:rsid="0018f318"/>
    </style:style>
    <style:style style:name="T57" style:family="text">
      <style:text-properties officeooo:rsid="001f42e2"/>
    </style:style>
    <style:style style:name="T58" style:family="text">
      <style:text-properties fo:language="cs" fo:country="CZ"/>
    </style:style>
    <style:style style:name="T59" style:family="text">
      <style:text-properties fo:language="cs" fo:country="CZ" officeooo:rsid="0042c6ff"/>
    </style:style>
    <style:style style:name="T60" style:family="text">
      <style:text-properties fo:language="cs" fo:country="CZ" officeooo:rsid="0084f012"/>
    </style:style>
    <style:style style:name="T61" style:family="text">
      <style:text-properties fo:language="cs" fo:country="CZ" officeooo:rsid="0093f9cb"/>
    </style:style>
    <style:style style:name="T62" style:family="text">
      <style:text-properties fo:language="cs" fo:country="CZ" style:font-name-complex="Times New Roman" style:font-size-complex="12pt"/>
    </style:style>
    <style:style style:name="T63" style:family="text">
      <style:text-properties fo:font-size="12pt" officeooo:rsid="000b17f4" style:font-name-asian="DejaVu Sans" style:font-size-asian="12pt" style:font-name-complex="DejaVu Sans" style:font-size-complex="12pt"/>
    </style:style>
    <style:style style:name="T64" style:family="text">
      <style:text-properties fo:font-size="12pt" style:font-size-asian="12pt" style:font-size-complex="12pt"/>
    </style:style>
    <style:style style:name="T65" style:family="text">
      <style:text-properties fo:font-size="12pt" officeooo:rsid="000b17f4" style:font-size-asian="12pt" style:font-size-complex="12pt"/>
    </style:style>
    <style:style style:name="T66" style:family="text">
      <style:text-properties fo:font-size="12pt" officeooo:rsid="000cca9c" style:font-size-asian="12pt" style:font-size-complex="12pt"/>
    </style:style>
    <style:style style:name="T67" style:family="text">
      <style:text-properties fo:font-size="12pt" officeooo:rsid="002cc2e7" style:font-size-asian="12pt" style:font-size-complex="12pt"/>
    </style:style>
    <style:style style:name="T68" style:family="text">
      <style:text-properties fo:font-size="12pt" officeooo:rsid="004e2967" style:font-size-asian="12pt" style:font-size-complex="12pt"/>
    </style:style>
    <style:style style:name="T69" style:family="text">
      <style:text-properties fo:font-size="12pt" officeooo:rsid="005f2cdf" style:font-size-asian="12pt" style:font-size-complex="12pt"/>
    </style:style>
    <style:style style:name="T70" style:family="text">
      <style:text-properties fo:font-size="12pt" officeooo:rsid="00602d72" style:font-size-asian="12pt" style:font-size-complex="12pt"/>
    </style:style>
    <style:style style:name="T71" style:family="text">
      <style:text-properties fo:font-size="12pt" officeooo:rsid="0061ae2c" style:font-size-asian="12pt" style:font-size-complex="12pt"/>
    </style:style>
    <style:style style:name="T72" style:family="text">
      <style:text-properties fo:font-size="12pt" officeooo:rsid="00630c67" style:font-size-asian="12pt" style:font-size-complex="12pt"/>
    </style:style>
    <style:style style:name="T73" style:family="text">
      <style:text-properties fo:font-size="12pt" officeooo:rsid="0063faf9" style:font-size-asian="12pt" style:font-size-complex="12pt"/>
    </style:style>
    <style:style style:name="T74" style:family="text">
      <style:text-properties fo:font-size="12pt" officeooo:rsid="0014c8b9" style:font-size-asian="12pt" style:font-size-complex="12pt"/>
    </style:style>
    <style:style style:name="T75" style:family="text">
      <style:text-properties fo:font-size="12pt" fo:language="cs" fo:country="CZ"/>
    </style:style>
    <style:style style:name="T76" style:family="text">
      <style:text-properties fo:font-size="12pt" fo:language="cs" fo:country="CZ" fo:font-style="italic"/>
    </style:style>
    <style:style style:name="T77" style:family="text">
      <style:text-properties fo:font-size="12pt" fo:language="cs" fo:country="CZ" fo:font-style="italic" fo:font-weight="normal"/>
    </style:style>
    <style:style style:name="T78" style:family="text">
      <style:text-properties fo:font-size="12pt" fo:language="cs" fo:country="CZ" fo:font-style="normal" fo:font-weight="normal"/>
    </style:style>
    <style:style style:name="T79" style:family="text">
      <style:text-properties fo:font-size="12pt" officeooo:rsid="000cca9c" style:font-name-asian="Liberation Mono" style:font-size-asian="12pt" style:font-name-complex="Liberation Mono" style:font-size-complex="12pt"/>
    </style:style>
    <style:style style:name="T80" style:family="text">
      <style:text-properties style:font-name="Times" fo:font-size="12pt" officeooo:rsid="004aab0e" style:font-size-asian="12pt" style:font-size-complex="12pt"/>
    </style:style>
    <style:style style:name="T81" style:family="text">
      <style:text-properties style:font-name="Times" officeooo:rsid="000cca9c"/>
    </style:style>
    <style:style style:name="T82" style:family="text">
      <style:text-properties fo:color="#6a9955" loext:opacity="100%" officeooo:rsid="000cca9c"/>
    </style:style>
    <style:style style:name="T83" style:family="text">
      <style:text-properties fo:color="#6a9955" loext:opacity="100%" officeooo:rsid="001f42e2"/>
    </style:style>
    <style:style style:name="T84" style:family="text">
      <style:text-properties fo:font-style="italic"/>
    </style:style>
    <style:style style:name="T85" style:family="text">
      <style:text-properties fo:font-style="italic" style:font-style-asian="italic" style:font-style-complex="italic"/>
    </style:style>
    <style:style style:name="T86" style:family="text">
      <style:text-properties fo:font-style="italic" officeooo:rsid="00a88f94"/>
    </style:style>
    <style:style style:name="T87" style:family="text">
      <style:text-properties officeooo:rsid="0025500b"/>
    </style:style>
    <style:style style:name="T88" style:family="text">
      <style:text-properties officeooo:rsid="002dff9a"/>
    </style:style>
    <style:style style:name="T89" style:family="text">
      <style:text-properties officeooo:rsid="00303567"/>
    </style:style>
    <style:style style:name="T90" style:family="text">
      <style:text-properties officeooo:rsid="0033283e"/>
    </style:style>
    <style:style style:name="T91" style:family="text">
      <style:text-properties officeooo:rsid="00343c2d"/>
    </style:style>
    <style:style style:name="T92" style:family="text">
      <style:text-properties officeooo:rsid="0036e4e4"/>
    </style:style>
    <style:style style:name="T93" style:family="text">
      <style:text-properties officeooo:rsid="00380af8"/>
    </style:style>
    <style:style style:name="T94" style:family="text">
      <style:text-properties officeooo:rsid="0039c5dd"/>
    </style:style>
    <style:style style:name="T95" style:family="text">
      <style:text-properties officeooo:rsid="003df226"/>
    </style:style>
    <style:style style:name="T96" style:family="text">
      <style:text-properties officeooo:rsid="003e64f5"/>
    </style:style>
    <style:style style:name="T97" style:family="text">
      <style:text-properties officeooo:rsid="003ff7f4"/>
    </style:style>
    <style:style style:name="T98" style:family="text">
      <style:text-properties officeooo:rsid="00452c5c"/>
    </style:style>
    <style:style style:name="T99" style:family="text">
      <style:text-properties officeooo:rsid="00468898"/>
    </style:style>
    <style:style style:name="T100" style:family="text">
      <style:text-properties officeooo:rsid="00485f50"/>
    </style:style>
    <style:style style:name="T101" style:family="text">
      <style:text-properties officeooo:rsid="004d98f7"/>
    </style:style>
    <style:style style:name="T102" style:family="text">
      <style:text-properties officeooo:rsid="005de062"/>
    </style:style>
    <style:style style:name="T103" style:family="text">
      <style:text-properties officeooo:rsid="00630c67"/>
    </style:style>
    <style:style style:name="T104" style:family="text">
      <style:text-properties officeooo:rsid="0063faf9"/>
    </style:style>
    <style:style style:name="T105" style:family="text">
      <style:text-properties officeooo:rsid="006562c9"/>
    </style:style>
    <style:style style:name="T106" style:family="text">
      <style:text-properties officeooo:rsid="00671c15"/>
    </style:style>
    <style:style style:name="T107" style:family="text">
      <style:text-properties officeooo:rsid="00697e2b"/>
    </style:style>
    <style:style style:name="T108" style:family="text">
      <style:text-properties officeooo:rsid="006a4568"/>
    </style:style>
    <style:style style:name="T109" style:family="text">
      <style:text-properties officeooo:rsid="006b1a94"/>
    </style:style>
    <style:style style:name="T110" style:family="text">
      <style:text-properties officeooo:rsid="006c6c6d"/>
    </style:style>
    <style:style style:name="T111" style:family="text">
      <style:text-properties officeooo:rsid="006fa3ad"/>
    </style:style>
    <style:style style:name="T112" style:family="text">
      <style:text-properties officeooo:rsid="0071da29"/>
    </style:style>
    <style:style style:name="T113" style:family="text">
      <style:text-properties officeooo:rsid="0077280d"/>
    </style:style>
    <style:style style:name="T114" style:family="text">
      <style:text-properties officeooo:rsid="007a5fca"/>
    </style:style>
    <style:style style:name="T115" style:family="text">
      <style:text-properties officeooo:rsid="007da4fd"/>
    </style:style>
    <style:style style:name="T116" style:family="text">
      <style:text-properties officeooo:rsid="008070f6"/>
    </style:style>
    <style:style style:name="T117" style:family="text">
      <style:text-properties officeooo:rsid="00826978"/>
    </style:style>
    <style:style style:name="T118" style:family="text">
      <style:text-properties officeooo:rsid="0085d5b0"/>
    </style:style>
    <style:style style:name="T119" style:family="text">
      <style:text-properties officeooo:rsid="0088ddac"/>
    </style:style>
    <style:style style:name="T120" style:family="text">
      <style:text-properties officeooo:rsid="008a5be4"/>
    </style:style>
    <style:style style:name="T121" style:family="text">
      <style:text-properties officeooo:rsid="008c72c4"/>
    </style:style>
    <style:style style:name="T122" style:family="text">
      <style:text-properties officeooo:rsid="008f770f"/>
    </style:style>
    <style:style style:name="T123" style:family="text">
      <style:text-properties officeooo:rsid="008fd965"/>
    </style:style>
    <style:style style:name="T124" style:family="text">
      <style:text-properties officeooo:rsid="0090c71f"/>
    </style:style>
    <style:style style:name="T125" style:family="text">
      <style:text-properties officeooo:rsid="009111e8"/>
    </style:style>
    <style:style style:name="T126" style:family="text">
      <style:text-properties officeooo:rsid="00915a98"/>
    </style:style>
    <style:style style:name="T127" style:family="text">
      <style:text-properties officeooo:rsid="00921dca"/>
    </style:style>
    <style:style style:name="T128" style:family="text">
      <style:text-properties officeooo:rsid="0093f9cb"/>
    </style:style>
    <style:style style:name="T129" style:family="text">
      <style:text-properties officeooo:rsid="00c55df3"/>
    </style:style>
    <style:style style:name="T130" style:family="text">
      <style:text-properties officeooo:rsid="00c769f6"/>
    </style:style>
    <style:style style:name="T131" style:family="text">
      <style:text-properties officeooo:rsid="00c90714"/>
    </style:style>
    <style:style style:name="T132" style:family="text">
      <style:text-properties style:font-name-complex="Times New Roman" style:font-size-complex="12pt"/>
    </style:style>
    <style:style style:name="T133" style:family="text">
      <style:text-properties officeooo:rsid="00eec933" style:font-name-complex="Times New Roman" style:font-size-complex="12pt"/>
    </style:style>
    <style:style style:name="T134" style:family="text">
      <style:text-properties officeooo:rsid="00f09161" style:font-name-complex="Times New Roman" style:font-size-complex="12pt"/>
    </style:style>
    <style:style style:name="T135" style:family="text">
      <style:text-properties officeooo:rsid="00f1bae9" style:font-name-complex="Times New Roman" style:font-size-complex="12pt"/>
    </style:style>
    <style:style style:name="T136" style:family="text">
      <style:text-properties officeooo:rsid="00f36439" style:font-name-complex="Times New Roman" style:font-size-complex="12pt"/>
    </style:style>
    <style:style style:name="T137" style:family="text">
      <style:text-properties officeooo:rsid="00f4ca67" style:font-name-complex="Times New Roman" style:font-size-complex="12pt"/>
    </style:style>
    <style:style style:name="T138" style:family="text">
      <style:text-properties officeooo:rsid="00f63841" style:font-name-complex="Times New Roman" style:font-size-complex="12pt"/>
    </style:style>
    <style:style style:name="T139" style:family="text">
      <style:text-properties officeooo:rsid="00f9620a" style:font-name-complex="Times New Roman" style:font-size-complex="12pt"/>
    </style:style>
    <style:style style:name="T140" style:family="text">
      <style:text-properties fo:font-size="14pt" style:font-size-asian="14pt" style:font-name-complex="Times New Roman" style:font-size-complex="14pt"/>
    </style:style>
    <style:style style:name="T141" style:family="text">
      <style:text-properties fo:font-size="14pt" style:font-size-asian="14pt" style:font-name-complex="Times New Roman" style:font-size-complex="12pt"/>
    </style:style>
    <style:style style:name="T142" style:family="text">
      <style:text-properties fo:font-size="18pt" style:font-size-asian="18pt" style:font-name-complex="Times New Roman" style:font-size-complex="18pt"/>
    </style:style>
    <style:style style:name="T143" style:family="text">
      <style:text-properties fo:font-size="18pt" fo:font-style="italic" style:font-size-asian="18pt" style:font-style-asian="italic" style:font-name-complex="Times New Roman" style:font-size-complex="18pt" style:font-style-complex="italic"/>
    </style:style>
    <style:style style:name="T144" style:family="text">
      <style:text-properties officeooo:rsid="00fe4655"/>
    </style:style>
    <style:style style:name="T145" style:family="text">
      <style:text-properties officeooo:rsid="00ff54f5"/>
    </style:style>
    <style:style style:name="T146" style:family="text">
      <style:text-properties officeooo:rsid="00ffd2aa"/>
    </style:style>
    <style:style style:name="T147" style:family="text">
      <style:text-properties officeooo:rsid="0100e2be"/>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text:span text:style-name="T140">DELTA – Střední škola informatiky a ekonomie, Základní škola a Mateřská škola, s.r.o.</text:span><text:span text:style-name="T140"/></text:p>
      <text:p text:style-name="P92"><text:span text:style-name="T140">Ke Kamenci 151, PARDUBICE</text:span><text:span text:style-name="T140"/></text:p>
      <text:p text:style-name="P72"/>
      <text:p text:style-name="P72"/>
      <text:p text:style-name="P72"/>
      <text:p text:style-name="P72"/>
      <text:p text:style-name="P72"/>
      <text:p text:style-name="P72"/>
      <text:p text:style-name="P72"/>
      <text:p text:style-name="P92"><text:span text:style-name="T142">MATURITNÍ PROJEKT </text:span><text:span text:style-name="T142"/></text:p>
      <text:p text:style-name="P93"><text:span text:style-name="T143">ANIMACE PRINCIPŮ </text:span><text:span text:style-name="T143"/></text:p>
      <text:p text:style-name="P93"><text:span text:style-name="T143">HISTORICKÝCH KRYPTOGRAFICKÝCH ALGORITMŮ</text:span><text:span text:style-name="T143"/></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3"/>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text:span text:style-name="T132">Ondřej Skutil</text:span><text:span text:style-name="T132"/></text:p>
      <text:p text:style-name="P95"><text:span text:style-name="T132">4.B</text:span><text:span text:style-name="T132"/></text:p>
      <text:p text:style-name="P95"><text:span text:style-name="T132">Informační technologie 18-20-M/01</text:span><text:span text:style-name="T132"/></text:p>
      <text:p text:style-name="P95"><text:span text:style-name="T62">2022/23</text:span><text:span text:style-name="T132"/></text:p>
      <text:h text:style-name="P65" text:outline-level="1"><text:bookmark-start text:name="__RefHeading___Toc5916_320591812"/><text:span text:style-name="T129">Ú</text:span>vod<text:bookmark-end text:name="__RefHeading___Toc5916_320591812"/></text:h>
      <text:h text:style-name="Heading_20_2" text:outline-level="2"><text:bookmark-start text:name="__RefHeading___Toc5918_320591812"/>Motivace<text:bookmark-end text:name="__RefHeading___Toc5918_320591812"/></text:h>
      <text:p text:style-name="P40">V nynější době i minulosti jsou informace to nejcennější. Z čehož vyplývá, že je budeme chtít střežit. </text:p>
      <text:p text:style-name="P40">Zajímalo mě, jak bezpečně přenášet informace, tak aby třetí strana měla problém s odhalením jejich obsahu. V minulosti nebyla globalizace výrazná. To vedlo k šifrám, které jsou v různých způsobech originální. Proto mě připadají zajímavější. Přece jen šifra, kterou nikdo nezná je nejbezpečnější.</text:p>
      <text:h text:style-name="Heading_20_2" text:outline-level="2"><text:bookmark-start text:name="__RefHeading___Toc5920_320591812"/>Cíl<text:bookmark-end text:name="__RefHeading___Toc5920_320591812"/></text:h>
      <text:p text:style-name="P41">Cílem maturitní práce je podrobně popsat a realizovat vybrané problémy v oblasti <text:span text:style-name="T130">kryptografie</text:span> zaměřených na <text:span text:style-name="T130">historické šifry a animace k nim</text:span>. Tento maturitní projekt bude využit jako doprovodný studijní materiál předmětu algoritmy, jehož cílem je seznámit studenty se základními principy <text:span text:style-name="T131">šifrování.</text:span> <text:s/>Pro naplnění cílů této práce byly principy <text:span text:style-name="T131">šifer podrobně popsány</text:span>. Praktická realizace celého projektu byla navržena v <text:span text:style-name="T144">jazyk</text:span>. Výstupem práce je <text:span text:style-name="T144">webová </text:span>aplikace, kter<text:span text:style-name="T144">á</text:span> umožňuje uživateli (studentovi) výběr konkrétní <text:span text:style-name="T145">šifry</text:span> a jeho implementaci.</text:p>
      <text:p text:style-name="P42"/>
      <text:p text:style-name="P96"><text:span text:style-name="T140">RESUMÉ</text:span><text:span text:style-name="T140"/></text:p>
      <text:p text:style-name="P79"><text:span text:style-name="T132">Tato maturitní práce popisuje </text:span><text:span text:style-name="T134">principy kryptografických šifer</text:span><text:span text:style-name="T132">. V teoretické části se budu zabývat </text:span><text:span text:style-name="T135">výběru správného softwaru k provedení praktické části a podrobněji popíšu vybrané šifry</text:span><text:span text:style-name="T132">.</text:span><text:span text:style-name="T132"/></text:p>
      <text:p text:style-name="P79"><text:span text:style-name="T132">V praktické části ukážu, </text:span><text:span text:style-name="T133">principy kryptografickych sifer pomocí animací.</text:span><text:span text:style-name="T132"/></text:p>
      <text:p text:style-name="P74"/>
      <text:p text:style-name="P79"><text:span text:style-name="T140">KLÍČOVÁ SLOVA</text:span><text:span text:style-name="T140"/></text:p>
      <text:p text:style-name="P98"><text:span text:style-name="T132">GUI, </text:span><text:span text:style-name="T136">cross-platform, </text:span><text:span text:style-name="T137">framework, </text:span><text:span text:style-name="T138">API</text:span><text:span text:style-name="T132"/></text:p>
      <text:p text:style-name="P75"/>
      <text:p text:style-name="P99"><text:span text:style-name="T141">ANNOTATION</text:span><text:span text:style-name="T140"/></text:p>
      <text:p text:style-name="P79"><text:span text:style-name="T141">This senior thesis describes the principles of cryptographic ciphers. In the theoretical part, I will discuss the selection of the right software to perform the practical part and describe the selected ciphers in detail.</text:span><text:span text:style-name="T140"/></text:p>
      <text:p text:style-name="P79"><text:span text:style-name="T141">In the practical part I will show the principles of cryptographic ciphers using animations.</text:span><text:span text:style-name="T140"/></text:p>
      <text:p text:style-name="P79"/>
      <text:p text:style-name="P79"><text:span text:style-name="T141">KEYWORDS</text:span><text:span text:style-name="T140"/></text:p>
      <text:p text:style-name="P79"><text:span text:style-name="T141">GUI, cross-platform, framework, API</text:span><text:span text:style-name="T140"/></text:p>
      <text:p text:style-name="P75"/>
      <text:p text:style-name="P37">Prohlášení<text:line-break/>Prohlašuji, že jsme svou práci vypracoval samostatně a použil jsem pouze prameny uvedené v citacích.<text:line-break/>Nemám závažný důvod proti zpřístupňování této práce v souladu se zákonem č. 121/2000Sb., o právu autorském, o právech souvisejících s právem autorským a o změně některých<text:line-break/>zákonů (autorský zákon) ve znění pozdějších předpisů.</text:p>
      <text:p text:style-name="P4"/>
      <text:h text:style-name="Heading_20_1"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0">Obsah</text:p>
          </text:index-title>
          <text:p text:style-name="P66"><text:a xlink:type="simple" xlink:href="#__RefHeading___Toc5916_320591812" text:style-name="Index_20_Link" text:visited-style-name="Index_20_Link">Úvod<text:tab/>2</text:a></text:p>
          <text:p text:style-name="P67"><text:a xlink:type="simple" xlink:href="#__RefHeading___Toc5918_320591812" text:style-name="Index_20_Link" text:visited-style-name="Index_20_Link">Motivace<text:tab/>2</text:a></text:p>
          <text:p text:style-name="P67"><text:a xlink:type="simple" xlink:href="#__RefHeading___Toc5920_320591812" text:style-name="Index_20_Link" text:visited-style-name="Index_20_Link">Cíl<text:tab/>2</text:a></text:p>
          <text:p text:style-name="P66"><text:a xlink:type="simple" xlink:href="#__RefHeading___Toc3716_2436247511" text:style-name="Index_20_Link" text:visited-style-name="Index_20_Link">TEORETICKÁ ČÁST<text:tab/>6</text:a></text:p>
          <text:p text:style-name="P67"><text:a xlink:type="simple" xlink:href="#__RefHeading___Toc3718_2436247511" text:style-name="Index_20_Link" text:visited-style-name="Index_20_Link">TECHNOLOGIE<text:tab/>6</text:a></text:p>
          <text:p text:style-name="P68"><text:a xlink:type="simple" xlink:href="#__RefHeading___Toc3720_2436247511" text:style-name="Index_20_Link" text:visited-style-name="Index_20_Link">VULKAN<text:tab/>6</text:a></text:p>
          <text:p text:style-name="P68"><text:a xlink:type="simple" xlink:href="#__RefHeading___Toc3722_2436247511" text:style-name="Index_20_Link" text:visited-style-name="Index_20_Link">PYTHON<text:tab/>6</text:a></text:p>
          <text:p text:style-name="P69"><text:a xlink:type="simple" xlink:href="#__RefHeading___Toc3724_2436247511" text:style-name="Index_20_Link" text:visited-style-name="Index_20_Link">TKINTER<text:tab/>6</text:a></text:p>
          <text:p text:style-name="P69"><text:a xlink:type="simple" xlink:href="#__RefHeading___Toc3726_2436247511" text:style-name="Index_20_Link" text:visited-style-name="Index_20_Link">TURTLE<text:tab/>6</text:a></text:p>
          <text:p text:style-name="P68"><text:a xlink:type="simple" xlink:href="#__RefHeading___Toc3728_2436247511" text:style-name="Index_20_Link" text:visited-style-name="Index_20_Link">RUST<text:tab/>6</text:a></text:p>
          <text:p text:style-name="P69"><text:a xlink:type="simple" xlink:href="#__RefHeading___Toc3730_2436247511" text:style-name="Index_20_Link" text:visited-style-name="Index_20_Link">ICED<text:tab/>7</text:a></text:p>
          <text:p text:style-name="P69"><text:a xlink:type="simple" xlink:href="#__RefHeading___Toc3732_2436247511" text:style-name="Index_20_Link" text:visited-style-name="Index_20_Link">EGUI<text:tab/>7</text:a></text:p>
          <text:p text:style-name="P68"><text:a xlink:type="simple" xlink:href="#__RefHeading___Toc3734_2436247511" text:style-name="Index_20_Link" text:visited-style-name="Index_20_Link">FLUTTER<text:tab/>7</text:a></text:p>
          <text:p text:style-name="P68"><text:a xlink:type="simple" xlink:href="#__RefHeading___Toc3736_2436247511" text:style-name="Index_20_Link" text:visited-style-name="Index_20_Link">SOLIDJS<text:tab/>7</text:a></text:p>
          <text:p text:style-name="P69"><text:a xlink:type="simple" xlink:href="#__RefHeading___Toc3738_2436247511" text:style-name="Index_20_Link" text:visited-style-name="Index_20_Link">Důvod<text:tab/>8</text:a></text:p>
          <text:p text:style-name="P68"><text:a xlink:type="simple" xlink:href="#__RefHeading___Toc3740_2436247511" text:style-name="Index_20_Link" text:visited-style-name="Index_20_Link">ASP.NET<text:tab/>8</text:a></text:p>
          <text:p text:style-name="P69"><text:a xlink:type="simple" xlink:href="#__RefHeading___Toc3742_2436247511" text:style-name="Index_20_Link" text:visited-style-name="Index_20_Link">Důvod<text:tab/>8</text:a></text:p>
          <text:p text:style-name="P66"><text:a xlink:type="simple" xlink:href="#__RefHeading___Toc3744_2436247511" text:style-name="Index_20_Link" text:visited-style-name="Index_20_Link">PRAKTICKÁ ČÁST<text:tab/>10</text:a></text:p>
          <text:p text:style-name="P67"><text:a xlink:type="simple" xlink:href="#__RefHeading___Toc3746_2436247511" text:style-name="Index_20_Link" text:visited-style-name="Index_20_Link">ŠIFRY<text:tab/>10</text:a></text:p>
          <text:p text:style-name="P68"><text:a xlink:type="simple" xlink:href="#__RefHeading___Toc3748_2436247511" text:style-name="Index_20_Link" text:visited-style-name="Index_20_Link">Caesarova sifra<text:tab/>10</text:a></text:p>
          <text:p text:style-name="P69"><text:a xlink:type="simple" xlink:href="#__RefHeading___Toc3752_2436247511" text:style-name="Index_20_Link" text:visited-style-name="Index_20_Link">Historie<text:tab/>10</text:a></text:p>
          <text:p text:style-name="P69"><text:a xlink:type="simple" xlink:href="#__RefHeading___Toc3754_2436247511" text:style-name="Index_20_Link" text:visited-style-name="Index_20_Link">Bezpečnost<text:tab/>10</text:a></text:p>
          <text:p text:style-name="P69"><text:a xlink:type="simple" xlink:href="#__RefHeading___Toc3750_2436247511" text:style-name="Index_20_Link" text:visited-style-name="Index_20_Link">Příkladový kód<text:tab/>10</text:a></text:p>
          <text:p text:style-name="P68"><text:a xlink:type="simple" xlink:href="#__RefHeading___Toc3756_2436247511" text:style-name="Index_20_Link" text:visited-style-name="Index_20_Link">Playfairova sifra<text:tab/>11</text:a></text:p>
          <text:p text:style-name="P69"><text:a xlink:type="simple" xlink:href="#__RefHeading___Toc3760_2436247511" text:style-name="Index_20_Link" text:visited-style-name="Index_20_Link">Historie<text:tab/>12</text:a></text:p>
          <text:p text:style-name="P69"><text:a xlink:type="simple" xlink:href="#__RefHeading___Toc3762_2436247511" text:style-name="Index_20_Link" text:visited-style-name="Index_20_Link">Bezpečnost<text:tab/>12</text:a></text:p>
          <text:p text:style-name="P69"><text:a xlink:type="simple" xlink:href="#__RefHeading___Toc3758_2436247511" text:style-name="Index_20_Link" text:visited-style-name="Index_20_Link">Příkladový kód<text:tab/>13</text:a></text:p>
          <text:p text:style-name="P68"><text:a xlink:type="simple" xlink:href="#__RefHeading___Toc3764_2436247511" text:style-name="Index_20_Link" text:visited-style-name="Index_20_Link">Homofoni sifra<text:tab/>18</text:a></text:p>
          <text:p text:style-name="P69"><text:a xlink:type="simple" xlink:href="#__RefHeading___Toc3768_2436247511" text:style-name="Index_20_Link" text:visited-style-name="Index_20_Link">Historie<text:tab/>18</text:a></text:p>
          <text:p text:style-name="P69"><text:a xlink:type="simple" xlink:href="#__RefHeading___Toc3770_2436247511" text:style-name="Index_20_Link" text:visited-style-name="Index_20_Link">Bezpečnost<text:tab/>18</text:a></text:p>
          <text:p text:style-name="P69"><text:a xlink:type="simple" xlink:href="#__RefHeading___Toc3766_2436247511" text:style-name="Index_20_Link" text:visited-style-name="Index_20_Link">příkladový kód<text:tab/>18</text:a></text:p>
          <text:p text:style-name="P66"><text:a xlink:type="simple" xlink:href="#__RefHeading___Toc6187_320591812" text:style-name="Index_20_Link" text:visited-style-name="Index_20_Link">Závěr<text:tab/>22</text:a></text:p>
          <text:p text:style-name="P66"><text:a xlink:type="simple" xlink:href="#__RefHeading___Toc3772_2436247511" text:style-name="Index_20_Link" text:visited-style-name="Index_20_Link">CITACE<text:tab/>23</text:a></text:p>
        </text:index-body>
      </text:table-of-content>
      <text:p text:style-name="P32"/>
      <text:h text:style-name="P13" text:outline-level="1"><text:bookmark-start text:name="__RefHeading___Toc3716_2436247511"/>TEORETICKÁ ČÁST<text:bookmark-end text:name="__RefHeading___Toc3716_2436247511"/></text:h>
      <text:p text:style-name="P4"/>
      <text:h text:style-name="P85" text:outline-level="2"><text:bookmark-start text:name="__RefHeading___Toc3718_2436247511"/>TECHNOLOGIE<text:bookmark-end text:name="__RefHeading___Toc3718_2436247511"/></text:h>
      <text:h text:style-name="P86" text:outline-level="3"><text:bookmark-start text:name="__RefHeading___Toc3720_2436247511"/>VULKAN<text:bookmark-end text:name="__RefHeading___Toc3720_2436247511"/></text:h>
      <text:p text:style-name="P23"><text:span text:style-name="T21">[1][</text:span><text:span text:style-name="T41">2</text:span><text:span text:style-name="T21">][</text:span><text:span text:style-name="T41">3</text:span><text:span text:style-name="T21">]</text:span></text:p>
      <text:p text:style-name="P11">je nízkoúrovňové <text:span text:style-name="T101">grafické </text:span>API <text:span text:style-name="T104">zaměřené na rychlost a </text:span><text:span text:style-name="T105">kontrolu nad hardwarem</text:span><text:span text:style-name="T104">, vyvijené za </text:span><text:span text:style-name="T106">jako nástupce</text:span><text:span text:style-name="T104"> OpenGL</text:span>. <text:span text:style-name="T104">Vytvoř</text:span><text:span text:style-name="T107">ené skupinou</text:span> Khronos Group. <text:span text:style-name="T125">Podporuje</text:span><text:span text:style-name="T108"> </text:span><text:span text:style-name="T127">multithreading</text:span> <text:span text:style-name="T109">a VR</text:span>. <text:span text:style-name="T126">Podporuje cross-platformní vývoj Windows, Linux </text:span><text:span text:style-name="T128">i</text:span><text:span text:style-name="T127"> </text:span>Android.</text:p>
      <text:h text:style-name="P86" text:outline-level="3"><text:bookmark-start text:name="__RefHeading___Toc3722_2436247511"/>PYTHON<text:bookmark-end text:name="__RefHeading___Toc3722_2436247511"/></text:h>
      <text:p text:style-name="P23"><text:span text:style-name="T21">[</text:span><text:span text:style-name="T41">4</text:span><text:span text:style-name="T21">][</text:span><text:span text:style-name="T41">5</text:span><text:span text:style-name="T21">][</text:span><text:span text:style-name="T41">6</text:span><text:span text:style-name="T21">]</text:span></text:p>
      <text:p text:style-name="P15"><text:span text:style-name="T66">je vysokoúrovňový</text:span><text:span text:style-name="T79"> interpretovaný </text:span><text:span text:style-name="T66">programovací jazyk, který se vyznačuje </text:span><text:span text:style-name="T69">svou </text:span><text:span text:style-name="T66">jednoduchostí, </text:span><text:span text:style-name="T73">tedy I rychlostí vývoje v něm</text:span><text:span text:style-name="T66">. </text:span><text:span text:style-name="T68">V</text:span><text:span text:style-name="T66">ytvořen v roce 1991. </text:span><text:span text:style-name="T70">P</text:span><text:span text:style-name="T66">opulárním </text:span><text:span text:style-name="T69">se stal</text:span><text:span text:style-name="T66"> </text:span><text:span text:style-name="T71">díky</text:span><text:span text:style-name="T66"> své schopnosti efektivně řešit problémy v mnoha oblastech. </text:span><text:span text:style-name="T72">Značnou v</text:span><text:span text:style-name="T66">ýhodou je velké množství knihoven a frameworků, </text:span><text:span text:style-name="T67">vytvořené jeho velkou komunitou</text:span><text:span text:style-name="T66">, které usnadňují řešení různých úkolů.</text:span></text:p>
      <text:h text:style-name="P88" text:outline-level="4"><text:bookmark-start text:name="__RefHeading___Toc3724_2436247511"/>TKINTER<text:bookmark-end text:name="__RefHeading___Toc3724_2436247511"/></text:h>
      <text:p text:style-name="P23"><text:span text:style-name="T21">[</text:span><text:span text:style-name="T41">7</text:span><text:span text:style-name="T21">][</text:span><text:span text:style-name="T41">8</text:span><text:span text:style-name="T21">]</text:span></text:p>
      <text:p text:style-name="P21">je standardní <text:span text:style-name="T103">cross-platformní </text:span>grafické uživatelské rozhraní (GUI) pro jazyk Python.</text:p>
      <text:p text:style-name="P18">Canvas – Nepouzite – <text:span text:style-name="T56">výkon</text:span></text:p>
      <text:h text:style-name="P88" text:outline-level="4"><text:bookmark-start text:name="__RefHeading___Toc3726_2436247511"/>TURTLE<text:bookmark-end text:name="__RefHeading___Toc3726_2436247511"/></text:h>
      <text:p text:style-name="P23"><text:span text:style-name="T21">[</text:span><text:span text:style-name="T46">9</text:span><text:span text:style-name="T21">][</text:span><text:span text:style-name="T46">10</text:span><text:span text:style-name="T21">]</text:span></text:p>
      <text:p text:style-name="P18">je knihovna, která poskytuje jednoduché prostředí pro kreslení grafiky pomocí virtuální<text:span text:style-name="T102">ho</text:span> kreslící<text:span text:style-name="T102">ho</text:span> per<text:span text:style-name="T102">a</text:span>.</text:p>
      <text:h text:style-name="P86" text:outline-level="3"><text:bookmark-start text:name="__RefHeading___Toc3728_2436247511"/>RUST<text:bookmark-end text:name="__RefHeading___Toc3728_2436247511"/></text:h>
      <text:p text:style-name="P24"><text:span text:style-name="T21">[</text:span><text:span text:style-name="T46">11</text:span><text:span text:style-name="T21">][</text:span><text:span text:style-name="T42">1</text:span><text:span text:style-name="T46">2</text:span><text:span text:style-name="T21">]</text:span></text:p>
      <text:p text:style-name="P16"><text:soft-page-break/>je moderní programovací jazyk. <text:span text:style-name="T110">P</text:span>ředstaven v roce 2010 Mozill<text:span text:style-name="T96">ou</text:span>. Rust byl navržen pro psaní bezpečného, spolehlivého a výkonného <text:span text:style-name="T96">kódu</text:span>, zejména pro operační systémy, webové prohlížeče, herní enginy, databáze a další. <text:span text:style-name="T88">K</text:span>ombinuje vlastnosti jazyků <text:span text:style-name="T111">vysokoúrovňových s nízkoúrovnovými. Přináší svůj vlastní způsob alokování paměti na základě propůjčování</text:span></text:p>
      <text:h text:style-name="P88" text:outline-level="4"><text:bookmark-start text:name="__RefHeading___Toc3730_2436247511"/>ICED<text:bookmark-end text:name="__RefHeading___Toc3730_2436247511"/></text:h>
      <text:p text:style-name="P28"><text:span text:style-name="T21">[</text:span><text:span text:style-name="T43">1</text:span><text:span text:style-name="T47">3</text:span><text:span text:style-name="T21">][1</text:span><text:span text:style-name="T47">4</text:span><text:span text:style-name="T21">][1</text:span><text:span text:style-name="T47">6</text:span><text:span text:style-name="T21">]</text:span></text:p>
      <text:p text:style-name="P22">je <text:span text:style-name="T89">aktivně vyvijená </text:span><text:span text:style-name="T97">cross</text:span><text:span text:style-name="T89">-platformní </text:span>moderní grafická knihovna pro Rust. <text:span text:style-name="T112">Navržen</text:span><text:span text:style-name="T119">a </text:span><text:span text:style-name="T112">, </text:span>aby byl<text:span text:style-name="T119">a</text:span> jednoduch<text:span text:style-name="T119">á</text:span> a intuitivní pro použití. <text:span text:style-name="T97">je postaven</text:span><text:span text:style-name="T119">a</text:span> na rust-gpu, <text:span text:style-name="T120">umožńuje </text:span>použ<text:span text:style-name="T120">ítí</text:span> moderních grafických API, jako je například Vulkan, DirectX 12 a Metal.</text:p>
      <text:p text:style-name="P18">Vlastní widget</text:p>
      <text:p text:style-name="P4"/>
      <text:h text:style-name="P88" text:outline-level="4"><text:bookmark-start text:name="__RefHeading___Toc3732_2436247511"/>EGUI<text:bookmark-end text:name="__RefHeading___Toc3732_2436247511"/></text:h>
      <text:p text:style-name="P28"><text:span text:style-name="T21">[</text:span><text:span text:style-name="T47">15</text:span><text:span text:style-name="T21">][1</text:span><text:span text:style-name="T47">6</text:span><text:span text:style-name="T21">]</text:span></text:p>
      <text:p text:style-name="P19">je <text:span text:style-name="T114">c</text:span><text:span text:style-name="T97">ross</text:span>-platformní <text:span text:style-name="T113">grafické </text:span>uživatelské rozhraní pro Rust. <text:span text:style-name="T118">Snadné a flexibilní s vysvětlenými příklady použití</text:span></text:p>
      <text:p text:style-name="P18">Vlastní widget</text:p>
      <text:p text:style-name="P4"/>
      <text:h text:style-name="P86" text:outline-level="3"><text:bookmark-start text:name="__RefHeading___Toc3734_2436247511"/>FLUTTER<text:bookmark-end text:name="__RefHeading___Toc3734_2436247511"/></text:h>
      <text:p text:style-name="P25"><text:span text:style-name="T21">[</text:span><text:span text:style-name="T48">17</text:span><text:span text:style-name="T21">][</text:span><text:span text:style-name="T48">18</text:span><text:span text:style-name="T21">]</text:span></text:p>
      <text:p text:style-name="P16">je open source framework pro <text:span text:style-name="T122">cross-platformní </text:span>vývoj <text:span text:style-name="T115">od </text:span>společnost<text:span text:style-name="T115">i</text:span> Google. <text:span text:style-name="T121">Má vlastní </text:span>sestavovací systém, <text:span text:style-name="T121">ten</text:span> umožňuje <text:span text:style-name="T124">sestavit </text:span>aplikac<text:span text:style-name="T124">i</text:span> bez <text:span text:style-name="T123">potřeby</text:span> znovu kompilovat celý kód.</text:p>
      <text:p text:style-name="P20"><text:span text:style-name="T19">Použití CustomPainter, </text:span><text:span text:style-name="T53">Nelíbíl se mi</text:span></text:p>
      <text:h text:style-name="P86" text:outline-level="3"><text:bookmark-start text:name="__RefHeading___Toc3736_2436247511"/>SOLIDJS<text:bookmark-end text:name="__RefHeading___Toc3736_2436247511"/></text:h>
      <text:p text:style-name="P26"><text:span text:style-name="T21">[</text:span><text:span text:style-name="T49">19</text:span><text:span text:style-name="T21">][</text:span><text:span text:style-name="T44">2</text:span><text:span text:style-name="T49">0</text:span><text:span text:style-name="T21">][</text:span><text:span text:style-name="T49">21</text:span><text:span text:style-name="T21">]</text:span></text:p>
      <text:p text:style-name="P12">je moderní, deklarativní a výkonný JavaScript framework,<text:span text:style-name="T116">vytvořený Ryanem Carniatem jako </text:span><text:span text:style-name="T117">nástupce Reactu</text:span>, pro tvorbu webových aplikací a uživatelských rozhraní. Framework se zaměřuje na rychlost a efektivitu při renderování komponent v reálném čase a umožňuje vývojářům psát kód, který je snadno čitelný a udržovatelný.</text:p>
      <text:p text:style-name="P2"><text:soft-page-break/>V<text:span text:style-name="T1">zhledově se podobá Reactu</text:span></text:p>
      <text:h text:style-name="P88" text:outline-level="4"><text:bookmark-start text:name="__RefHeading___Toc3738_2436247511"/>D<text:span text:style-name="T90">ů</text:span>vo<text:span text:style-name="T19">d</text:span><text:bookmark-end text:name="__RefHeading___Toc3738_2436247511"/></text:h>
      <table:table table:name="Features" table:style-name="Features">
        <table:table-column table:style-name="Features.A" table:number-columns-repeated="3"/>
        <table:table-row>
          <table:table-cell table:style-name="Features.A1" office:value-type="string">
            <text:p text:style-name="P115">Feature</text:p>
          </table:table-cell>
          <table:table-cell table:style-name="Features.A1" office:value-type="string">
            <text:p text:style-name="P115">React</text:p>
          </table:table-cell>
          <table:table-cell table:style-name="Features.A1" office:value-type="string">
            <text:p text:style-name="P115">SolidJS</text:p>
          </table:table-cell>
        </table:table-row>
        <table:table-row>
          <table:table-cell table:style-name="Features.A1" office:value-type="string">
            <text:p text:style-name="P115">Typescript support</text:p>
          </table:table-cell>
          <table:table-cell table:style-name="Features.A1" office:value-type="string">
            <text:p text:style-name="P115">Yes</text:p>
          </table:table-cell>
          <table:table-cell table:style-name="Features.A1" office:value-type="string">
            <text:p text:style-name="P115">Yes</text:p>
          </table:table-cell>
        </table:table-row>
        <table:table-row>
          <table:table-cell table:style-name="Features.A1" office:value-type="string">
            <text:p text:style-name="P115">Declarative nature</text:p>
          </table:table-cell>
          <table:table-cell table:style-name="Features.A1" office:value-type="string">
            <text:p text:style-name="P115">Yes</text:p>
          </table:table-cell>
          <table:table-cell table:style-name="Features.A1" office:value-type="string">
            <text:p text:style-name="P115">Yes</text:p>
          </table:table-cell>
        </table:table-row>
        <table:table-row>
          <table:table-cell table:style-name="Features.A1" office:value-type="string">
            <text:p text:style-name="P115">Unidirectional data flow</text:p>
          </table:table-cell>
          <table:table-cell table:style-name="Features.A1" office:value-type="string">
            <text:p text:style-name="P115">Yes</text:p>
          </table:table-cell>
          <table:table-cell table:style-name="Features.A1" office:value-type="string">
            <text:p text:style-name="P115">Yes</text:p>
          </table:table-cell>
        </table:table-row>
        <table:table-row>
          <table:table-cell table:style-name="Features.A1" office:value-type="string">
            <text:p text:style-name="P115">JSX first class support</text:p>
          </table:table-cell>
          <table:table-cell table:style-name="Features.A1" office:value-type="string">
            <text:p text:style-name="P115">Yes</text:p>
          </table:table-cell>
          <table:table-cell table:style-name="Features.A1" office:value-type="string">
            <text:p text:style-name="P115">Yes</text:p>
          </table:table-cell>
        </table:table-row>
        <table:table-row>
          <table:table-cell table:style-name="Features.A1" office:value-type="string">
            <text:p text:style-name="P115">Direct manipulation of the DOM</text:p>
          </table:table-cell>
          <table:table-cell table:style-name="Features.A1" office:value-type="string">
            <text:p text:style-name="P115">No</text:p>
          </table:table-cell>
          <table:table-cell table:style-name="Features.A1" office:value-type="string">
            <text:p text:style-name="P115">Yes</text:p>
          </table:table-cell>
        </table:table-row>
        <table:table-row>
          <table:table-cell table:style-name="Features.A1" office:value-type="string">
            <text:p text:style-name="P115">Avoids component re-rendering</text:p>
          </table:table-cell>
          <table:table-cell table:style-name="Features.A1" office:value-type="string">
            <text:p text:style-name="P115">No</text:p>
          </table:table-cell>
          <table:table-cell table:style-name="Features.A1" office:value-type="string">
            <text:p text:style-name="P115">Yes</text:p>
          </table:table-cell>
        </table:table-row>
        <table:table-row>
          <table:table-cell table:style-name="Features.A1" office:value-type="string">
            <text:p text:style-name="P115">Highly performant</text:p>
          </table:table-cell>
          <table:table-cell table:style-name="Features.A1" office:value-type="string">
            <text:p text:style-name="P115">No</text:p>
          </table:table-cell>
          <table:table-cell table:style-name="Features.A1" office:value-type="string">
            <text:p text:style-name="P115">Yes</text:p>
          </table:table-cell>
        </table:table-row>
        <table:table-row table:style-name="Features.9">
          <table:table-cell table:style-name="Features.A1" office:value-type="string">
            <text:p text:style-name="P115">Community and ecosystem</text:p>
          </table:table-cell>
          <table:table-cell table:style-name="Features.A1" office:value-type="string">
            <text:p text:style-name="P115">Yes</text:p>
          </table:table-cell>
          <table:table-cell table:style-name="Features.A1" office:value-type="string">
            <text:p text:style-name="P115">No</text:p>
          </table:table-cell>
        </table:table-row>
        <table:table-row>
          <table:table-cell table:style-name="Features.A1" office:value-type="string">
            <text:p text:style-name="P115">Great documentation</text:p>
          </table:table-cell>
          <table:table-cell table:style-name="Features.A1" office:value-type="string">
            <text:p text:style-name="P115">Yes</text:p>
          </table:table-cell>
          <table:table-cell table:style-name="Features.A1" office:value-type="string">
            <text:p text:style-name="P115">Yes</text:p>
          </table:table-cell>
        </table:table-row>
        <table:table-row>
          <table:table-cell table:style-name="Features.A1" office:value-type="string">
            <text:p text:style-name="P115">Scaffolding tools</text:p>
          </table:table-cell>
          <table:table-cell table:style-name="Features.A1" office:value-type="string">
            <text:p text:style-name="P115">Yes</text:p>
          </table:table-cell>
          <table:table-cell table:style-name="Features.A1" office:value-type="string">
            <text:p text:style-name="P115">Yes</text:p>
          </table:table-cell>
        </table:table-row>
        <table:table-row>
          <table:table-cell table:style-name="Features.A1" office:value-type="string">
            <text:p text:style-name="P115">Conditional rendering</text:p>
          </table:table-cell>
          <table:table-cell table:style-name="Features.A1" office:value-type="string">
            <text:p text:style-name="P115">Yes</text:p>
          </table:table-cell>
          <table:table-cell table:style-name="Features.A1" office:value-type="string">
            <text:p text:style-name="P115">Yes</text:p>
          </table:table-cell>
        </table:table-row>
        <table:table-row>
          <table:table-cell table:style-name="Features.A1" office:value-type="string">
            <text:p text:style-name="P115">Server side rendering</text:p>
          </table:table-cell>
          <table:table-cell table:style-name="Features.A1" office:value-type="string">
            <text:p text:style-name="P115">Yes</text:p>
          </table:table-cell>
          <table:table-cell table:style-name="Features.A1" office:value-type="string">
            <text:p text:style-name="P115">Yes</text:p>
          </table:table-cell>
        </table:table-row>
        <table:table-row>
          <table:table-cell table:style-name="Features.A1" office:value-type="string">
            <text:p text:style-name="P115">Concurrent rendering</text:p>
          </table:table-cell>
          <table:table-cell table:style-name="Features.A1" office:value-type="string">
            <text:p text:style-name="P115">Yes</text:p>
          </table:table-cell>
          <table:table-cell table:style-name="Features.A1" office:value-type="string">
            <text:p text:style-name="P115">Yes</text:p>
          </table:table-cell>
        </table:table-row>
      </table:table>
      <text:p text:style-name="Text_20_body"><text:span text:style-name="T81"/></text:p>
      <table:table table:name="Table1" table:style-name="Table1" table:template-name="Default Style">
        <table:table-column table:style-name="Table1.A" table:number-columns-repeated="2"/>
        <table:table-row>
          <table:table-cell table:style-name="Table1.A1" office:value-type="string">
            <text:p text:style-name="P114">Vanilla</text:p>
          </table:table-cell>
          <table:table-cell table:style-name="Table1.B1" office:value-type="string">
            <text:p text:style-name="P114">1</text:p>
          </table:table-cell>
        </table:table-row>
        <table:table-row>
          <table:table-cell table:style-name="Table1.A2" office:value-type="string">
            <text:p text:style-name="P114">Solid</text:p>
          </table:table-cell>
          <table:table-cell table:style-name="Table1.B2" office:value-type="string">
            <text:p text:style-name="P114">1.05</text:p>
          </table:table-cell>
        </table:table-row>
        <table:table-row>
          <table:table-cell table:style-name="Table1.A2" office:value-type="string">
            <text:p text:style-name="P114">Inferno</text:p>
          </table:table-cell>
          <table:table-cell table:style-name="Table1.B2" office:value-type="string">
            <text:p text:style-name="P114">1.20</text:p>
          </table:table-cell>
        </table:table-row>
        <table:table-row>
          <table:table-cell table:style-name="Table1.A2" office:value-type="string">
            <text:p text:style-name="P114">Svelte</text:p>
          </table:table-cell>
          <table:table-cell table:style-name="Table1.B2" office:value-type="string">
            <text:p text:style-name="P114">1.27</text:p>
          </table:table-cell>
        </table:table-row>
        <table:table-row>
          <table:table-cell table:style-name="Table1.A2" office:value-type="string">
            <text:p text:style-name="P114">Preact</text:p>
          </table:table-cell>
          <table:table-cell table:style-name="Table1.B2" office:value-type="string">
            <text:p text:style-name="P114">1.42</text:p>
          </table:table-cell>
        </table:table-row>
        <table:table-row>
          <table:table-cell table:style-name="Table1.A2" office:value-type="string">
            <text:p text:style-name="P114">Vue</text:p>
          </table:table-cell>
          <table:table-cell table:style-name="Table1.B2" office:value-type="string">
            <text:p text:style-name="P114">1.54</text:p>
          </table:table-cell>
        </table:table-row>
        <table:table-row>
          <table:table-cell table:style-name="Table1.A2" office:value-type="string">
            <text:p text:style-name="P114">React</text:p>
          </table:table-cell>
          <table:table-cell table:style-name="Table1.B2" office:value-type="string">
            <text:p text:style-name="P114">1.93</text:p>
          </table:table-cell>
        </table:table-row>
        <table:table-row table:style-name="Table1.8">
          <table:table-cell table:style-name="Table1.A2" office:value-type="string">
            <text:p text:style-name="P114">Angular</text:p>
          </table:table-cell>
          <table:table-cell table:style-name="Table1.B2" office:value-type="string">
            <text:p text:style-name="P114">1.93</text:p>
          </table:table-cell>
        </table:table-row>
      </table:table>
      <text:p text:style-name="P2"/>
      <text:p text:style-name="P12"/>
      <text:p text:style-name="P12">Solidjs nepot<text:span text:style-name="T91">ř</text:span>ebuje memoization, aby se vyhnul rerenderov<text:span text:style-name="T91">ání</text:span> komponent<text:span text:style-name="T91">ů</text:span></text:p>
      <text:p text:style-name="P12">React porovn<text:span text:style-name="T91">á</text:span>v<text:span text:style-name="T91">á</text:span> zm<text:span text:style-name="T91">ě</text:span>ny ve virtual<text:span text:style-name="T91">ním</text:span> <text:span text:style-name="T91">D</text:span>om<text:span text:style-name="T91">u</text:span> oproti re<text:span text:style-name="T91">á</text:span>ln<text:span text:style-name="T91">é</text:span>mu Domu, pot<text:span text:style-name="T91">é</text:span> zm<text:span text:style-name="T91">ě</text:span>ny zap<text:span text:style-name="T91">íš</text:span>e</text:p>
      <text:p text:style-name="P12">Solid<text:span text:style-name="T91">JS</text:span> <text:span text:style-name="T91">toto</text:span> <text:span text:style-name="T91">obchází, </text:span>zapisuje p<text:span text:style-name="T91">ří</text:span>mo <text:span text:style-name="T91">do reálného</text:span></text:p>
      <text:p text:style-name="P12"/>
      <text:p text:style-name="P2"/>
      <text:p text:style-name="P2"/>
      <text:p text:style-name="P2"><text:soft-page-break/></text:p>
      <text:h text:style-name="P86" text:outline-level="3" text:is-list-header="true"><text:bookmark-start text:name="__RefHeading___Toc3740_2436247511"/>ASP.NET<text:bookmark-end text:name="__RefHeading___Toc3740_2436247511"/></text:h>
      <text:p text:style-name="P27"><text:span text:style-name="T21">[</text:span><text:span text:style-name="T45">30</text:span><text:span text:style-name="T21">][</text:span><text:span text:style-name="T45">31</text:span><text:span text:style-name="T21">]</text:span></text:p>
      <text:p text:style-name="P3"><text:bookmark text:name="tw-target-text Copy 1"/><text:span text:style-name="T58">je open-source framework </text:span><text:span text:style-name="T59">od </text:span><text:span text:style-name="T58">Microsoft</text:span><text:span text:style-name="T60">u</text:span><text:span text:style-name="T58"> používaný pro skriptování na straně serveru. </text:span><text:span text:style-name="T61">Je nástupcem ASP</text:span><text:span text:style-name="T58">. Programátoři mohou realizovat své projekty v jakémkoliv jazyce podporujícím CLR jej volí pro weby a webové aplikace nové generace využívající HTML, CSS a JavaScript. Pomocí této technologie můžete také vytvářet webová rozhraní API.</text:span></text:p>
      <text:h text:style-name="P88" text:outline-level="4" text:is-list-header="true"><text:bookmark-start text:name="__RefHeading___Toc3742_2436247511"/>D<text:span text:style-name="T90">ů</text:span>vod<text:bookmark-end text:name="__RefHeading___Toc3742_2436247511"/></text:h>
      <text:p text:style-name="P8">Oproti Nodejs je multivl<text:span text:style-name="T92">á</text:span>knov<text:span text:style-name="T146">é</text:span></text:p>
      <text:p text:style-name="P8">Je v<text:span text:style-name="T93">í</text:span>ce integrovan<text:span text:style-name="T93">ý</text:span> do komer<text:span text:style-name="T93">č</text:span>n<text:span text:style-name="T93">í</text:span>ch cloud<text:span text:style-name="T93">ů</text:span></text:p>
      <text:p text:style-name="P8">Podporuje v<text:span text:style-name="T93">í</text:span>ce programovac<text:span text:style-name="T93">í</text:span>ch jazyku</text:p>
      <text:p text:style-name="P8">C#, jazyk napsan<text:span text:style-name="T147">ý</text:span> v Jave a C++, jsem vybral, proto<text:span text:style-name="T94">ž</text:span>e se vyu<text:span text:style-name="T95">č</text:span>uje se na t<text:span text:style-name="T95">é</text:span>to <text:span text:style-name="T95">š</text:span>kole</text:p>
      <text:h text:style-name="P71" text:outline-level="1"><text:bookmark-start text:name="__RefHeading___Toc3744_2436247511"/>PRAKTICKÁ ČÁST<text:bookmark-end text:name="__RefHeading___Toc3744_2436247511"/></text:h>
      <text:h text:style-name="P85" text:outline-level="2"><text:bookmark-start text:name="__RefHeading___Toc3746_2436247511"/>ŠIFRY<text:bookmark-end text:name="__RefHeading___Toc3746_2436247511"/></text:h>
      <text:h text:style-name="P86" text:outline-level="3"><text:bookmark-start text:name="__RefHeading___Toc3748_2436247511"/>Caesarova sifra<text:bookmark-end text:name="__RefHeading___Toc3748_2436247511"/></text:h>
      <text:p text:style-name="P29"><text:span text:style-name="T21">[</text:span><text:span text:style-name="T49">22</text:span><text:span text:style-name="T21">][</text:span><text:span text:style-name="T49">23</text:span><text:span text:style-name="T21">][</text:span><text:span text:style-name="T49">28</text:span><text:span text:style-name="T21">][</text:span><text:span text:style-name="T49">29</text:span><text:span text:style-name="T21">]</text:span></text:p>
      <text:p text:style-name="P5">Princip Caesarovy šifry je založen na tom, že všechna písmena zprávy jsou během šifrování zaměněna za písmeno, které se nachází o pevně určený počet míst dále <text:span text:style-name="T1">v abecedě. </text:span></text:p>
      <text:p text:style-name="P9">Text: Ahoj</text:p>
      <text:p text:style-name="P9">Klíč: 4</text:p>
      <text:p text:style-name="P14">A<text:span text:style-name="T63">⇒</text:span>E, <text:span text:style-name="T63">h⇒l, o⇒s, </text:span><text:span text:style-name="T65">j</text:span><text:span text:style-name="T63">⇒</text:span><text:span text:style-name="T65">n</text:span></text:p>
      <text:p text:style-name="P10">Šifrovaný: Elsn</text:p>
      <text:p text:style-name="P10">Při dešifrování je postup opačný. Posouvá se doleva</text:p>
      <text:h text:style-name="P89" text:outline-level="4"><text:bookmark-start text:name="__RefHeading___Toc3752_2436247511"/>Historie<text:bookmark-end text:name="__RefHeading___Toc3752_2436247511"/></text:h>
      <text:p text:style-name="P6"/>
      <text:p text:style-name="P6">Tuto šifru používal pro vojenskou komunikaci Julius Caesar a popsal ji v Zápiscích o válce galské (odtud je odvozen její název). Caesar používal posun o tři místa, obecně je ale za Caesarovu šifru označováno jakékoli šifrování na principu prostého posunu písmen (znaků) o konstantní hodnotu</text:p>
      <text:p text:style-name="P6"/>
      <text:h text:style-name="P89" text:outline-level="4"><text:bookmark-start text:name="__RefHeading___Toc3754_2436247511"/>Bezpe<text:span text:style-name="T100">č</text:span>nost<text:bookmark-end text:name="__RefHeading___Toc3754_2436247511"/></text:h>
      <text:p text:style-name="P6"/>
      <text:p text:style-name="P6">Caesarovu šifru lze poměrně snadno vyluštit (tj. pomocí metod kryptoanalýzy zjistit neznámý klíč, což je zde počet míst posuvu v abecedě). Vzhledem k prostému posuvu je v zašifrovaném textu možné odhadnout, některá písmena pomocí odhadu jejich statistického výskytu (což může dále zjednodušit ponechání mezer v šifrovaném textu), tedy použít na zašifrovaný text tzv. frekvenční analýzu. Vzhledem k omezenému (nízkému) počtu možných klíčů je šifra snadno napadnutelná též útokem hrubou silou, </text:p>
      <text:h text:style-name="P88" text:outline-level="4"><text:bookmark-start text:name="__RefHeading___Toc3750_2436247511"/>Příkladový kód<text:bookmark-end text:name="__RefHeading___Toc3750_2436247511"/></text:h>
      <text:p text:style-name="P43"><text:span text:style-name="T5">public</text:span><text:span text:style-name="T64"> </text:span><text:span text:style-name="T5">class</text:span><text:span text:style-name="T64"> </text:span><text:span text:style-name="T9">CaesarCipher</text:span><text:span text:style-name="T64">{</text:span></text:p>
      <text:p text:style-name="P44"><text:span text:style-name="T2">static</text:span> <text:span text:style-name="T2">char</text:span> <text:span text:style-name="T11">Caesar</text:span>(<text:span text:style-name="T2">char</text:span> <text:span text:style-name="T13">ch</text:span>, <text:span text:style-name="T2">int</text:span> <text:span text:style-name="T13">key</text:span>, <text:span text:style-name="T2">char</text:span> <text:span text:style-name="T13">d</text:span>)</text:p>
      <text:p text:style-name="P44"><text:soft-page-break/>{</text:p>
      <text:p text:style-name="P53">// posun o daný počet míst pomocí ASCII, vrácení odpovídajícího charakteru</text:p>
      <text:p text:style-name="P44"><text:span text:style-name="T15">return</text:span> (<text:span text:style-name="T2">char</text:span>)((((<text:span text:style-name="T13">ch</text:span> + <text:span text:style-name="T13">key</text:span>) - <text:span text:style-name="T13">d</text:span>) % <text:span text:style-name="T17">26</text:span>) + <text:span text:style-name="T13">d</text:span>);</text:p>
      <text:p text:style-name="P44">}</text:p>
      <text:p text:style-name="P44"><text:span text:style-name="T2">public</text:span> <text:span text:style-name="T2">static</text:span> <text:span text:style-name="T3">string</text:span> <text:span text:style-name="T11">Encipher</text:span>(<text:span text:style-name="T2">string</text:span> <text:span text:style-name="T13">input</text:span>, <text:span text:style-name="T2">int</text:span> <text:span text:style-name="T13">key</text:span>)</text:p>
      <text:p text:style-name="P44">{</text:p>
      <text:p text:style-name="P53">// <text:span text:style-name="T19">Vytvoření proměnné k ukládání upraveného textu</text:span></text:p>
      <text:p text:style-name="P44"><text:span text:style-name="T2">string</text:span> <text:span text:style-name="T13">output</text:span> = <text:span text:style-name="T13">string</text:span>.<text:span text:style-name="T13">Empty</text:span>;</text:p>
      <text:p text:style-name="P44"><text:span text:style-name="T15">for</text:span>(<text:span text:style-name="T2">int</text:span> <text:span text:style-name="T13">i</text:span> = <text:span text:style-name="T17">0</text:span>; <text:span text:style-name="T13">i</text:span> &lt; <text:span text:style-name="T13">input</text:span>.<text:span text:style-name="T13">Length</text:span>; <text:span text:style-name="T13">i</text:span>++){</text:p>
      <text:p text:style-name="P44"><text:span text:style-name="T2">char</text:span> <text:span text:style-name="T13">ch</text:span> = <text:span text:style-name="T13">input</text:span>[<text:span text:style-name="T13">i</text:span>];</text:p>
      <text:p text:style-name="P53">// <text:span text:style-name="T19">Zjištění jestli se vůbec jedná o písmeno</text:span></text:p>
      <text:p text:style-name="P44"><text:span text:style-name="T15">if</text:span> (!<text:span text:style-name="T13">char</text:span>.<text:span text:style-name="T11">IsLetter</text:span>(<text:span text:style-name="T13">ch</text:span>)) <text:span text:style-name="T15">continue</text:span>;</text:p>
      <text:p text:style-name="P53">// <text:span text:style-name="T19">Zjištění jestli se má posun počítat od ascii hodnoty 65 nebo 97 pro jednotlivé písmeno</text:span></text:p>
      <text:p text:style-name="P44"><text:span text:style-name="T2">char</text:span> <text:span text:style-name="T13">d</text:span> = <text:span text:style-name="T13">char</text:span>.<text:span text:style-name="T11">IsUpper</text:span>(<text:span text:style-name="T13">ch</text:span>) ? <text:span text:style-name="T18">'A'</text:span> : <text:span text:style-name="T18">'a'</text:span>;</text:p>
      <text:p text:style-name="P56">// Přidání upraveného písmena k textu</text:p>
      <text:p text:style-name="P44"><text:span text:style-name="T13">output</text:span> += <text:span text:style-name="T11">Caesar</text:span>(<text:span text:style-name="T13">input</text:span>[<text:span text:style-name="T13">i</text:span>], <text:span text:style-name="T13">key</text:span>, <text:span text:style-name="T13">d</text:span>);</text:p>
      <text:p text:style-name="P44">}</text:p>
      <text:p text:style-name="P44"><text:span text:style-name="T15">return</text:span> <text:span text:style-name="T13">output</text:span>;</text:p>
      <text:p text:style-name="P44">}</text:p>
      <text:p text:style-name="P45"><text:span text:style-name="T2">public</text:span> <text:span text:style-name="T2">static</text:span> <text:span text:style-name="T2">string</text:span> <text:span text:style-name="T11">Decipher</text:span>(<text:span text:style-name="T2">string</text:span> <text:span text:style-name="T13">input</text:span>, <text:span text:style-name="T2">int</text:span> <text:span text:style-name="T13">key</text:span>)</text:p>
      <text:p text:style-name="P44">{</text:p>
      <text:p text:style-name="P56">// Zavolání metody zašifrování, ale s posunem doleva</text:p>
      <text:p text:style-name="P44"><text:span text:style-name="T15">return</text:span> <text:span text:style-name="T11">Encipher</text:span>(<text:span text:style-name="T13">input</text:span>, <text:span text:style-name="T17">26</text:span> - <text:span text:style-name="T13">key</text:span>);</text:p>
      <text:p text:style-name="P44">}</text:p>
      <text:p text:style-name="P44">}</text:p>
      <text:h text:style-name="P86" text:outline-level="3"><text:bookmark-start text:name="__RefHeading___Toc3756_2436247511"/>Playfairova sifra<text:bookmark-end text:name="__RefHeading___Toc3756_2436247511"/></text:h>
      <text:p text:style-name="P30"><text:span text:style-name="T21">[</text:span><text:span text:style-name="T50">24</text:span><text:span text:style-name="T21">][</text:span><text:span text:style-name="T50">25</text:span><text:span text:style-name="T21">]</text:span></text:p>
      <text:p text:style-name="P16"><text:span text:style-name="T52">Klíčem </text:span>je mřížka 5×5, <text:span text:style-name="T52">25 písmen abecedně seřazených s odejmutím jednoho písmena (obvykle J)</text:span>. Pokud text obsahuje J, pak je nahrazeno I. <text:span text:style-name="T52">Při použití textu jako klíč jsou z textu odebrány speciální znaky, je převeden na velké písmena a poté je upraven aby se jednotlivý znak vyskytoval jen jednou, následně jsou znaky, které jsou v mřižce posunuty na začátek v pořadí textu, který je použit jako klíč.</text:span></text:p>
      <text:p text:style-name="P17">Pravidla:</text:p>
      <text:p text:style-name="P17">Pokud je v dvojici jen jedno písmeno nebo jsou dvě stejná na druhou pozici dát libovolné písmeno (obvykle X), pokračovat dle pravidel.</text:p>
      <text:p text:style-name="P17"><text:soft-page-break/>Pokud jsou obě písmena ve stejném sloupci, vezměte písmeno pod každým z nich (vraťte se nahoru, pokud je dole</text:p>
      <text:p text:style-name="P17">Pokud jsou obě písmena ve stejné řadě, vezměte písmeno napravo od každého z nich (vraťte se doleva, pokud je úplně vpravo)</text:p>
      <text:p text:style-name="P17">Pokud neplatí ani jedno z předchozích dvou pravidel, vytvořte obdélník se dvěma písmeny a vezměte písmena na vodorovném protilehlém rohu obdélníku.</text:p>
      <text:p text:style-name="P5">Dešifrování šifry Playfair je stejně jednoduché jako provedení stejného procesu obráceně. Přijímač má stejný klíč a může vytvořit stejnou tabulku klíčů a poté dešifrovat všechny zprávy vytvořené pomocí tohoto klíče.</text:p>
      <text:h text:style-name="P90" text:outline-level="4"><text:bookmark-start text:name="__RefHeading___Toc3760_2436247511"/>Historie<text:bookmark-end text:name="__RefHeading___Toc3760_2436247511"/></text:h>
      <text:p text:style-name="P7">Navzdory tomu, že ji vymyslel Charles Wheatstone, je tato šifra známá jako Playfairova. Pojmenovaná je po baronovi Lyonu Playfairovi, který prosazoval její používání. První zaznamenaný popis Playfairovy šifry je dokument podepsaný Wheatstonem, který pochází z 26. března 1854. </text:p>
      <text:p text:style-name="P7"/>
      <text:p text:style-name="P7">Z taktických důvodů ji Britové používali ve druhé búrské válce a první světové válce a také byla užívána Australany a Němci ve druhé světové válce</text:p>
      <text:p text:style-name="P7"/>
      <text:h text:style-name="P90" text:outline-level="4"><text:bookmark-start text:name="__RefHeading___Toc3762_2436247511"/>Bezpe<text:span text:style-name="T98">č</text:span>nost<text:bookmark-end text:name="__RefHeading___Toc3762_2436247511"/></text:h>
      <text:p text:style-name="P7"/>
      <text:p text:style-name="P7">útok hrubou silou spočívá ve zkoumání četnosti výskytu bigramů a získávání klíče z nich při znalosti četnosti výskytu bigramů v předpokládaném jazyce zprávy.</text:p>
      <text:p text:style-name="P7"/>
      <text:p text:style-name="P7">V angličtině je možné hledat dvojice bigramů s navzájem přehozenými písmeny, protože existuje mnoho slov začínajících RE a končících ER, stejně tak DE a ED, např. restricter nebo defeated. Po identifikování takových slov je snazší sestavit předpokládaný text a odhalit tak šifrový klíč</text:p>
      <text:p text:style-name="P7"/>
      <text:p text:style-name="P7">gradientní algoritmus, spočívající v náhodných záměnách např. nějakého bigramu za jiný bigram a následném zkoumání, je-li nový text smysluplnější. Ručně by se jednalo o zdlouhavou práci, nicméně počítačové systémy mohou touto metodou prolomit i poměrně krátké texty.</text:p>
      <text:p text:style-name="P7"/>
      <text:p text:style-name="P7">Playfairovu šifru odlišuje od jiných podobných šifer skutečnost, že se v žádném bigramu nevyskytují dvě stejná písmena. Pokud dostatečně dlouhý zašifrovaný text neobsahuje žádnou <text:soft-page-break/>dvojici stejných písmen, je pravděpodobně zakódován touto šifrou. <text:s/></text:p>
      <text:h text:style-name="P88" text:outline-level="4"><text:bookmark-start text:name="__RefHeading___Toc3758_2436247511"/>Příkladový kód<text:bookmark-end text:name="__RefHeading___Toc3758_2436247511"/></text:h>
      <text:p text:style-name="P52"><text:span text:style-name="T2">public</text:span> <text:span text:style-name="T2">class</text:span> <text:span text:style-name="T8">PlayfairCipher</text:span>{</text:p>
      <text:p text:style-name="P57">// <text:s/><text:span text:style-name="T57">Přetečení přes</text:span></text:p>
      <text:p text:style-name="P44"><text:span text:style-name="T2">private</text:span> <text:span text:style-name="T2">static</text:span> <text:span text:style-name="T2">int</text:span> <text:span text:style-name="T11">Mod</text:span>(<text:span text:style-name="T2">int</text:span> <text:span text:style-name="T13">a</text:span>, <text:span text:style-name="T2">int</text:span> <text:span text:style-name="T13">b</text:span>)</text:p>
      <text:p text:style-name="P44">{</text:p>
      <text:p text:style-name="P44"><text:span text:style-name="T15">return</text:span> (<text:span text:style-name="T13">a</text:span> % <text:span text:style-name="T13">b</text:span> + <text:span text:style-name="T13">b</text:span>) % <text:span text:style-name="T13">b</text:span>;</text:p>
      <text:p text:style-name="P44">}</text:p>
      <text:p text:style-name="P57">// <text:s/><text:span text:style-name="T57">Vyhledání všech výskyv znaků v klíči</text:span></text:p>
      <text:p text:style-name="P44"><text:span text:style-name="T2">private</text:span> <text:span text:style-name="T2">static</text:span> <text:span text:style-name="T8">List</text:span>&lt;<text:span text:style-name="T2">int</text:span>&gt; <text:span text:style-name="T11">FindAllOccurrences</text:span>(<text:span text:style-name="T2">string</text:span> <text:span text:style-name="T13">str</text:span>, <text:span text:style-name="T2">char</text:span> <text:span text:style-name="T13">value</text:span>)</text:p>
      <text:p text:style-name="P44">{</text:p>
      <text:p text:style-name="P44"><text:span text:style-name="T8">List</text:span>&lt;<text:span text:style-name="T2">int</text:span>&gt; <text:span text:style-name="T13">indexes</text:span> = <text:span text:style-name="T2">new</text:span> <text:span text:style-name="T8">List</text:span>&lt;<text:span text:style-name="T2">int</text:span>&gt;();</text:p>
      <text:p text:style-name="P61"/>
      <text:p text:style-name="P44"><text:span text:style-name="T2">int</text:span> <text:span text:style-name="T13">index</text:span> = <text:span text:style-name="T17">0</text:span>;</text:p>
      <text:p text:style-name="P44"><text:span text:style-name="T15">while</text:span> ((<text:span text:style-name="T13">index</text:span> = <text:span text:style-name="T13">str</text:span>.<text:span text:style-name="T11">IndexOf</text:span>(<text:span text:style-name="T13">value</text:span>, <text:span text:style-name="T13">index</text:span>)) != -<text:span text:style-name="T17">1</text:span>)</text:p>
      <text:p text:style-name="P44"><text:span text:style-name="T13">indexes</text:span>.<text:span text:style-name="T11">Add</text:span>(<text:span text:style-name="T13">index</text:span>++);</text:p>
      <text:p text:style-name="P61"/>
      <text:p text:style-name="P44"><text:span text:style-name="T15">return</text:span> <text:span text:style-name="T13">indexes</text:span>;</text:p>
      <text:p text:style-name="P44">}</text:p>
      <text:p text:style-name="P46"><text:line-break/><text:span text:style-name="T82">// <text:s/></text:span><text:span text:style-name="T83">Odebrání všech duplicitních výskytů</text:span></text:p>
      <text:p text:style-name="P46"><text:span text:style-name="T2">private</text:span> <text:span text:style-name="T2">static</text:span> <text:span text:style-name="T2">string</text:span> <text:span text:style-name="T11">RemoveAllDuplicates</text:span>(<text:span text:style-name="T2">string</text:span> <text:span text:style-name="T13">str</text:span>, <text:span text:style-name="T8">List</text:span>&lt;<text:span text:style-name="T2">int</text:span>&gt; <text:span text:style-name="T13">indexes</text:span>)</text:p>
      <text:p text:style-name="P44">{</text:p>
      <text:p text:style-name="P44"><text:span text:style-name="T2">string</text:span> <text:span text:style-name="T13">retVal</text:span> = <text:span text:style-name="T13">str</text:span>;</text:p>
      <text:p text:style-name="P61"/>
      <text:p text:style-name="P44"><text:span text:style-name="T15">for</text:span> (<text:span text:style-name="T2">int</text:span> <text:span text:style-name="T13">i</text:span> = <text:span text:style-name="T13">indexes</text:span>.<text:span text:style-name="T13">Count</text:span> - <text:span text:style-name="T17">1</text:span>; <text:span text:style-name="T13">i</text:span> &gt;= <text:span text:style-name="T17">1</text:span>; <text:span text:style-name="T13">i</text:span>--)</text:p>
      <text:p text:style-name="P44"><text:span text:style-name="T13">retVal</text:span> = <text:span text:style-name="T13">retVal</text:span>.<text:span text:style-name="T11">Remove</text:span>(<text:span text:style-name="T13">indexes</text:span>[<text:span text:style-name="T13">i</text:span>], <text:span text:style-name="T17">1</text:span>);</text:p>
      <text:p text:style-name="P61"/>
      <text:p text:style-name="P44"><text:span text:style-name="T15">return</text:span> <text:span text:style-name="T13">retVal</text:span>;</text:p>
      <text:p text:style-name="P44">}</text:p>
      <text:p text:style-name="P57">// <text:s/><text:span text:style-name="T57">Vytvoření klíče šifry</text:span></text:p>
      <text:p text:style-name="P44"><text:span text:style-name="T2">public</text:span> <text:span text:style-name="T2">static</text:span> <text:span text:style-name="T2">char</text:span>[,] <text:span text:style-name="T11">GenerateKeySquare</text:span>(<text:span text:style-name="T2">string</text:span> <text:span text:style-name="T13">key</text:span>)</text:p>
      <text:p text:style-name="P44">{</text:p>
      <text:p text:style-name="P44"><text:span text:style-name="T2">char</text:span>[,] <text:span text:style-name="T13">keySquare</text:span> = <text:span text:style-name="T2">new</text:span> <text:span text:style-name="T2">char</text:span>[<text:span text:style-name="T17">5</text:span>, <text:span text:style-name="T17">5</text:span>];</text:p>
      <text:p text:style-name="P44"><text:span text:style-name="T2">string</text:span> <text:span text:style-name="T13">defaultKeySquare</text:span> = <text:span text:style-name="T18">"ABCDEFGHIKLMNOPQRSTUVWXYZ"</text:span>;</text:p>
      <text:p text:style-name="P44"><text:span text:style-name="T2">string</text:span> <text:span text:style-name="T13">tempKey</text:span> = <text:span text:style-name="T13">key</text:span>.<text:span text:style-name="T11">ToUpper</text:span>();</text:p>
      <text:p text:style-name="P61"/>
      <text:p text:style-name="P44"><text:span text:style-name="T13">tempKey</text:span> = <text:span text:style-name="T13">tempKey</text:span>.<text:span text:style-name="T11">Replace</text:span>(<text:span text:style-name="T18">"J"</text:span>, <text:span text:style-name="T18">""</text:span>);</text:p>
      <text:p text:style-name="P44"><text:soft-page-break/><text:span text:style-name="T13">tempKey</text:span> += <text:span text:style-name="T13">defaultKeySquare</text:span>;</text:p>
      <text:p text:style-name="P61"/>
      <text:p text:style-name="P44"><text:span text:style-name="T15">for</text:span> (<text:span text:style-name="T2">int</text:span> <text:span text:style-name="T13">i</text:span> = <text:span text:style-name="T17">0</text:span>; <text:span text:style-name="T13">i</text:span> &lt; <text:span text:style-name="T17">25</text:span>; ++<text:span text:style-name="T13">i</text:span>)</text:p>
      <text:p text:style-name="P44">{</text:p>
      <text:p text:style-name="P44"><text:span text:style-name="T8">List</text:span>&lt;<text:span text:style-name="T2">int</text:span>&gt; <text:span text:style-name="T13">indexes</text:span> = <text:span text:style-name="T11">FindAllOccurrences</text:span>(<text:span text:style-name="T13">tempKey</text:span>, <text:span text:style-name="T13">defaultKeySquare</text:span>[<text:span text:style-name="T13">i</text:span>]);</text:p>
      <text:p text:style-name="P44"><text:span text:style-name="T13">tempKey</text:span> = <text:span text:style-name="T11">RemoveAllDuplicates</text:span>(<text:span text:style-name="T13">tempKey</text:span>, <text:span text:style-name="T13">indexes</text:span>);</text:p>
      <text:p text:style-name="P44">}</text:p>
      <text:p text:style-name="P61"/>
      <text:p text:style-name="P44"><text:span text:style-name="T13">tempKey</text:span> = <text:span text:style-name="T13">tempKey</text:span>.<text:span text:style-name="T11">Substring</text:span>(<text:span text:style-name="T17">0</text:span>, <text:span text:style-name="T17">25</text:span>);</text:p>
      <text:p text:style-name="P61"/>
      <text:p text:style-name="P44"><text:span text:style-name="T15">for</text:span> (<text:span text:style-name="T2">int</text:span> <text:span text:style-name="T13">i</text:span> = <text:span text:style-name="T17">0</text:span>; <text:span text:style-name="T13">i</text:span> &lt; <text:span text:style-name="T17">25</text:span>; ++<text:span text:style-name="T13">i</text:span>)</text:p>
      <text:p text:style-name="P44"><text:span text:style-name="T13">keySquare</text:span>[(<text:span text:style-name="T13">i</text:span> / <text:span text:style-name="T17">5</text:span>), (<text:span text:style-name="T13">i</text:span> % <text:span text:style-name="T17">5</text:span>)] = <text:span text:style-name="T13">tempKey</text:span>[<text:span text:style-name="T13">i</text:span>];</text:p>
      <text:p text:style-name="P62"/>
      <text:p text:style-name="P61"/>
      <text:p text:style-name="P44"><text:span text:style-name="T15">return</text:span> <text:span text:style-name="T13">keySquare</text:span>;</text:p>
      <text:p text:style-name="P44">}</text:p>
      <text:p text:style-name="P57">// <text:s/><text:span text:style-name="T57">C# dvoudimenzionální pole není kompatibilní s Json encoderem, proto pole polí</text:span></text:p>
      <text:p text:style-name="P44"><text:span text:style-name="T2">public</text:span> <text:span text:style-name="T2">static</text:span> <text:span text:style-name="T2">char</text:span>[][] <text:span text:style-name="T11">ToJsonSquare</text:span>(<text:span text:style-name="T2">char</text:span>[,] <text:span text:style-name="T13">keySquare</text:span>){</text:p>
      <text:p text:style-name="P44"><text:span text:style-name="T2">char</text:span>[][] <text:span text:style-name="T13">square</text:span> = <text:span text:style-name="T2">new</text:span> <text:span text:style-name="T2">char</text:span>[<text:span text:style-name="T17">5</text:span>][];</text:p>
      <text:p text:style-name="P44"><text:span text:style-name="T15">for</text:span>(<text:span text:style-name="T2">int</text:span> <text:span text:style-name="T13">i</text:span> = <text:span text:style-name="T17">0</text:span>; <text:span text:style-name="T13">i</text:span>&lt;<text:span text:style-name="T13">keySquare</text:span>.<text:span text:style-name="T11">GetLength</text:span>(<text:span text:style-name="T17">0</text:span>);<text:span text:style-name="T13">i</text:span>++){</text:p>
      <text:p text:style-name="P44"><text:span text:style-name="T13">square</text:span>[<text:span text:style-name="T13">i</text:span>] = <text:span text:style-name="T2">new</text:span> <text:span text:style-name="T2">char</text:span>[<text:span text:style-name="T17">5</text:span>] {<text:span text:style-name="T13">keySquare</text:span>[<text:span text:style-name="T13">i</text:span>,<text:span text:style-name="T17">0</text:span>],<text:span text:style-name="T13">keySquare</text:span>[<text:span text:style-name="T13">i</text:span>,<text:span text:style-name="T17">1</text:span>],<text:span text:style-name="T13">keySquare</text:span>[<text:span text:style-name="T13">i</text:span>,<text:span text:style-name="T17">2</text:span>],<text:span text:style-name="T13">keySquare</text:span>[<text:span text:style-name="T13">i</text:span>,<text:span text:style-name="T17">3</text:span>],<text:span text:style-name="T13">keySquare</text:span>[<text:span text:style-name="T13">i</text:span>,<text:span text:style-name="T17">4</text:span>]};</text:p>
      <text:p text:style-name="P44">}</text:p>
      <text:p text:style-name="P44"><text:span text:style-name="T15">return</text:span> <text:span text:style-name="T13">square</text:span>;</text:p>
      <text:p text:style-name="P44">}</text:p>
      <text:p text:style-name="P58">// <text:s/>Vyhledání pozice prvku v dourozměrném poli</text:p>
      <text:p text:style-name="P44"><text:span text:style-name="T2">private</text:span> <text:span text:style-name="T2">static</text:span> <text:span text:style-name="T2">void</text:span> <text:span text:style-name="T11">GetPosition</text:span>(<text:span text:style-name="T2">ref</text:span> <text:span text:style-name="T2">char</text:span>[,] <text:span text:style-name="T13">keySquare</text:span>, <text:span text:style-name="T2">char</text:span> <text:span text:style-name="T13">ch</text:span>, <text:span text:style-name="T2">ref</text:span> <text:span text:style-name="T2">int</text:span> <text:span text:style-name="T13">row</text:span>, <text:span text:style-name="T2">ref</text:span> <text:span text:style-name="T2">int</text:span> <text:span text:style-name="T13">col</text:span>)</text:p>
      <text:p text:style-name="P44">{</text:p>
      <text:p text:style-name="P44"><text:span text:style-name="T15">if</text:span> (<text:span text:style-name="T13">ch</text:span> == <text:span text:style-name="T18">'J'</text:span>)</text:p>
      <text:p text:style-name="P44"><text:span text:style-name="T11">GetPosition</text:span>(<text:span text:style-name="T2">ref</text:span> <text:span text:style-name="T13">keySquare</text:span>, <text:span text:style-name="T18">'I'</text:span>, <text:span text:style-name="T2">ref</text:span> <text:span text:style-name="T13">row</text:span>, <text:span text:style-name="T2">ref</text:span> <text:span text:style-name="T13">col</text:span>);</text:p>
      <text:p text:style-name="P61"/>
      <text:p text:style-name="P44"><text:span text:style-name="T15">for</text:span> (<text:span text:style-name="T2">int</text:span> <text:span text:style-name="T13">i</text:span> = <text:span text:style-name="T17">0</text:span>; <text:span text:style-name="T13">i</text:span> &lt; <text:span text:style-name="T17">5</text:span>; ++<text:span text:style-name="T13">i</text:span>)</text:p>
      <text:p text:style-name="P44"><text:span text:style-name="T15">for</text:span> (<text:span text:style-name="T2">int</text:span> <text:span text:style-name="T13">j</text:span> = <text:span text:style-name="T17">0</text:span>; <text:span text:style-name="T13">j</text:span> &lt; <text:span text:style-name="T17">5</text:span>; ++<text:span text:style-name="T13">j</text:span>)</text:p>
      <text:p text:style-name="P44"><text:span text:style-name="T15">if</text:span> (<text:span text:style-name="T13">keySquare</text:span>[<text:span text:style-name="T13">i</text:span>, <text:span text:style-name="T13">j</text:span>] == <text:span text:style-name="T13">ch</text:span>)</text:p>
      <text:p text:style-name="P44">{</text:p>
      <text:p text:style-name="P44"><text:span text:style-name="T13">row</text:span> = <text:span text:style-name="T13">i</text:span>;</text:p>
      <text:p text:style-name="P44"><text:span text:style-name="T13">col</text:span> = <text:span text:style-name="T13">j</text:span>;</text:p>
      <text:p text:style-name="P44"><text:soft-page-break/>}</text:p>
      <text:p text:style-name="P44">}</text:p>
      <text:p text:style-name="P58">// <text:s/>Odebrání všech speciálních znaků</text:p>
      <text:p text:style-name="P44"><text:span text:style-name="T2">private</text:span> <text:span text:style-name="T2">static</text:span> <text:span text:style-name="T2">string</text:span> <text:span text:style-name="T11">RemoveOtherChars</text:span>(<text:span text:style-name="T2">string</text:span> <text:span text:style-name="T13">input</text:span>)</text:p>
      <text:p text:style-name="P44">{</text:p>
      <text:p text:style-name="P44"><text:span text:style-name="T2">string</text:span> <text:span text:style-name="T13">output</text:span> = <text:span text:style-name="T13">input</text:span>;</text:p>
      <text:p text:style-name="P61"/>
      <text:p text:style-name="P44"><text:span text:style-name="T15">for</text:span> (<text:span text:style-name="T2">int</text:span> <text:span text:style-name="T13">i</text:span> = <text:span text:style-name="T17">0</text:span>; <text:span text:style-name="T13">i</text:span> &lt; <text:span text:style-name="T13">output</text:span>.<text:span text:style-name="T13">Length</text:span>; ++<text:span text:style-name="T13">i</text:span>)</text:p>
      <text:p text:style-name="P44"><text:span text:style-name="T15">if</text:span> (!<text:span text:style-name="T13">char</text:span>.<text:span text:style-name="T11">IsLetter</text:span>(<text:span text:style-name="T13">output</text:span>[<text:span text:style-name="T13">i</text:span>]))</text:p>
      <text:p text:style-name="P44"><text:span text:style-name="T13">output</text:span> = <text:span text:style-name="T13">output</text:span>.<text:span text:style-name="T11">Remove</text:span>(<text:span text:style-name="T13">i</text:span>, <text:span text:style-name="T17">1</text:span>);</text:p>
      <text:p text:style-name="P61"/>
      <text:p text:style-name="P44"><text:span text:style-name="T15">return</text:span> <text:span text:style-name="T13">output</text:span>;</text:p>
      <text:p text:style-name="P44">}</text:p>
      <text:p text:style-name="P58">// <text:s/>Upravení na velké a malé písmena</text:p>
      <text:p text:style-name="P44"><text:span text:style-name="T2">private</text:span> <text:span text:style-name="T2">static</text:span> <text:span text:style-name="T2">string</text:span> <text:span text:style-name="T11">AdjustOutput</text:span>(<text:span text:style-name="T2">string</text:span> <text:span text:style-name="T13">input</text:span>, <text:span text:style-name="T2">string</text:span> <text:span text:style-name="T13">output</text:span>)</text:p>
      <text:p text:style-name="P44">{</text:p>
      <text:p text:style-name="P44"><text:span text:style-name="T8">StringBuilder</text:span> <text:span text:style-name="T13">retVal</text:span> = <text:span text:style-name="T2">new</text:span> <text:span text:style-name="T8">StringBuilder</text:span>(<text:span text:style-name="T13">output</text:span>);</text:p>
      <text:p text:style-name="P44"><text:span text:style-name="T15">for</text:span> (<text:span text:style-name="T2">int</text:span> <text:span text:style-name="T13">i</text:span> = <text:span text:style-name="T17">0</text:span>; <text:span text:style-name="T13">i</text:span> &lt; <text:span text:style-name="T13">input</text:span>.<text:span text:style-name="T13">Length</text:span>; ++<text:span text:style-name="T13">i</text:span>)</text:p>
      <text:p text:style-name="P44">{</text:p>
      <text:p text:style-name="P44"><text:span text:style-name="T15">if</text:span> (!<text:span text:style-name="T13">char</text:span>.<text:span text:style-name="T11">IsLetter</text:span>(<text:span text:style-name="T13">input</text:span>[<text:span text:style-name="T13">i</text:span>]))</text:p>
      <text:p text:style-name="P44"><text:span text:style-name="T13">retVal</text:span> = <text:span text:style-name="T13">retVal</text:span>.<text:span text:style-name="T11">Insert</text:span>(<text:span text:style-name="T13">i</text:span>, <text:span text:style-name="T13">input</text:span>[<text:span text:style-name="T13">i</text:span>].<text:span text:style-name="T11">ToString</text:span>());</text:p>
      <text:p text:style-name="P61"/>
      <text:p text:style-name="P44"><text:span text:style-name="T15">if</text:span> (<text:span text:style-name="T13">char</text:span>.<text:span text:style-name="T11">IsLower</text:span>(<text:span text:style-name="T13">input</text:span>[<text:span text:style-name="T13">i</text:span>]))</text:p>
      <text:p text:style-name="P44"><text:span text:style-name="T13">retVal</text:span>[<text:span text:style-name="T13">i</text:span>] = <text:span text:style-name="T13">char</text:span>.<text:span text:style-name="T11">ToLower</text:span>(<text:span text:style-name="T13">retVal</text:span>[<text:span text:style-name="T13">i</text:span>]);</text:p>
      <text:p text:style-name="P44">}</text:p>
      <text:p text:style-name="P44"><text:span text:style-name="T15">return</text:span> <text:span text:style-name="T13">retVal</text:span>.<text:span text:style-name="T11">ToString</text:span>();</text:p>
      <text:p text:style-name="P44">}</text:p>
      <text:p text:style-name="P61"/>
      <text:p text:style-name="P48"><text:span text:style-name="T2">private</text:span> <text:span text:style-name="T2">static</text:span> <text:span text:style-name="T2">string</text:span> <text:span text:style-name="T11">Cipher</text:span>(<text:span text:style-name="T2">string</text:span> <text:span text:style-name="T13">input</text:span>, <text:span text:style-name="T2">char</text:span>[,] <text:span text:style-name="T13">keySquare</text:span>, <text:span text:style-name="T2">bool</text:span> <text:span text:style-name="T13">encipher</text:span>)</text:p>
      <text:p text:style-name="P44">{</text:p>
      <text:p text:style-name="P44"><text:span text:style-name="T2">string</text:span> <text:span text:style-name="T13">retVal</text:span> = <text:span text:style-name="T13">string</text:span>.<text:span text:style-name="T13">Empty</text:span>;</text:p>
      <text:p text:style-name="P44"><text:span text:style-name="T2">string</text:span> <text:span text:style-name="T13">tempInput</text:span> = <text:span text:style-name="T11">RemoveOtherChars</text:span>(<text:span text:style-name="T13">input</text:span>);</text:p>
      <text:p text:style-name="P44"><text:span text:style-name="T2">int</text:span> <text:span text:style-name="T13">e</text:span> = <text:span text:style-name="T13">encipher</text:span> ? <text:span text:style-name="T17">1</text:span> : -<text:span text:style-name="T17">1</text:span>;</text:p>
      <text:p text:style-name="P44"><text:span text:style-name="T15">if</text:span> ((<text:span text:style-name="T13">tempInput</text:span>.<text:span text:style-name="T13">Length</text:span> % <text:span text:style-name="T17">2</text:span>) != <text:span text:style-name="T17">0</text:span>)</text:p>
      <text:p text:style-name="P44"><text:span text:style-name="T13">tempInput</text:span> += <text:span text:style-name="T18">"X"</text:span>;</text:p>
      <text:p text:style-name="P61"/>
      <text:p text:style-name="P44"><text:span text:style-name="T2">char</text:span>[] <text:span text:style-name="T13">fix</text:span> = <text:span text:style-name="T2">new</text:span> <text:span text:style-name="T2">char</text:span>[<text:span text:style-name="T13">tempInput</text:span>.<text:span text:style-name="T13">Length</text:span>];</text:p>
      <text:p text:style-name="P44"><text:span text:style-name="T13">fix</text:span> = <text:span text:style-name="T13">tempInput</text:span>.<text:span text:style-name="T11">ToCharArray</text:span>();</text:p>
      <text:p text:style-name="P44"><text:span text:style-name="T15">for</text:span>(<text:span text:style-name="T2">int</text:span> <text:span text:style-name="T13">i</text:span> = <text:span text:style-name="T17">1</text:span>; <text:span text:style-name="T13">i</text:span> &lt; <text:span text:style-name="T13">tempInput</text:span>.<text:span text:style-name="T13">Length</text:span>;<text:span text:style-name="T13">i</text:span>+=<text:span text:style-name="T17">2</text:span>){</text:p>
      <text:p text:style-name="P44"><text:span text:style-name="T15">if</text:span>(<text:span text:style-name="T13">tempInput</text:span>[<text:span text:style-name="T13">i</text:span>-<text:span text:style-name="T17">1</text:span>] == <text:span text:style-name="T13">tempInput</text:span>[<text:span text:style-name="T13">i</text:span>]){</text:p>
      <text:p text:style-name="P44"><text:soft-page-break/><text:span text:style-name="T13">fix</text:span>[<text:span text:style-name="T13">i</text:span>] = <text:span text:style-name="T18">'X'</text:span>;</text:p>
      <text:p text:style-name="P44"><text:span text:style-name="T15">continue</text:span>;</text:p>
      <text:p text:style-name="P44">}</text:p>
      <text:p text:style-name="P44"><text:span text:style-name="T13">fix</text:span>[<text:span text:style-name="T13">i</text:span>] = <text:span text:style-name="T13">tempInput</text:span>[<text:span text:style-name="T13">i</text:span>];</text:p>
      <text:p text:style-name="P44">}</text:p>
      <text:p text:style-name="P44"><text:span text:style-name="T13">tempInput</text:span> = <text:span text:style-name="T2">new</text:span> <text:span text:style-name="T2">string</text:span>(<text:span text:style-name="T13">fix</text:span>);</text:p>
      <text:p text:style-name="P44"><text:span text:style-name="T15">for</text:span> (<text:span text:style-name="T2">int</text:span> <text:span text:style-name="T13">i</text:span> = <text:span text:style-name="T17">0</text:span>; <text:span text:style-name="T13">i</text:span> &lt; <text:span text:style-name="T13">tempInput</text:span>.<text:span text:style-name="T13">Length</text:span>; <text:span text:style-name="T13">i</text:span> += <text:span text:style-name="T17">2</text:span>)</text:p>
      <text:p text:style-name="P44">{</text:p>
      <text:p text:style-name="P44"><text:span text:style-name="T2">int</text:span> <text:span text:style-name="T13">row1</text:span> = <text:span text:style-name="T17">0</text:span>;</text:p>
      <text:p text:style-name="P44"><text:span text:style-name="T2">int</text:span> <text:span text:style-name="T13">col1</text:span> = <text:span text:style-name="T17">0</text:span>;</text:p>
      <text:p text:style-name="P44"><text:span text:style-name="T2">int</text:span> <text:span text:style-name="T13">row2</text:span> = <text:span text:style-name="T17">0</text:span>;</text:p>
      <text:p text:style-name="P44"><text:span text:style-name="T2">int</text:span> <text:span text:style-name="T13">col2</text:span> = <text:span text:style-name="T17">0</text:span>;</text:p>
      <text:p text:style-name="P44"/>
      <text:p text:style-name="P44"><text:span text:style-name="T2">int</text:span>[] <text:span text:style-name="T13">point1</text:span> = <text:span text:style-name="T2">new</text:span> <text:span text:style-name="T2">int</text:span>[<text:span text:style-name="T17">2</text:span>]; </text:p>
      <text:p text:style-name="P47"><text:span text:style-name="T2">int</text:span>[] <text:span text:style-name="T13">point2</text:span> = <text:span text:style-name="T2">new</text:span> <text:span text:style-name="T2">int</text:span>[<text:span text:style-name="T17">2</text:span>];</text:p>
      <text:p text:style-name="P47"><text:span text:style-name="T2">int</text:span>[] <text:span text:style-name="T13">point3</text:span> = <text:span text:style-name="T2">new</text:span> <text:span text:style-name="T2">int</text:span>[<text:span text:style-name="T17">2</text:span>];</text:p>
      <text:p text:style-name="P44"><text:span text:style-name="T2">int</text:span>[] <text:span text:style-name="T13">point4</text:span> = <text:span text:style-name="T2">new</text:span> <text:span text:style-name="T2">int</text:span>[<text:span text:style-name="T17">2</text:span>];</text:p>
      <text:p text:style-name="P44"><text:span text:style-name="T11">GetPosition</text:span>(<text:span text:style-name="T2">ref</text:span> <text:span text:style-name="T13">keySquare</text:span>, <text:span text:style-name="T13">char</text:span>.<text:span text:style-name="T11">ToUpper</text:span>(<text:span text:style-name="T13">tempInput</text:span>[<text:span text:style-name="T13">i</text:span>]), <text:span text:style-name="T2">ref</text:span> <text:span text:style-name="T13">row1</text:span>, <text:span text:style-name="T2">ref</text:span> <text:span text:style-name="T13">col1</text:span>);</text:p>
      <text:p text:style-name="P44"><text:span text:style-name="T13">point3</text:span>[<text:span text:style-name="T17">0</text:span>] = <text:span text:style-name="T13">row1</text:span>;</text:p>
      <text:p text:style-name="P44"><text:span text:style-name="T13">point3</text:span>[<text:span text:style-name="T17">1</text:span>] = <text:span text:style-name="T13">col1</text:span>;</text:p>
      <text:p text:style-name="P44"><text:span text:style-name="T11">GetPosition</text:span>(<text:span text:style-name="T2">ref</text:span> <text:span text:style-name="T13">keySquare</text:span>, <text:span text:style-name="T13">char</text:span>.<text:span text:style-name="T11">ToUpper</text:span>(<text:span text:style-name="T13">tempInput</text:span>[<text:span text:style-name="T13">i</text:span> + <text:span text:style-name="T17">1</text:span>]), <text:span text:style-name="T2">ref</text:span> <text:span text:style-name="T13">row2</text:span>, <text:span text:style-name="T2">ref</text:span> <text:span text:style-name="T13">col2</text:span>);</text:p>
      <text:p text:style-name="P44"><text:span text:style-name="T13">point4</text:span>[<text:span text:style-name="T17">0</text:span>] = <text:span text:style-name="T13">row2</text:span>;</text:p>
      <text:p text:style-name="P44"><text:span text:style-name="T13">point4</text:span>[<text:span text:style-name="T17">1</text:span>] = <text:span text:style-name="T13">col2</text:span>;</text:p>
      <text:p text:style-name="P54">// <text:span text:style-name="T57">Stejný řádek a sloupec</text:span></text:p>
      <text:p text:style-name="P44"><text:span text:style-name="T15">if</text:span> (<text:span text:style-name="T13">row1</text:span> == <text:span text:style-name="T13">row2</text:span> &amp;&amp; <text:span text:style-name="T13">col1</text:span> == <text:span text:style-name="T13">col2</text:span>)</text:p>
      <text:p text:style-name="P44">{</text:p>
      <text:p text:style-name="P44"><text:span text:style-name="T13">point1</text:span>[<text:span text:style-name="T17">0</text:span>] = <text:span text:style-name="T11">Mod</text:span>((<text:span text:style-name="T13">row1</text:span> + <text:span text:style-name="T13">e</text:span>), <text:span text:style-name="T17">5</text:span>);</text:p>
      <text:p text:style-name="P44"><text:span text:style-name="T13">point1</text:span>[<text:span text:style-name="T17">1</text:span>] = <text:span text:style-name="T11">Mod</text:span>((<text:span text:style-name="T13">col1</text:span> + <text:span text:style-name="T13">e</text:span>), <text:span text:style-name="T17">5</text:span>);</text:p>
      <text:p text:style-name="P44"><text:span text:style-name="T13">point2</text:span>[<text:span text:style-name="T17">0</text:span>] = <text:span text:style-name="T11">Mod</text:span>((<text:span text:style-name="T13">row1</text:span> + <text:span text:style-name="T13">e</text:span>), <text:span text:style-name="T17">5</text:span>);</text:p>
      <text:p text:style-name="P44"><text:span text:style-name="T13">point2</text:span>[<text:span text:style-name="T17">1</text:span>] = <text:span text:style-name="T11">Mod</text:span>((<text:span text:style-name="T13">row1</text:span> + <text:span text:style-name="T13">e</text:span>), <text:span text:style-name="T17">5</text:span>);</text:p>
      <text:p text:style-name="P44">}</text:p>
      <text:p text:style-name="P54">// <text:span text:style-name="T57">Stejný řádek</text:span></text:p>
      <text:p text:style-name="P44"><text:span text:style-name="T15">else</text:span> <text:span text:style-name="T15">if</text:span> (<text:span text:style-name="T13">row1</text:span> == <text:span text:style-name="T13">row2</text:span>)</text:p>
      <text:p text:style-name="P44">{</text:p>
      <text:p text:style-name="P44"><text:span text:style-name="T13">point1</text:span>[<text:span text:style-name="T17">0</text:span>] = <text:span text:style-name="T13">row1</text:span>;</text:p>
      <text:p text:style-name="P44"><text:span text:style-name="T13">point1</text:span>[<text:span text:style-name="T17">1</text:span>] = <text:span text:style-name="T11">Mod</text:span>((<text:span text:style-name="T13">col1</text:span> + <text:span text:style-name="T13">e</text:span>), <text:span text:style-name="T17">5</text:span>);</text:p>
      <text:p text:style-name="P44"><text:span text:style-name="T13">point2</text:span>[<text:span text:style-name="T17">0</text:span>] = <text:span text:style-name="T13">row1</text:span>;</text:p>
      <text:p text:style-name="P44"><text:span text:style-name="T13">point2</text:span>[<text:span text:style-name="T17">1</text:span>] = <text:span text:style-name="T11">Mod</text:span>((<text:span text:style-name="T13">col2</text:span> + <text:span text:style-name="T13">e</text:span>), <text:span text:style-name="T17">5</text:span>);</text:p>
      <text:p text:style-name="P44">}</text:p>
      <text:p text:style-name="P54"><text:soft-page-break/>// <text:span text:style-name="T57">Stejný sloupec</text:span></text:p>
      <text:p text:style-name="P44"><text:span text:style-name="T15">else</text:span> <text:span text:style-name="T15">if</text:span>(<text:span text:style-name="T13">col1</text:span> == <text:span text:style-name="T13">col2</text:span>)</text:p>
      <text:p text:style-name="P44">{</text:p>
      <text:p text:style-name="P44"><text:span text:style-name="T13">point1</text:span>[<text:span text:style-name="T17">0</text:span>] = <text:span text:style-name="T11">Mod</text:span>((<text:span text:style-name="T13">row1</text:span> + <text:span text:style-name="T13">e</text:span>), <text:span text:style-name="T17">5</text:span>);</text:p>
      <text:p text:style-name="P44"><text:span text:style-name="T13">point1</text:span>[<text:span text:style-name="T17">1</text:span>] = <text:span text:style-name="T13">col1</text:span>;</text:p>
      <text:p text:style-name="P44"><text:span text:style-name="T13">point2</text:span>[<text:span text:style-name="T17">0</text:span>] = <text:span text:style-name="T11">Mod</text:span>((<text:span text:style-name="T13">row2</text:span> + <text:span text:style-name="T13">e</text:span>),<text:span text:style-name="T17">5</text:span>);</text:p>
      <text:p text:style-name="P44"><text:span text:style-name="T13">point2</text:span>[<text:span text:style-name="T17">1</text:span>] = <text:span text:style-name="T13">col1</text:span>;</text:p>
      <text:p text:style-name="P44">}</text:p>
      <text:p text:style-name="P64">else</text:p>
      <text:p text:style-name="P44">{</text:p>
      <text:p text:style-name="P54">// <text:span text:style-name="T57">Čtverec </text:span></text:p>
      <text:p text:style-name="P44"><text:span text:style-name="T13">point1</text:span>[<text:span text:style-name="T17">0</text:span>] = <text:span text:style-name="T13">row1</text:span>;</text:p>
      <text:p text:style-name="P44"><text:span text:style-name="T13">point1</text:span>[<text:span text:style-name="T17">1</text:span>] = <text:span text:style-name="T13">col2</text:span>;</text:p>
      <text:p text:style-name="P44"><text:span text:style-name="T13">point2</text:span>[<text:span text:style-name="T17">0</text:span>] = <text:span text:style-name="T13">row2</text:span>;</text:p>
      <text:p text:style-name="P44"><text:span text:style-name="T13">point2</text:span>[<text:span text:style-name="T17">1</text:span>] = <text:span text:style-name="T13">col1</text:span>;</text:p>
      <text:p text:style-name="P44">}</text:p>
      <text:p text:style-name="P54">/ / <text:span text:style-name="T57">Čtverec přidání k výsledku </text:span></text:p>
      <text:p text:style-name="P44"><text:span text:style-name="T13">retVal</text:span> += <text:span text:style-name="T2">new</text:span> <text:span text:style-name="T2">string</text:span>(<text:span text:style-name="T2">new</text:span> <text:span text:style-name="T2">char</text:span>[] { <text:span text:style-name="T13">keySquare</text:span>[<text:span text:style-name="T13">point1</text:span>[<text:span text:style-name="T17">0</text:span>], <text:span text:style-name="T13">point1</text:span>[<text:span text:style-name="T17">1</text:span>]], <text:span text:style-name="T13">keySquare</text:span>[<text:span text:style-name="T13">point2</text:span>[<text:span text:style-name="T17">0</text:span>], <text:span text:style-name="T13">point2</text:span>[<text:span text:style-name="T17">1</text:span>]] });</text:p>
      <text:p text:style-name="P44">}</text:p>
      <text:p text:style-name="P54">/ / <text:span text:style-name="T57">Upravení na velké a malé písmena</text:span></text:p>
      <text:p text:style-name="P44"><text:span text:style-name="T13">retVal</text:span> = <text:span text:style-name="T11">AdjustOutput</text:span>(<text:span text:style-name="T13">input</text:span>, <text:span text:style-name="T13">retVal</text:span>);</text:p>
      <text:p text:style-name="P49"><text:span text:style-name="T15">return</text:span><text:span text:style-name="T13"> retVal</text:span>;</text:p>
      <text:p text:style-name="P44">}</text:p>
      <text:p text:style-name="P61"/>
      <text:p text:style-name="P50"><text:span text:style-name="T2">public</text:span> <text:span text:style-name="T2">static</text:span> <text:span text:style-name="T4">string</text:span> <text:span text:style-name="T11">Encipher</text:span>(<text:span text:style-name="T2">string</text:span> <text:span text:style-name="T13">input</text:span>, <text:span text:style-name="T2">char</text:span>[,] <text:span text:style-name="T13">key</text:span>)</text:p>
      <text:p text:style-name="P44">{</text:p>
      <text:p text:style-name="P44"><text:span text:style-name="T15">return</text:span> <text:span text:style-name="T11">Cipher</text:span>(<text:span text:style-name="T13">input</text:span>, <text:span text:style-name="T13">key</text:span>, <text:span text:style-name="T2">true</text:span>);</text:p>
      <text:p text:style-name="P44">}</text:p>
      <text:p text:style-name="P61"/>
      <text:p text:style-name="P50"><text:span text:style-name="T2">public</text:span> <text:span text:style-name="T2">static</text:span> <text:span text:style-name="T2">string</text:span> <text:span text:style-name="T11">Decipher</text:span>(<text:span text:style-name="T2">string</text:span> <text:span text:style-name="T13">input</text:span>, <text:span text:style-name="T2">char</text:span>[,] <text:span text:style-name="T13">key</text:span>)</text:p>
      <text:p text:style-name="P44">{</text:p>
      <text:p text:style-name="P63"><text:span text:style-name="T16">return</text:span><text:span text:style-name="T7"> </text:span><text:span text:style-name="T12">Cipher</text:span><text:span text:style-name="T7">(</text:span><text:span text:style-name="T14">input</text:span><text:span text:style-name="T7">, </text:span><text:span text:style-name="T14">key</text:span><text:span text:style-name="T7">, </text:span><text:span text:style-name="T6">false</text:span><text:span text:style-name="T7">);</text:span></text:p>
      <text:p text:style-name="P51">}</text:p>
      <text:p text:style-name="P44">}</text:p>
      <text:h text:style-name="P87" text:outline-level="3"><text:bookmark-start text:name="__RefHeading___Toc3764_2436247511"/>Homofoni sifra<text:bookmark-end text:name="__RefHeading___Toc3764_2436247511"/></text:h>
      <text:p text:style-name="P31"><text:span text:style-name="T21">[</text:span><text:span text:style-name="T49">2</text:span><text:span text:style-name="T51">6</text:span><text:span text:style-name="T21">][</text:span><text:span text:style-name="T49">2</text:span><text:span text:style-name="T51">7</text:span><text:span text:style-name="T21">][</text:span><text:span text:style-name="T49">28</text:span><text:span text:style-name="T21">][</text:span><text:span text:style-name="T49">29</text:span><text:span text:style-name="T21">]</text:span></text:p>
      <text:p text:style-name="P31"><text:span text:style-name="T74">j</text:span><text:span text:style-name="T64">e substituční šifra, ve které se jedno písmeno z otevřeného textu může zašifrovat na různá písmena v šifrovém textu, jejichž počet je přímo úměrný frekvencí písmene. Přitom stále používá jednu šifrovací abecedu, není to polyalfabetická šifra. </text:span></text:p>
      <text:p text:style-name="P5"/>
      <text:p text:style-name="P5">Smyslem homofonní šifry je, aby ve výsledném šifrovém textu každé písmeno mělo přibližně stejnou relativní četnost, konkrétně 1 %</text:p>
      <text:h text:style-name="P90" text:outline-level="4"><text:bookmark-start text:name="__RefHeading___Toc3768_2436247511"/>Historie<text:bookmark-end text:name="__RefHeading___Toc3768_2436247511"/></text:h>
      <text:p text:style-name="P7">17. stol., Evropa</text:p>
      <text:h text:style-name="P90" text:outline-level="4"><text:bookmark-start text:name="__RefHeading___Toc3770_2436247511"/>Bezpe<text:span text:style-name="T99">č</text:span>nost<text:bookmark-end text:name="__RefHeading___Toc3770_2436247511"/></text:h>
      <text:p text:style-name="P7">K rozluštění lze použít frekvenční analýza pro dvojice písmen</text:p>
      <text:p text:style-name="P7">Angličtina má časté kombinace: ee, th, qu</text:p>
      <text:p text:style-name="P7">Přitom písmeno q (výskyt 0,1%) je následováno jedině</text:p>
      <text:p text:style-name="P7">písmenem u (výskyt 2,8%). V šifrovém textu bude jediný znak</text:p>
      <text:p text:style-name="P7">pro q následován jedním ze tří znaků pro u.</text:p>
      <text:p text:style-name="P7"/>
      <text:h text:style-name="P88" text:outline-level="4"><text:bookmark-start text:name="__RefHeading___Toc3766_2436247511"/>příkladový kód<text:bookmark-end text:name="__RefHeading___Toc3766_2436247511"/></text:h>
      <text:p text:style-name="P52"><text:span text:style-name="T2">class</text:span> <text:span text:style-name="T8">HomoCipher</text:span></text:p>
      <text:p text:style-name="P44">{</text:p>
      <text:p text:style-name="P44"><text:span text:style-name="T2">public</text:span> <text:span text:style-name="T2">static</text:span> <text:span text:style-name="T2">string </text:span><text:span text:style-name="T11">Encipher</text:span>(<text:span text:style-name="T2">string</text:span> <text:span text:style-name="T13">ready</text:span>,<text:span text:style-name="T8">Dictionary</text:span>&lt;<text:span text:style-name="T2">char</text:span>,<text:span text:style-name="T2">string</text:span>[]&gt; <text:span text:style-name="T13">key</text:span>){</text:p>
      <text:p text:style-name="P53">//<text:span text:style-name="T55">Pomocné počítání </text:span></text:p>
      <text:p text:style-name="P44"><text:span text:style-name="T8">Dictionary</text:span>&lt;<text:span text:style-name="T2">char</text:span>,<text:span text:style-name="T2">int</text:span>&gt; <text:span text:style-name="T13">count_per_char</text:span> = <text:span text:style-name="T2">new</text:span> <text:span text:style-name="T8">Dictionary</text:span>&lt;<text:span text:style-name="T2">char</text:span>,<text:span text:style-name="T2">int</text:span>&gt;();</text:p>
      <text:p text:style-name="P44"><text:span text:style-name="T15">foreach</text:span>(<text:span text:style-name="T2">var</text:span> <text:span text:style-name="T13">letter</text:span> <text:span text:style-name="T15">in</text:span> <text:span text:style-name="T13">key</text:span>)</text:p>
      <text:p text:style-name="P44">{</text:p>
      <text:p text:style-name="P44"><text:span text:style-name="T13">count_per_char</text:span>.<text:span text:style-name="T11">Add</text:span>(<text:span text:style-name="T13">letter</text:span>.<text:span text:style-name="T13">Key</text:span>,<text:span text:style-name="T17">0</text:span>);</text:p>
      <text:p text:style-name="P44">}</text:p>
      <text:p text:style-name="P53">// <text:span text:style-name="T55">Posouvání kódu za charakter o jeden při vytváření šifrovaného textu</text:span></text:p>
      <text:p text:style-name="P44"><text:span text:style-name="T8">StringBuilder</text:span> <text:span text:style-name="T13">sb</text:span> = <text:span text:style-name="T2">new</text:span> <text:span text:style-name="T8">StringBuilder</text:span>();</text:p>
      <text:p text:style-name="P44"><text:span text:style-name="T15">foreach</text:span>(<text:span text:style-name="T2">char</text:span> <text:span text:style-name="T13">letter</text:span> <text:span text:style-name="T15">in</text:span> <text:span text:style-name="T13">ready</text:span>){</text:p>
      <text:p text:style-name="P44"><text:span text:style-name="T13">sb</text:span>.<text:span text:style-name="T11">Append</text:span>(<text:span text:style-name="T13">key</text:span>[<text:span text:style-name="T13">letter</text:span>][<text:span text:style-name="T13">count_per_char</text:span>[<text:span text:style-name="T13">letter</text:span>]]);</text:p>
      <text:p text:style-name="P44"><text:span text:style-name="T15">foreach</text:span>(<text:span text:style-name="T2">var</text:span> <text:span text:style-name="T13">lkey</text:span> <text:span text:style-name="T15">in</text:span> <text:span text:style-name="T13">key</text:span>){</text:p>
      <text:p text:style-name="P44"><text:span text:style-name="T15">if</text:span>(<text:span text:style-name="T13">lkey</text:span>.<text:span text:style-name="T13">Key</text:span> == <text:span text:style-name="T13">letter</text:span>){</text:p>
      <text:p text:style-name="P44"><text:span text:style-name="T15">break</text:span>;</text:p>
      <text:p text:style-name="P44"><text:soft-page-break/>}</text:p>
      <text:p text:style-name="P44">}</text:p>
      <text:p text:style-name="P44"><text:span text:style-name="T13">count_per_char</text:span>[<text:span text:style-name="T13">letter</text:span>] += <text:span text:style-name="T17">1</text:span>;</text:p>
      <text:p text:style-name="P44">}</text:p>
      <text:p text:style-name="P44"><text:span text:style-name="T15">return</text:span> <text:span text:style-name="T13">sb</text:span>.<text:span text:style-name="T11">ToString</text:span>();</text:p>
      <text:p text:style-name="P44">}</text:p>
      <text:p text:style-name="P44"><text:span text:style-name="T2">public</text:span> <text:span text:style-name="T2">static</text:span> <text:span text:style-name="T2">string</text:span> <text:span text:style-name="T11">Decipher</text:span>(<text:span text:style-name="T2">string</text:span> <text:span text:style-name="T13">ready</text:span>,<text:span text:style-name="T8">Dictionary</text:span>&lt;<text:span text:style-name="T2">char</text:span>,<text:span text:style-name="T2">string</text:span>[]&gt; <text:span text:style-name="T13">key</text:span>){</text:p>
      <text:p text:style-name="P53">//<text:span text:style-name="T54">získání prvního prvku ke zjištění velikosti</text:span></text:p>
      <text:p text:style-name="P44"><text:span text:style-name="T2">var</text:span> <text:span text:style-name="T13">e</text:span> = <text:span text:style-name="T13">key</text:span>.<text:span text:style-name="T11">GetEnumerator</text:span>();</text:p>
      <text:p text:style-name="P44"><text:span text:style-name="T13">e</text:span>.<text:span text:style-name="T11">MoveNext</text:span>();</text:p>
      <text:p text:style-name="P44"><text:span text:style-name="T2">var</text:span> <text:span text:style-name="T13">anElement</text:span> = <text:span text:style-name="T13">e</text:span>.<text:span text:style-name="T13">Current</text:span>;</text:p>
      <text:p text:style-name="P59">//zjištění velikosti</text:p>
      <text:p text:style-name="P44"><text:span text:style-name="T2">int</text:span> <text:span text:style-name="T13">digits</text:span> = <text:span text:style-name="T13">anElement</text:span>.<text:span text:style-name="T13">Value</text:span>[<text:span text:style-name="T17">0</text:span>].<text:span text:style-name="T13">Length</text:span>;</text:p>
      <text:p text:style-name="P61"><text:span text:style-name="T10">StringBuilder</text:span><text:span text:style-name="T7"> </text:span><text:span text:style-name="T14">sb</text:span><text:span text:style-name="T7"> = </text:span><text:span text:style-name="T6">new</text:span><text:span text:style-name="T7"> </text:span><text:span text:style-name="T10">StringBuilder</text:span><text:span text:style-name="T7">();</text:span></text:p>
      <text:p text:style-name="P60">//Jednotlivý <text:s/>kód pro písmeno</text:p>
      <text:p text:style-name="P44"><text:span text:style-name="T2">string</text:span> <text:span text:style-name="T13">code</text:span> = <text:span text:style-name="T18">""</text:span>;</text:p>
      <text:p text:style-name="P60">//procházení zašifrovaného textu</text:p>
      <text:p text:style-name="P44"><text:span text:style-name="T15">for</text:span> (<text:span text:style-name="T2">int</text:span> <text:span text:style-name="T13">i</text:span> = <text:span text:style-name="T17">0</text:span>; <text:span text:style-name="T13">i</text:span> &lt; <text:span text:style-name="T13">ready</text:span>.<text:span text:style-name="T13">Length</text:span>; <text:span text:style-name="T13">i</text:span>++)</text:p>
      <text:p text:style-name="P44">{</text:p>
      <text:p text:style-name="P60">//přidávání k jednotlivému kódu, pokud je kompletní zjistíme , jaký znak je za ním</text:p>
      <text:p text:style-name="P44"><text:span text:style-name="T13">code</text:span> += <text:span text:style-name="T13">ready</text:span>[<text:span text:style-name="T13">i</text:span>];</text:p>
      <text:p text:style-name="P44"><text:span text:style-name="T15">if</text:span> (<text:span text:style-name="T13">i</text:span> % <text:span text:style-name="T13">digits</text:span> == <text:span text:style-name="T17">0</text:span>){</text:p>
      <text:p text:style-name="P44"><text:span text:style-name="T15">foreach</text:span>(<text:span text:style-name="T2">var</text:span> <text:span text:style-name="T13">pair</text:span> <text:span text:style-name="T15">in</text:span> <text:span text:style-name="T13">key</text:span>){</text:p>
      <text:p text:style-name="P44"><text:span text:style-name="T2">int</text:span> <text:span text:style-name="T13">check</text:span> = <text:span text:style-name="T13">Array</text:span>.<text:span text:style-name="T11">IndexOf</text:span>(<text:span text:style-name="T13">pair</text:span>.<text:span text:style-name="T13">Value</text:span>,<text:span text:style-name="T13">code</text:span>);</text:p>
      <text:p text:style-name="P44"><text:span text:style-name="T15">if</text:span>(<text:span text:style-name="T13">check</text:span> == -<text:span text:style-name="T17">1</text:span>){</text:p>
      <text:p text:style-name="P44"><text:span text:style-name="T15">continue</text:span>;</text:p>
      <text:p text:style-name="P44">}<text:span text:style-name="T15">else</text:span>{</text:p>
      <text:p text:style-name="P44"><text:span text:style-name="T13">code</text:span> = <text:span text:style-name="T18">""</text:span>;</text:p>
      <text:p text:style-name="P44">}</text:p>
      <text:p text:style-name="P44"><text:span text:style-name="T13">sb</text:span>.<text:span text:style-name="T11">Append</text:span>(<text:span text:style-name="T13">pair</text:span>.<text:span text:style-name="T13">Key</text:span>);</text:p>
      <text:p text:style-name="P44">}</text:p>
      <text:p text:style-name="P44">}</text:p>
      <text:p text:style-name="P44">}</text:p>
      <text:p text:style-name="P44"><text:span text:style-name="T15">return</text:span> <text:span text:style-name="T13">sb</text:span>.<text:span text:style-name="T11">ToString</text:span>();</text:p>
      <text:p text:style-name="P44">}</text:p>
      <text:p text:style-name="P44"><text:span text:style-name="T2">public</text:span> <text:span text:style-name="T2">static</text:span> <text:span text:style-name="T8">Dictionary</text:span>&lt;<text:span text:style-name="T2">char</text:span>,<text:span text:style-name="T2">string</text:span>[]&gt; <text:span text:style-name="T11">CreateKey</text:span>(<text:span text:style-name="T2">string</text:span> <text:span text:style-name="T13">ready</text:span>){</text:p>
      <text:p text:style-name="P53">//<text:span text:style-name="T54">získání frekvence znaků</text:span></text:p>
      <text:p text:style-name="P44"><text:span text:style-name="T8">Dictionary</text:span>&lt;<text:span text:style-name="T2">char</text:span>,<text:span text:style-name="T2">int</text:span>&gt; <text:span text:style-name="T13">frequency</text:span> = <text:span text:style-name="T11">prCharWithFreq</text:span>(<text:span text:style-name="T13">ready</text:span>);</text:p>
      <text:p text:style-name="P53">// <text:span text:style-name="T54">List kódů za jeden znak</text:span></text:p>
      <text:p text:style-name="P44"><text:span text:style-name="T8">List</text:span>&lt;<text:span text:style-name="T8">String</text:span>&gt; <text:span text:style-name="T13">code</text:span> = <text:span text:style-name="T2">new</text:span> <text:span text:style-name="T8">List</text:span>&lt;<text:span text:style-name="T8">String</text:span>&gt;();</text:p>
      <text:p text:style-name="P53"><text:soft-page-break/>// <text:span text:style-name="T54">Zjisté velikost kódu za znak</text:span></text:p>
      <text:p text:style-name="P44"><text:span text:style-name="T2">int</text:span> <text:span text:style-name="T13">digits</text:span> = <text:span text:style-name="T11">countDigit</text:span>(<text:span text:style-name="T13">ready</text:span>.<text:span text:style-name="T13">Length</text:span>);</text:p>
      <text:p text:style-name="P44"><text:span text:style-name="T2">string</text:span> <text:span text:style-name="T13">fmt</text:span> = <text:span text:style-name="T2">new</text:span> <text:span text:style-name="T8">String</text:span>(<text:span text:style-name="T18">'0'</text:span>, <text:span text:style-name="T13">digits</text:span>);</text:p>
      <text:p text:style-name="P61"/>
      <text:p text:style-name="P53">// <text:span text:style-name="T54">kódy musí mít stejnou délku tedy</text:span> 000# form<text:span text:style-name="T54">á</text:span>t</text:p>
      <text:p text:style-name="P44"><text:span text:style-name="T2">int</text:span> <text:span text:style-name="T13">upto</text:span> = <text:span text:style-name="T11">IntPow</text:span>(<text:span text:style-name="T17">10</text:span>, <text:span text:style-name="T13">digits</text:span>);</text:p>
      <text:p text:style-name="P61"/>
      <text:p text:style-name="P53">// <text:span text:style-name="T55">Vytváření kódů, aby byly náhodné jsou až po vyšší hranici nejen po velikost textu</text:span></text:p>
      <text:p text:style-name="P44"><text:span text:style-name="T15">for</text:span>(<text:span text:style-name="T2">int</text:span> <text:span text:style-name="T13">i</text:span> = <text:span text:style-name="T17">0</text:span>; <text:span text:style-name="T13">i</text:span> &lt; <text:span text:style-name="T13">upto</text:span>; <text:span text:style-name="T13">i</text:span>++){</text:p>
      <text:p text:style-name="P44"><text:span text:style-name="T13">code</text:span>.<text:span text:style-name="T11">Add</text:span>(<text:span text:style-name="T13">i</text:span>.<text:span text:style-name="T11">ToString</text:span>(<text:span text:style-name="T13">fmt</text:span>));</text:p>
      <text:p text:style-name="P44">}</text:p>
      <text:p text:style-name="P53">// <text:s/><text:span text:style-name="T55">Připravování klíče</text:span></text:p>
      <text:p text:style-name="P44"><text:span text:style-name="T8">Dictionary</text:span>&lt;<text:span text:style-name="T2">char</text:span>,<text:span text:style-name="T2">string</text:span>[]&gt; <text:span text:style-name="T13">key</text:span> = <text:span text:style-name="T2">new</text:span> <text:span text:style-name="T8">Dictionary</text:span>&lt;<text:span text:style-name="T2">char</text:span>,<text:span text:style-name="T2">string</text:span>[]&gt;();</text:p>
      <text:p text:style-name="P61"/>
      <text:p text:style-name="P53">// <text:span text:style-name="T55">Náhodné vybíraní z kódů za znak</text:span></text:p>
      <text:p text:style-name="P44"><text:span text:style-name="T8">Random</text:span> <text:span text:style-name="T13">rnd</text:span> = <text:span text:style-name="T2">new</text:span> <text:span text:style-name="T8">Random</text:span>();</text:p>
      <text:p text:style-name="P44"><text:span text:style-name="T15">foreach</text:span>(<text:span text:style-name="T2">var</text:span> <text:span text:style-name="T13">pair</text:span> <text:span text:style-name="T15">in</text:span> <text:span text:style-name="T13">frequency</text:span>)</text:p>
      <text:p text:style-name="P44">{</text:p>
      <text:p text:style-name="P53">// <text:span text:style-name="T55">Vytváření pole kódů za znak</text:span></text:p>
      <text:p text:style-name="P44"><text:span text:style-name="T2">string</text:span>[] <text:span text:style-name="T13">c_values</text:span> = <text:span text:style-name="T2">new</text:span> <text:span text:style-name="T2">string</text:span>[<text:span text:style-name="T13">pair</text:span>.<text:span text:style-name="T13">Value</text:span>];</text:p>
      <text:p text:style-name="P44"><text:span text:style-name="T15">for</text:span>(<text:span text:style-name="T2">int</text:span> <text:span text:style-name="T13">i</text:span> = <text:span text:style-name="T17">0</text:span>; <text:span text:style-name="T13">i</text:span> &lt; <text:span text:style-name="T13">pair</text:span>.<text:span text:style-name="T13">Value</text:span>; <text:span text:style-name="T13">i</text:span>++){</text:p>
      <text:p text:style-name="P44"><text:span text:style-name="T2">int</text:span> <text:span text:style-name="T13">rand</text:span> = <text:span text:style-name="T13">rnd</text:span>.<text:span text:style-name="T11">Next</text:span>(<text:span text:style-name="T17">0</text:span>, <text:span text:style-name="T13">code</text:span>.<text:span text:style-name="T11">Count</text:span>());</text:p>
      <text:p text:style-name="P44"><text:span text:style-name="T13">c_values</text:span>[<text:span text:style-name="T13">i</text:span>] = <text:span text:style-name="T13">code</text:span>[<text:span text:style-name="T13">rand</text:span>];</text:p>
      <text:p text:style-name="P53">// <text:span text:style-name="T55">Odebrání z listu, aby se hodnoty neopakovaly</text:span></text:p>
      <text:p text:style-name="P44"><text:span text:style-name="T13">code</text:span>.<text:span text:style-name="T11">RemoveAt</text:span>(<text:span text:style-name="T13">rand</text:span>);</text:p>
      <text:p text:style-name="P44">}</text:p>
      <text:p text:style-name="P53">//<text:span text:style-name="T55">Přidání do klíče</text:span></text:p>
      <text:p text:style-name="P44"><text:span text:style-name="T13">key</text:span>.<text:span text:style-name="T11">Add</text:span>(<text:span text:style-name="T13">pair</text:span>.<text:span text:style-name="T13">Key</text:span>,<text:span text:style-name="T13">c_values</text:span>);</text:p>
      <text:p text:style-name="P44">}</text:p>
      <text:p text:style-name="P44"><text:span text:style-name="T15">return</text:span> <text:span text:style-name="T13">key</text:span>;</text:p>
      <text:p text:style-name="P44">}</text:p>
      <text:p text:style-name="P55">// <text:span text:style-name="T54">Mocnina pro integer</text:span></text:p>
      <text:p text:style-name="P44"><text:span text:style-name="T2">static</text:span> <text:span text:style-name="T2">int</text:span> <text:span text:style-name="T11">IntPow</text:span>(<text:span text:style-name="T2">int</text:span> <text:span text:style-name="T13">x</text:span>, <text:span text:style-name="T2">int</text:span> <text:span text:style-name="T13">pow</text:span>)</text:p>
      <text:p text:style-name="P44">{</text:p>
      <text:p text:style-name="P44"><text:span text:style-name="T2">int</text:span> <text:span text:style-name="T13">ret</text:span> = <text:span text:style-name="T17">1</text:span>;</text:p>
      <text:p text:style-name="P44"><text:span text:style-name="T15">while</text:span> ( <text:span text:style-name="T13">pow</text:span> != <text:span text:style-name="T17">0</text:span> )</text:p>
      <text:p text:style-name="P44">{</text:p>
      <text:p text:style-name="P44"><text:span text:style-name="T15">if</text:span> ( (<text:span text:style-name="T13">pow</text:span> &amp; <text:span text:style-name="T17">1</text:span>) == <text:span text:style-name="T17">1</text:span> )</text:p>
      <text:p text:style-name="P44"><text:span text:style-name="T13">ret</text:span> = <text:span text:style-name="T13">ret</text:span> * <text:span text:style-name="T13">x</text:span>;</text:p>
      <text:p text:style-name="P44"><text:span text:style-name="T13">x</text:span> = <text:span text:style-name="T13">x</text:span> * <text:span text:style-name="T13">x</text:span>;</text:p>
      <text:p text:style-name="P44"><text:soft-page-break/><text:span text:style-name="T13">pow</text:span> &gt;&gt;= <text:span text:style-name="T17">1</text:span>;</text:p>
      <text:p text:style-name="P44">}</text:p>
      <text:p text:style-name="P44"><text:span text:style-name="T15">return</text:span> <text:span text:style-name="T13">ret</text:span>;</text:p>
      <text:p text:style-name="P44">}</text:p>
      <text:p text:style-name="P55">// <text:span text:style-name="T54">Spočítá počet míst v čísle</text:span></text:p>
      <text:p text:style-name="P44"><text:span text:style-name="T2">static</text:span> <text:span text:style-name="T2">int</text:span> <text:span text:style-name="T11">countDigit</text:span>(<text:span text:style-name="T2">int</text:span> <text:span text:style-name="T13">n</text:span>)</text:p>
      <text:p text:style-name="P44">{</text:p>
      <text:p text:style-name="P44"><text:span text:style-name="T2">int</text:span> <text:span text:style-name="T13">count</text:span> = <text:span text:style-name="T17">0</text:span>;</text:p>
      <text:p text:style-name="P44"><text:span text:style-name="T15">while</text:span> (<text:span text:style-name="T13">n</text:span> != <text:span text:style-name="T17">0</text:span>) {</text:p>
      <text:p text:style-name="P44"><text:span text:style-name="T13">n</text:span> = <text:span text:style-name="T13">n</text:span> / <text:span text:style-name="T17">10</text:span>;</text:p>
      <text:p text:style-name="P44">++<text:span text:style-name="T13">count</text:span>;</text:p>
      <text:p text:style-name="P44">}</text:p>
      <text:p text:style-name="P44"><text:span text:style-name="T15">return</text:span> <text:span text:style-name="T13">count</text:span>;</text:p>
      <text:p text:style-name="P44">}</text:p>
      <text:p text:style-name="P55">// <text:span text:style-name="T54">Uloží všechny písmena a jejich frekvence</text:span></text:p>
      <text:p text:style-name="P44"><text:span text:style-name="T2">static</text:span> <text:span text:style-name="T8">Dictionary</text:span>&lt;<text:span text:style-name="T2">char</text:span>,<text:span text:style-name="T2">int</text:span>&gt; <text:span text:style-name="T11">prCharWithFreq</text:span>(<text:span text:style-name="T2">string</text:span> <text:span text:style-name="T13">s</text:span>)</text:p>
      <text:p text:style-name="P44">{</text:p>
      <text:p text:style-name="P44"><text:span text:style-name="T8">Dictionary</text:span>&lt;<text:span text:style-name="T2">char</text:span>,<text:span text:style-name="T2">int</text:span>&gt; <text:span text:style-name="T13">d</text:span> = <text:span text:style-name="T2">new</text:span> <text:span text:style-name="T8">Dictionary</text:span>&lt;<text:span text:style-name="T2">char</text:span>,<text:span text:style-name="T2">int</text:span>&gt;();</text:p>
      <text:p text:style-name="P44"><text:span text:style-name="T15">foreach</text:span>(<text:span text:style-name="T2">char</text:span> <text:span text:style-name="T13">i</text:span> <text:span text:style-name="T15">in</text:span> <text:span text:style-name="T13">s</text:span>)</text:p>
      <text:p text:style-name="P44">{</text:p>
      <text:p text:style-name="P44"><text:span text:style-name="T15">if</text:span>(<text:span text:style-name="T13">d</text:span>.<text:span text:style-name="T11">ContainsKey</text:span>(<text:span text:style-name="T13">i</text:span>))</text:p>
      <text:p text:style-name="P44">{</text:p>
      <text:p text:style-name="P44"><text:span text:style-name="T13">d</text:span>[<text:span text:style-name="T13">i</text:span>]++;</text:p>
      <text:p text:style-name="P44">}</text:p>
      <text:p text:style-name="P64">else</text:p>
      <text:p text:style-name="P44">{</text:p>
      <text:p text:style-name="P44"><text:span text:style-name="T13">d</text:span>[<text:span text:style-name="T13">i</text:span>]=<text:span text:style-name="T17">1</text:span>; </text:p>
      <text:p text:style-name="P44">}</text:p>
      <text:p text:style-name="P44">}</text:p>
      <text:p text:style-name="P44"><text:span text:style-name="T15">return</text:span> <text:span text:style-name="T13">d</text:span>;</text:p>
      <text:p text:style-name="P44">}</text:p>
      <text:p text:style-name="P53">// <text:span text:style-name="T54">odebrání speciálních charakterů, zanechá jen písmena</text:span></text:p>
      <text:p text:style-name="P44"><text:span text:style-name="T2">public</text:span> <text:span text:style-name="T2">static</text:span> <text:span text:style-name="T2">string</text:span> <text:span text:style-name="T11">RemoveSpecialCharacters</text:span>(<text:span text:style-name="T2">string</text:span> <text:span text:style-name="T13">str</text:span>) {</text:p>
      <text:p text:style-name="P44"><text:span text:style-name="T8">StringBuilder</text:span> <text:span text:style-name="T13">sb</text:span> = <text:span text:style-name="T2">new</text:span> <text:span text:style-name="T8">StringBuilder</text:span>();</text:p>
      <text:p text:style-name="P44"><text:span text:style-name="T15">foreach</text:span> (<text:span text:style-name="T2">char</text:span> <text:span text:style-name="T13">c</text:span> <text:span text:style-name="T15">in</text:span> <text:span text:style-name="T13">str</text:span>) {</text:p>
      <text:p text:style-name="P44"><text:span text:style-name="T15">if</text:span> ((<text:span text:style-name="T13">c</text:span> &gt;= <text:span text:style-name="T18">'a'</text:span> &amp;&amp; <text:span text:style-name="T13">c</text:span> &lt;= <text:span text:style-name="T18">'z'</text:span>)) {</text:p>
      <text:p text:style-name="P44"><text:span text:style-name="T13">sb</text:span>.<text:span text:style-name="T11">Append</text:span>(<text:span text:style-name="T13">c</text:span>);</text:p>
      <text:p text:style-name="P44">}</text:p>
      <text:p text:style-name="P44">}</text:p>
      <text:p text:style-name="P44"><text:span text:style-name="T15">return</text:span> <text:span text:style-name="T13">sb</text:span>.<text:span text:style-name="T11">ToString</text:span>();</text:p>
      <text:p text:style-name="P44">}<text:bookmark text:name="_Toc130446963"/></text:p>
      <text:h text:style-name="P65" text:outline-level="1"><text:bookmark-start text:name="__RefHeading___Toc6187_320591812"/>Závěr<text:bookmark-end text:name="__RefHeading___Toc6187_320591812"/></text:h>
      <text:p text:style-name="P76"/>
      <text:p text:style-name="P76"><text:tab/><text:span text:style-name="T132">Výstupem práce je aplikace, </text:span><text:span text:style-name="T139">která generuje animace na základě zadaného vstupu</text:span><text:span text:style-name="T132">, </text:span><text:span text:style-name="T139">což</text:span><text:span text:style-name="T132"> umožňuje uživateli (studentovi) </text:span><text:span text:style-name="T139">prohloubit chápání daného problému</text:span><text:span text:style-name="T132">.</text:span> Aplikaci je možno dále rozšiřovat o další.</text:p>
      <text:p text:style-name="P77">Po důkladném průzkumu problematiky a návrhu implementace jsem vytvořil konkrétní řešení.</text:p>
      <text:p text:style-name="P112"/>
      <text:h text:style-name="P84" text:outline-level="1"><text:bookmark-start text:name="__RefHeading___Toc3772_2436247511"/>CITACE<text:bookmark-end text:name="__RefHeading___Toc3772_2436247511"/></text:h>
      <text:p text:style-name="P16"/>
      <text:p text:style-name="P124"><text:span text:style-name="T21">[1]<text:tab/></text:span><text:span text:style-name="T84">Vulkan Guide</text:span> [online]. [cit. 2023-03-16]. Dostupné z: <text:a xlink:type="simple" xlink:href="https://vulkan-tutorial.com/" text:style-name="Internet_20_link" text:visited-style-name="Visited_20_Internet_20_Link">https://vulkan-tutorial.com</text:a></text:p>
      <text:p text:style-name="P83"><text:span text:style-name="T21">[2]<text:tab/></text:span><text:span text:style-name="T84">What is Vulkan</text:span> [online]. [cit. 2023-03-16]. Dostupné z: <text:a xlink:type="simple" xlink:href="https://developer.nvidia.com/vulkan" text:style-name="Internet_20_link" text:visited-style-name="Visited_20_Internet_20_Link">https://developer.nvidia.com/vulkan</text:a></text:p>
      <text:p text:style-name="P122"><text:span text:style-name="T21">[3]<text:tab/></text:span><text:span text:style-name="T85">Vulkan [online]. [cit. 2023-03-15]. Dostupné z: </text:span><text:a xlink:type="simple" xlink:href="https://cs.wikipedia.org/wiki/Vulkan" text:style-name="Internet_20_link" text:visited-style-name="Visited_20_Internet_20_Link"><text:span text:style-name="T85">https://cs.wikipedia.org/wiki/Vulkan</text:span></text:a></text:p>
      <text:p text:style-name="P122"><text:span text:style-name="T21">[4]<text:tab/></text:span><text:span text:style-name="T85">Python Tutorial [online]. [cit. 2023-03-16]. Dostupné z: </text:span><text:a xlink:type="simple" xlink:href="https://docs.python.org/3/tutorial/" text:style-name="Internet_20_link" text:visited-style-name="Visited_20_Internet_20_Link"><text:span text:style-name="T85">https://docs.python.org/3/tutorial/</text:span></text:a></text:p>
      <text:p text:style-name="P122"><text:span text:style-name="T21">[5]<text:tab/></text:span><text:span text:style-name="T84">What is Python</text:span> [online]. [cit. 2023-03-16]. Dostupné z: <text:a xlink:type="simple" xlink:href="https://www.python.org/doc/essays/blurb/" text:style-name="Internet_20_link" text:visited-style-name="Visited_20_Internet_20_Link">https://www.python.org/doc/essays/blurb/</text:a></text:p>
      <text:p text:style-name="P110"><text:span text:style-name="T21">[6]<text:tab/></text:span><text:span text:style-name="T84">Why Python</text:span> [online]. [cit. 2023-03-16]. Dostupné z: <text:a xlink:type="simple" xlink:href="https://www.coursera.org/articles/what-is-python-used-for-a-beginners-guide-to-using-python" text:style-name="Internet_20_link" text:visited-style-name="Visited_20_Internet_20_Link">https://www.coursera.org/articles/what-is-python-used-for-a-beginners-guide-to-using-python</text:a></text:p>
      <text:p text:style-name="P110"><text:span text:style-name="T21">[7]<text:tab/></text:span><text:span text:style-name="T84">Tkinter</text:span> [online]. [cit. 2023-03-16]. Dostupné z: <text:a xlink:type="simple" xlink:href="https://cs.wikipedia.org/wiki/Tkinter" text:style-name="Internet_20_link" text:visited-style-name="Visited_20_Internet_20_Link">https://cs.wikipedia.org/wiki/Tkinter</text:a></text:p>
      <text:p text:style-name="P110"><text:span text:style-name="T21">[8]<text:tab/></text:span><text:span text:style-name="T86">Tkinter </text:span><text:span text:style-name="T84">Python interface to Tcl/Tk</text:span> [online]. [cit. 2023-03-16]. Dostupné z: <text:a xlink:type="simple" xlink:href="https://docs.python.org/3/library/tkinter.html" text:style-name="Internet_20_link" text:visited-style-name="Visited_20_Internet_20_Link">https://docs.python.org/3/library/tkinter.html</text:a></text:p>
      <text:p text:style-name="P110"><text:span text:style-name="T21">[9]<text:tab/></text:span><text:span text:style-name="T84">Turtle graphics</text:span> [online]. [cit. 2023-03-16]. Dostupné z: <text:a xlink:type="simple" xlink:href="https://docs.python.org/3/library/turtle.html" text:style-name="Internet_20_link" text:visited-style-name="Visited_20_Internet_20_Link">https://docs.python.org/3/library/turtle.html</text:a></text:p>
      <text:p text:style-name="P110"><text:span text:style-name="T21">[10]<text:tab/></text:span><text:span text:style-name="T84">The Beginner's Guide to Python Turtle</text:span> [online]. [cit. 2023-03-16]. Dostupné z: <text:a xlink:type="simple" xlink:href="https://realpython.com/beginners-guide-python-turtle/" text:style-name="Internet_20_link" text:visited-style-name="Visited_20_Internet_20_Link">https://realpython.com/beginners-guide-python-turtle/</text:a></text:p>
      <text:p text:style-name="P110"><text:span text:style-name="T21">[11]<text:tab/></text:span><text:span text:style-name="T84">Why Rust</text:span> [online]. [cit. 2023-03-16]. Dostupné z: <text:a xlink:type="simple" xlink:href="https://www.rust-lang.org/" text:style-name="Internet_20_link" text:visited-style-name="Visited_20_Internet_20_Link">https://www.rust-lang.org/</text:a></text:p>
      <text:p text:style-name="P110"><text:span text:style-name="T21">[12]<text:tab/></text:span><text:span text:style-name="T84">How Rust went from a side project to the world’s most-loved programming language</text:span> [online]. [cit. 2023-03-16]. Dostupné z: <text:a xlink:type="simple" xlink:href="https://www.technologyreview.com/2023/02/14/1067869/rust-worlds-fastest-growing-programming-language/" text:style-name="Internet_20_link" text:visited-style-name="Visited_20_Internet_20_Link">https://www.technologyreview.com/2023/02/14/1067869/rust-worlds-fastest-growing-programming-language/</text:a></text:p>
      <text:p text:style-name="P109"><text:span text:style-name="T21">[1</text:span><text:span text:style-name="T22">3</text:span><text:span text:style-name="T21">]<text:tab/></text:span><text:span text:style-name="T84">A cross-platform GUI library for Rust, inspired by Elm</text:span> [online]. [cit. 2023-03-16]. Dostupné z: <text:a xlink:type="simple" xlink:href="https://github.com/iced-rs/iced" text:style-name="Internet_20_link" text:visited-style-name="Visited_20_Internet_20_Link">https://github.com/iced-rs/iced</text:a></text:p>
      <text:p text:style-name="P108"><text:span text:style-name="T21">[</text:span><text:span text:style-name="T23">14</text:span><text:span text:style-name="T21">]<text:tab/></text:span><text:span text:style-name="T84">Introduction to iced</text:span> [online]. [cit. 2023-03-16]. Dostupné z: <text:a xlink:type="simple" xlink:href="https://book.iced.rs/" text:style-name="Internet_20_link" text:visited-style-name="Visited_20_Internet_20_Link">https://book.iced.rs/</text:a></text:p>
      <text:p text:style-name="P107"><text:span text:style-name="T21">[1</text:span><text:span text:style-name="T24">5</text:span><text:span text:style-name="T21">]<text:tab/></text:span><text:span text:style-name="T84">About egui</text:span> [online]. [cit. 2023-03-16]. Dostupné z: <text:a xlink:type="simple" xlink:href="https://www.egui.rs/" text:style-name="Internet_20_link" text:visited-style-name="Visited_20_Internet_20_Link">https://www.egui.rs/</text:a></text:p>
      <text:p text:style-name="P106"><text:span text:style-name="T21">[1</text:span><text:span text:style-name="T25">6</text:span><text:span text:style-name="T21">]<text:tab/></text:span><text:span text:style-name="T84">The state of Rust GUI libraries</text:span> [online]. [cit. 2023-03-16]. Dostupné z: <text:a xlink:type="simple" xlink:href="https://blog.logrocket.com/state-of-rust-gui-libraries/" text:style-name="Internet_20_link" text:visited-style-name="Visited_20_Internet_20_Link">https://blog.logrocket.com/state-of-rust-gui-libraries/</text:a></text:p>
      <text:p text:style-name="P105"><text:span text:style-name="T21">[1</text:span><text:span text:style-name="T26">7</text:span><text:span text:style-name="T21">]<text:tab/></text:span><text:span text:style-name="T84">Flutter (software)</text:span> [online]. [cit. 2023-03-16]. Dostupné z: <text:a xlink:type="simple" xlink:href="https://en.wikipedia.org/wiki/Flutter_(software)" text:style-name="Internet_20_link" text:visited-style-name="Visited_20_Internet_20_Link">https://en.wikipedia.org/wiki/Flutter_(software)</text:a></text:p>
      <text:p text:style-name="P104"><text:span text:style-name="T21">[</text:span><text:span text:style-name="T27">18</text:span><text:span text:style-name="T21">]<text:tab/></text:span><text:span text:style-name="T84">Why Flutter is the most popular cross-platform mobile SDK</text:span> [online]. [cit. 2023-03-16]. Dostupné z: <text:a xlink:type="simple" xlink:href="https://stackoverflow.blog/2022/02/21/why-flutter-is-the-most-popular-cross-platform-mobile-sdk/" text:style-name="Internet_20_link" text:visited-style-name="Visited_20_Internet_20_Link">https://stackoverflow.blog/2022/02/21/why-flutter-is-the-most-popular-cross-<text:soft-page-break/>platform-mobile-sdk/</text:a></text:p>
      <text:p text:style-name="P103"><text:span text:style-name="T21">[1</text:span><text:span text:style-name="T28">9</text:span><text:span text:style-name="T21">]<text:tab/></text:span><text:span text:style-name="T84">Introduction to SolidJS</text:span> [online]. [cit. 2023-03-16]. Dostupné z: <text:a xlink:type="simple" xlink:href="https://www.loginradius.com/blog/engineering/guest-post/introduction-to-solidjs/" text:style-name="Internet_20_link" text:visited-style-name="Visited_20_Internet_20_Link">https://www.loginradius.com/blog/engineering/guest-post/introduction-to-solidjs/</text:a></text:p>
      <text:p text:style-name="P102"><text:span text:style-name="T21">[</text:span><text:span text:style-name="T29">20</text:span><text:span text:style-name="T21">]<text:tab/></text:span><text:span text:style-name="T84">React (webový framework)</text:span> [online]. [cit. 2023-03-16]. Dostupné z: <text:a xlink:type="simple" xlink:href="https://cs.wikipedia.org/wiki/React_(webový_framework)" text:style-name="Internet_20_link" text:visited-style-name="Visited_20_Internet_20_Link">https://cs.wikipedia.org/wiki/React_(webov%C3%BD_framework)</text:a></text:p>
      <text:p text:style-name="P121"><text:span text:style-name="T21">[</text:span><text:span text:style-name="T30">21</text:span><text:span text:style-name="T21">]<text:tab/></text:span><text:span text:style-name="T85">SolidJS vs. React: The Go-to Guide</text:span> [online]. [cit. 2023-03-0<text:span text:style-name="T87">3</text:span>]. Dostupné z: <text:a xlink:type="simple" xlink:href="https://www.toptal.com/react/solidjs-vs-react" text:style-name="Internet_20_link" text:visited-style-name="Visited_20_Internet_20_Link">https://www.toptal.com/react/solidjs-vs-react</text:a></text:p>
      <text:p text:style-name="P120"><text:span text:style-name="T21">[</text:span><text:span text:style-name="T31">22</text:span><text:span text:style-name="T21">]<text:tab/></text:span><text:span text:style-name="T85">Caesarova šifra – Wikipedie</text:span> [online]. <text:s/>[cit. 2023-03-0<text:span text:style-name="T87">3</text:span>]. Dostupné z: <text:a xlink:type="simple" xlink:href="https://cs.wikipedia.org/wiki/Caesarova_šifra" text:style-name="Internet_20_link" text:visited-style-name="Visited_20_Internet_20_Link">https://cs.wikipedia.org/wiki/Caesarova_%C5%A1ifra</text:a></text:p>
      <text:p text:style-name="P119"><text:span text:style-name="T21">[</text:span><text:span text:style-name="T32">23</text:span><text:span text:style-name="T21">]<text:tab/></text:span><text:span text:style-name="T84">Caesar Cipher in Cryptography</text:span> [online]. [cit. 2023-03-06]. Dostupné z: </text:p>
      <text:p text:style-name="P125"><text:a xlink:type="simple" xlink:href="https://www.geeksforgeeks.org/caesar-cipher-in-cryptography/" text:style-name="Internet_20_link" text:visited-style-name="Visited_20_Internet_20_Link"><text:span text:style-name="T80">https://www.geeksforgeeks.org/caesar-cipher-in-cryptography/</text:span></text:a></text:p>
      <text:p text:style-name="P118"><text:span text:style-name="T21">[</text:span><text:span text:style-name="T33">24</text:span><text:span text:style-name="T21">]<text:tab/></text:span><text:span text:style-name="T85">Playfairova šifra – Wikipedie</text:span> [online]. [cit. 2023-03-0<text:span text:style-name="T87">3</text:span>]. Dostupné z: <text:a xlink:type="simple" xlink:href="https://cs.wikipedia.org/wiki/Playfairova_šifra" text:style-name="Internet_20_link" text:visited-style-name="Visited_20_Internet_20_Link">https://cs.wikipedia.org/wiki/Playfairova_%C5%A1ifra</text:a></text:p>
      <text:p text:style-name="P101"><text:span text:style-name="T21">[</text:span><text:span text:style-name="T34">25</text:span><text:span text:style-name="T21">]<text:tab/></text:span><text:span text:style-name="T84">Playfair Cipher with Examples</text:span> [online]. [cit. 2023-03-06]. Dostupné z: </text:p>
      <text:p text:style-name="P111"><text:a xlink:type="simple" xlink:href="https://www.geeksforgeeks.org/playfair-cipher-with-examples/" text:style-name="Internet_20_link" text:visited-style-name="Visited_20_Internet_20_Link"><text:span text:style-name="T80">https://www.geeksforgeeks.org/playfair-cipher-with-examples/</text:span></text:a></text:p>
      <text:p text:style-name="P117"><text:span text:style-name="T21">[</text:span><text:span text:style-name="T35">26</text:span><text:span text:style-name="T21">]<text:tab/></text:span><text:span text:style-name="T85">Homofonní šifra – Wikipedie</text:span> [online]. [cit. 2023-03-0<text:span text:style-name="T87">3</text:span>]. Dostupné z: <text:a xlink:type="simple" xlink:href="https://cs.wikipedia.org/wiki/Homofonní_šifra" text:style-name="Internet_20_link" text:visited-style-name="Visited_20_Internet_20_Link">https://cs.wikipedia.org/wiki/Homofonn%C3%AD_%C5%A1ifra</text:a></text:p>
      <text:p text:style-name="P116"><text:span text:style-name="T21">[</text:span><text:span text:style-name="T36">27</text:span><text:span text:style-name="T21">]<text:tab/></text:span><text:span text:style-name="T84">Homofonní šifra</text:span> [online]. [cit. 2023-03-06]. Dostupné z: <text:a xlink:type="simple" xlink:href="https://czwiki.cz/Lexikon/Homofonní_šifra" text:style-name="Internet_20_link" text:visited-style-name="Visited_20_Internet_20_Link">https://czwiki.cz/Lexikon/Homofonn%C3%AD_%C5%A1ifra</text:a></text:p>
      <text:p text:style-name="P82"><text:span text:style-name="T21">[</text:span><text:span text:style-name="T37">28</text:span><text:span text:style-name="T21">]<text:tab/></text:span><text:span text:style-name="T85">Frekvenční analýza – Wikipedie</text:span> [online]. [cit. 2023-03-0<text:span text:style-name="T87">3</text:span>]. Dostupné z: <text:a xlink:type="simple" xlink:href="https://cs.wikipedia.org/wiki/Frekvenční_analýza" text:style-name="Internet_20_link" text:visited-style-name="Visited_20_Internet_20_Link">https://cs.wikipedia.org/wiki/Frekven%C4%8Dn%C3%AD_anal%C3%BDza</text:a></text:p>
      <text:p text:style-name="P81"><text:span text:style-name="T21">[</text:span><text:span text:style-name="T38">29</text:span><text:span text:style-name="T21">]<text:tab/></text:span><text:span text:style-name="T84">Frequency analysis with examples</text:span> [online]. [cit. 2023-03-06]. Dostupné z: <text:a xlink:type="simple" xlink:href="https://www.geeksforgeeks.org/program-to-perform-a-letter-frequency-attack-on-a-monoalphabetic-substitution-cipher/" text:style-name="Internet_20_link" text:visited-style-name="Visited_20_Internet_20_Link">https://www.geeksforgeeks.org/program-to-perform-a-letter-frequency-attack-on-a-monoalphabetic-substitution-cipher/</text:a></text:p>
      <text:p text:style-name="P80"><text:span text:style-name="T21">[</text:span><text:span text:style-name="T39">30</text:span><text:span text:style-name="T21">]<text:tab/></text:span><text:span text:style-name="T84">What is ASP.NET</text:span> [online]. [cit. 2023-03-06]. Dostupné z: <text:a xlink:type="simple" xlink:href="https://dotnet.microsoft.com/en-us/learn/aspnet/what-is-aspnet" text:style-name="Internet_20_link" text:visited-style-name="Visited_20_Internet_20_Link">https://dotnet.microsoft.com/en-us/learn/aspnet/what-is-aspnet</text:a></text:p>
      <text:p text:style-name="P100"><text:span text:style-name="T21">[</text:span><text:span text:style-name="T40">31</text:span><text:span text:style-name="T21">]<text:tab/></text:span><text:span text:style-name="T84">Node.js vs. ASP.NET - Which is a Better Option for Enterprise Application Development?</text:span> [online]. [cit. 2023-03-16]. Dostupné z: <text:a xlink:type="simple" xlink:href="https://www.turing.com/kb/node-js-vs-asp-net" text:style-name="Internet_20_link" text:visited-style-name="Visited_20_Internet_20_Link">https://www.turing.com/kb/node-js-vs-asp-net</text:a></text:p>
      <text:p text:style-name="P34"><text:bookmark text:name="WACViewPanel_ClipboardElement"/>Zadání maturitního projektu z informatických předmětů</text:p>
      <text:section text:style-name="Sect2" text:name="Section1">
        <text:p text:style-name="P33"><text:span text:style-name="T75">Jméno a příjmení:</text:span> <text:span text:style-name="T75">Ondřej Skutil</text:span></text:p>
        <text:p text:style-name="P33"><text:span text:style-name="T75">Pro školní rok:</text:span> <text:span text:style-name="T76">2022/2023</text:span></text:p>
        <text:p text:style-name="P33"><text:span text:style-name="T75">Třída:</text:span> <text:span text:style-name="T76">4.</text:span></text:p>
        <text:p text:style-name="P35"><text:span text:style-name="T78">Obor:</text:span><text:span text:style-name="T20"> </text:span><text:span text:style-name="T77">Informační technologie 18-20-M/01</text:span></text:p>
        <text:p text:style-name="P33"><text:span text:style-name="T75">Téma práce:</text:span> <text:span text:style-name="T75">Animace principů historických kryptografických algoritmů</text:span> </text:p>
        <text:p text:style-name="P35"><text:span text:style-name="T78">Vedoucí práce:</text:span><text:span text:style-name="T20"> </text:span><text:span text:style-name="T78">Mgr. Josef Horálek, Ph.D.</text:span><text:span text:style-name="T20"> </text:span></text:p>
        <text:p text:style-name="P36">Způsob zpracování, cíle práce, pokyny k obsahu a rozsahu práce:</text:p>
        <text:p text:style-name="P38">Cílem maturitního projektu je vytvořit sadu animací vysvětlujících historické kryptografické algoritmy. V teoretické části práce autor představí možnosti realizace animací v různých grafických nástrojích a na základě definovaných parametrů vybere jejich z popsaných nástrojů pro realizaci. V praktické části autor popíše vybrané historické kryptografické algoritmy a vytvoří ukázkové animace, sloužící pro objasnění dané problematiky. V rámci práce budou zpracovány tyto kryptografické algoritmy:</text:p>
        <text:p text:style-name="P35">• <text:span text:style-name="T78">Caesarova šifra</text:span></text:p>
        <text:p text:style-name="P35">• <text:span text:style-name="T78">Substituční šifry</text:span></text:p>
        <text:p text:style-name="P35">• <text:span text:style-name="T78">Playfairova šifra</text:span></text:p>
        <text:p text:style-name="P35">• <text:span text:style-name="T78">Homofonní šifrování</text:span></text:p>
        <text:p text:style-name="P36">Stručný časový harmonogram (s daty a konkretizovanými úkoly):</text:p>
        <text:p text:style-name="P39">09 – 10 Analýza možnosti realizace animací v různých grafických nástrojích a na základě definovaných parametrů</text:p>
        <text:p text:style-name="P39">11 – 12 Podrobný popis principů vybraných historických kryptografických algoritmů</text:p>
        <text:p text:style-name="P39">12 – 01 Návrh a ověření animací</text:p>
        <text:p text:style-name="P39">02 - 03 Dokončení praktických řešení</text:p>
        <text:p text:style-name="P39">03 Finalizace textového znění maturitního projektu</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DejaVu Sans" svg:font-family="'DejaVu Sans'" style:font-family-generic="swiss"/>
    <style:font-face style:name="FreeSerif" svg:font-family="FreeSerif"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Times" svg:font-family="Times" style:font-family-generic="roman"/>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2661in" style:type="center"/>
          <style:tab-stop style:position="6.531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661in" style:type="center"/>
          <style:tab-stop style:position="6.531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354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138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5.9417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Footer">
      <style:paragraph-properties fo:text-align="center" style:justify-single-word="false"/>
      <style:text-properties fo:color="#000000" loext:opacity="100%" officeooo:rsid="000b17f4" officeooo:paragraph-rsid="000b17f4" fo:background-color="transparent"/>
    </style:style>
    <style:page-layout style:name="Mpm1">
      <style:page-layout-properties fo:page-width="8.5in" fo:page-height="11in" style:num-format="1" style:print-orientation="portrait" fo:margin-top="1.1811in" fo:margin-bottom="1.1811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3-28T10:46:55.885576998</dc:date>
    <meta:editing-duration>PT16H45M23S</meta:editing-duration>
    <meta:editing-cycles>229</meta:editing-cycles>
    <meta:generator>LibreOffice/7.4.6.2$Linux_X86_64 LibreOffice_project/40$Build-2</meta:generator>
    <meta:document-statistic meta:table-count="2" meta:image-count="0" meta:object-count="0" meta:page-count="25" meta:paragraph-count="593" meta:word-count="3349" meta:character-count="23812" meta:non-whitespace-character-count="21015"/>
  </office:meta>
</office:document-meta>
</file>